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cm" fo:border="none" style:shadow="none" style:join-border="false"/>
    </style:style>
    <style:style style:name="P16" style:family="paragraph" style:parent-style-name="Text_20_body">
      <style:paragraph-properties fo:text-align="justify" style:justify-single-word="false" fo:padding="0cm" fo:border="none" style:shadow="none" style:join-border="false"/>
      <style:text-properties fo:background-color="#ffff00"/>
    </style:style>
    <style:style style:name="P17" style:family="paragraph" style:parent-style-name="Text_20_body">
      <style:paragraph-properties fo:text-align="center"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font-style="italic" style:font-style-asian="italic" style:font-style-complex="italic"/>
    </style:style>
    <style:style style:name="P3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center" style:justify-single-word="false" fo:padding="0cm" fo:border="none" style:shadow="none" style:join-border="false"/>
      <style:text-properties fo:language="ru" fo:country="RU" fo:background-color="transparent"/>
    </style:style>
    <style:style style:name="P33"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4" style:family="paragraph" style:parent-style-name="Text_20_body">
      <style:paragraph-properties fo:text-align="justify" style:justify-single-word="false" fo:padding="0cm" fo:border="none" style:shadow="none" style:join-border="false"/>
      <style:text-properties fo:language="ru" fo:country="RU" fo:background-color="#ffffff"/>
    </style:style>
    <style:style style:name="P35" style:family="paragraph" style:parent-style-name="Text_20_body">
      <style:paragraph-properties fo:text-align="justify" style:justify-single-word="false" fo:padding="0cm" fo:border="none" style:shadow="none" style:join-border="false"/>
      <style:text-properties fo:language="ru" fo:country="RU" fo:font-style="italic" fo:background-color="transparent" style:font-style-asian="italic" style:font-style-complex="italic"/>
    </style:style>
    <style:style style:name="P36" style:family="paragraph" style:parent-style-name="Text_20_body">
      <style:paragraph-properties fo:text-align="justify" style:justify-single-word="false" fo:padding="0cm" fo:border="none" style:shadow="none" style:join-border="false">
        <style:tab-stops>
          <style:tab-stop style:position="1.164cm"/>
        </style:tab-stops>
      </style:paragraph-properties>
      <style:text-properties fo:language="ru" fo:country="RU" fo:font-style="italic" fo:background-color="transparent" style:font-style-asian="italic" style:font-style-complex="italic"/>
    </style:style>
    <style:style style:name="P37" style:family="paragraph" style:parent-style-name="Text_20_body">
      <style:paragraph-properties fo:text-align="center" style:justify-single-word="false" fo:padding="0cm" fo:border="none" style:shadow="none" style:join-border="false"/>
      <style:text-properties fo:language="ru" fo:country="RU" fo:font-style="italic" fo:background-color="transparent" style:font-style-asian="italic" style:font-style-complex="italic"/>
    </style:style>
    <style:style style:name="P38" style:family="paragraph" style:parent-style-name="Text_20_body">
      <style:paragraph-properties fo:text-align="justify" style:justify-single-word="false" fo:padding="0cm" fo:border="none" style:shadow="none" style:join-border="false"/>
      <style:text-properties fo:language="ru" fo:country="RU" fo:font-style="italic" fo:background-color="#ffffff" style:font-style-asian="italic" style:font-style-complex="italic"/>
    </style:style>
    <style:style style:name="P39" style:family="paragraph" style:parent-style-name="Text_20_body">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40" style:family="paragraph" style:parent-style-name="Text_20_body">
      <style:paragraph-properties fo:text-align="justify" style:justify-single-word="false" fo:padding="0cm" fo:border="none" style:shadow="none" style:join-border="false"/>
      <style:text-properties fo:language="ru" fo:country="RU" fo:font-style="normal" fo:background-color="transparent" style:font-style-asian="normal" style:font-style-complex="normal"/>
    </style:style>
    <style:style style:name="P41" style:family="paragraph" style:parent-style-name="Text_20_body">
      <style:paragraph-properties fo:text-align="center" style:justify-single-word="false" fo:padding="0cm" fo:border="none" style:shadow="none" style:join-border="false"/>
      <style:text-properties fo:language="ru" fo:country="RU" fo:font-style="normal" fo:background-color="transparent" style:font-style-asian="normal" style:font-style-complex="normal"/>
    </style:style>
    <style:style style:name="P42" style:family="paragraph" style:parent-style-name="Text_20_body">
      <style:paragraph-properties fo:text-align="justify" style:justify-single-word="false" fo:padding="0cm" fo:border="none" style:shadow="none" style:join-border="false"/>
      <style:text-properties fo:language="ru" fo:country="RU" fo:font-style="normal" fo:background-color="#ffff00" style:font-style-asian="normal" style:font-style-complex="normal"/>
    </style:style>
    <style:style style:name="P43" style:family="paragraph" style:parent-style-name="Text_20_body">
      <style:paragraph-properties fo:text-align="justify" style:justify-single-word="false" fo:padding="0cm" fo:border="none" style:shadow="none" style:join-border="false"/>
      <style:text-properties fo:background-color="#00ccff"/>
    </style:style>
    <style:style style:name="P44" style:family="paragraph" style:parent-style-name="Text_20_body">
      <style:paragraph-properties fo:text-align="justify" style:justify-single-word="false" fo:padding="0cm" fo:border="none" style:shadow="none" style:join-border="false"/>
      <style:text-properties fo:background-color="#ffffff"/>
    </style:style>
    <style:style style:name="P45" style:family="paragraph" style:parent-style-name="Text_20_body">
      <style:paragraph-properties fo:text-align="justify" style:justify-single-word="false" fo:padding="0cm" fo:border="none" style:shadow="none" style:join-border="false"/>
      <style:text-properties fo:color="#0000ff"/>
    </style:style>
    <style:style style:name="P46" style:family="paragraph" style:parent-style-name="Text_20_body">
      <style:paragraph-properties fo:text-align="center" style:justify-single-word="false" fo:padding="0cm" fo:border="none" style:shadow="none" style:join-border="false"/>
      <style:text-properties fo:language="en" fo:country="US" fo:font-style="italic" fo:background-color="transparent" style:font-style-asian="italic" style:font-style-complex="italic"/>
    </style:style>
    <style:style style:name="P47" style:family="paragraph" style:parent-style-name="Text_20_body">
      <style:paragraph-properties fo:text-align="justify" style:justify-single-word="false" fo:padding="0cm" fo:border="none" style:shadow="none" style:join-border="false"/>
      <style:text-properties style:text-line-through-style="solid" fo:language="ru" fo:country="RU" fo:background-color="transparent"/>
    </style:style>
    <style:style style:name="P48"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P49" style:family="paragraph" style:parent-style-name="Standard">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50"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2"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5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Standard">
      <style:paragraph-properties loext:contextual-spacing="false" fo:margin-left="0cm" fo:margin-right="0cm" fo:margin-top="0cm" fo:margin-bottom="0.212cm" fo:text-align="justify" style:justify-single-word="false" fo:text-indent="0.499cm" style:auto-text-indent="false" fo:padding="0cm" fo:border="none" style:shadow="none" style:join-border="false"/>
      <style:text-properties fo:language="ru" fo:country="RU" fo:font-style="italic" fo:background-color="transparent" style:font-style-asian="italic" style:font-style-complex="italic"/>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9" style:family="paragraph" style:parent-style-name="Heading_20_2">
      <style:paragraph-properties fo:text-align="center" style:justify-single-word="false"/>
    </style:style>
    <style:style style:name="P60" style:family="paragraph" style:parent-style-name="Heading_20_2">
      <style:paragraph-properties fo:text-align="center" style:justify-single-word="false"/>
      <style:text-properties fo:language="ru" fo:country="RU"/>
    </style:style>
    <style:style style:name="P61"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font-style="normal" style:font-style-asian="normal" style:font-style-complex="normal"/>
    </style:style>
    <style:style style:name="T4" style:family="text">
      <style:text-properties fo:font-style="normal" fo:background-color="transparent" style:font-style-asian="normal" style:font-style-complex="normal" loext:char-shading-value="0"/>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background-color="#ffff00" loext:char-shading-value="0"/>
    </style:style>
    <style:style style:name="T12" style:family="text">
      <style:text-properties fo:background-color="#ffff00" loext:char-shading-value="0"/>
    </style:style>
    <style:style style:name="T13" style:family="text">
      <style:text-properties style:use-window-font-color="true" fo:background-color="transparent" loext:char-shading-value="0"/>
    </style:style>
    <style:style style:name="T14" style:family="text">
      <style:text-properties style:use-window-font-color="true" fo:language="ru" fo:country="RU"/>
    </style:style>
    <style:style style:name="T15" style:family="text">
      <style:text-properties style:use-window-font-color="true" fo:language="ru" fo:country="RU" fo:font-style="normal" fo:font-weight="normal" style:font-style-asian="normal" style:font-weight-asian="normal" style:font-style-complex="normal" style:font-weight-complex="normal"/>
    </style:style>
    <style:style style:name="T16" style:family="text">
      <style:text-properties style:use-window-font-color="true" fo:language="ru" fo:country="RU" fo:font-weight="normal" style:font-weight-asian="normal" style:font-weight-complex="normal"/>
    </style:style>
    <style:style style:name="T17" style:family="text">
      <style:text-properties style:use-window-font-color="true" fo:language="ru" fo:country="RU" fo:font-weight="normal" fo:background-color="#ffff00" style:font-weight-asian="normal" style:font-weight-complex="normal" loext:char-shading-value="0"/>
    </style:style>
    <style:style style:name="T18" style:family="text">
      <style:text-properties style:use-window-font-color="true" fo:language="uk" fo:country="UA"/>
    </style:style>
    <style:style style:name="T19" style:family="text">
      <style:text-properties style:use-window-font-color="true" fo:language="uk" fo:country="UA" fo:font-weight="normal" style:font-weight-asian="normal" style:font-weight-complex="normal"/>
    </style:style>
    <style:style style:name="T20" style:family="text">
      <style:text-properties style:use-window-font-color="true" fo:language="uk" fo:country="UA" fo:font-style="normal" fo:font-weight="normal" style:font-style-asian="normal" style:font-weight-asian="normal" style:font-style-complex="normal" style:font-weight-complex="normal"/>
    </style:style>
    <style:style style:name="T21" style:family="text">
      <style:text-properties style:use-window-font-color="true" fo:background-color="#ffff00" loext:char-shading-value="0"/>
    </style:style>
    <style:style style:name="T22" style:family="text">
      <style:text-properties style:use-window-font-color="true" fo:background-color="#ff00cc" loext:char-shading-value="0"/>
    </style:style>
    <style:style style:name="T23" style:family="text">
      <style:text-properties fo:font-weight="bold" style:font-weight-asian="bold" style:font-weight-complex="bold"/>
    </style:style>
    <style:style style:name="T24" style:family="text">
      <style:text-properties fo:background-color="#ffffff" loext:char-shading-value="0"/>
    </style:style>
    <style:style style:name="T25" style:family="text">
      <style:text-properties fo:language="ru" fo:country="RU"/>
    </style:style>
    <style:style style:name="T26" style:family="text">
      <style:text-properties fo:language="ru" fo:country="RU" fo:background-color="#ffff00" loext:char-shading-value="0"/>
    </style:style>
    <style:style style:name="T27" style:family="text">
      <style:text-properties fo:language="ru" fo:country="RU" fo:background-color="#ffff00" loext:char-shading-value="0"/>
    </style:style>
    <style:style style:name="T28" style:family="text">
      <style:text-properties fo:language="ru" fo:country="RU" fo:background-color="#ffff00" loext:char-shading-value="0"/>
    </style:style>
    <style:style style:name="T29" style:family="text">
      <style:text-properties fo:language="ru" fo:country="RU" fo:background-color="#ffff00" loext:char-shading-value="0"/>
    </style:style>
    <style:style style:name="T30" style:family="text">
      <style:text-properties fo:language="ru" fo:country="RU" fo:background-color="#ffff00" loext:char-shading-value="0"/>
    </style:style>
    <style:style style:name="T31" style:family="text">
      <style:text-properties fo:language="ru" fo:country="RU" fo:background-color="#ffff00" loext:char-shading-value="0"/>
    </style:style>
    <style:style style:name="T32" style:family="text">
      <style:text-properties fo:language="ru" fo:country="RU" fo:font-style="italic" fo:background-color="transparent" style:font-style-asian="italic" style:font-style-complex="italic" loext:char-shading-value="0"/>
    </style:style>
    <style:style style:name="T33" style:family="text">
      <style:text-properties fo:language="ru" fo:country="RU" fo:font-style="italic" fo:background-color="transparent" style:font-style-asian="italic" style:font-style-complex="italic" loext:char-shading-value="0"/>
    </style:style>
    <style:style style:name="T34" style:family="text">
      <style:text-properties fo:language="ru" fo:country="RU" fo:font-style="italic" fo:background-color="transparent" style:font-style-asian="italic" style:font-style-complex="italic" loext:char-shading-value="0"/>
    </style:style>
    <style:style style:name="T35" style:family="text">
      <style:text-properties fo:language="ru" fo:country="RU" fo:font-style="italic" fo:background-color="transparent" style:font-style-asian="italic" style:font-style-complex="italic" loext:char-shading-value="0"/>
    </style:style>
    <style:style style:name="T36" style:family="text">
      <style:text-properties fo:language="ru" fo:country="RU" fo:font-style="italic" fo:background-color="transparent" style:font-style-asian="italic" style:font-style-complex="italic" loext:char-shading-value="0"/>
    </style:style>
    <style:style style:name="T37" style:family="text">
      <style:text-properties fo:language="ru" fo:country="RU" fo:font-style="italic" fo:background-color="transparent" style:font-style-asian="italic" style:font-style-complex="italic" loext:char-shading-value="0"/>
    </style:style>
    <style:style style:name="T38" style:family="text">
      <style:text-properties fo:language="ru" fo:country="RU" fo:font-style="italic" fo:background-color="transparent" style:font-style-asian="italic" style:font-style-complex="italic" loext:char-shading-value="0"/>
    </style:style>
    <style:style style:name="T39" style:family="text">
      <style:text-properties fo:language="ru" fo:country="RU" fo:font-style="italic" fo:background-color="transparent" style:font-style-asian="italic" style:font-style-complex="italic" loext:char-shading-value="0"/>
    </style:style>
    <style:style style:name="T40" style:family="text">
      <style:text-properties fo:language="ru" fo:country="RU" fo:font-style="italic" fo:background-color="transparent" style:font-style-asian="italic" style:font-style-complex="italic" loext:char-shading-value="0"/>
    </style:style>
    <style:style style:name="T41" style:family="text">
      <style:text-properties fo:language="ru" fo:country="RU" fo:font-style="italic" fo:background-color="transparent" style:font-style-asian="italic" style:font-style-complex="italic" loext:char-shading-value="0"/>
    </style:style>
    <style:style style:name="T42" style:family="text">
      <style:text-properties fo:language="ru" fo:country="RU" fo:font-style="italic" fo:background-color="transparent" style:font-style-asian="italic" style:font-style-complex="italic" loext:char-shading-value="0"/>
    </style:style>
    <style:style style:name="T43" style:family="text">
      <style:text-properties fo:language="ru" fo:country="RU" fo:font-style="italic" fo:background-color="transparent" style:font-style-asian="italic" style:font-style-complex="italic" loext:char-shading-value="0"/>
    </style:style>
    <style:style style:name="T44" style:family="text">
      <style:text-properties fo:language="ru" fo:country="RU" fo:font-style="italic" fo:background-color="transparent" style:font-style-asian="italic" style:font-style-complex="italic" loext:char-shading-value="0"/>
    </style:style>
    <style:style style:name="T45" style:family="text">
      <style:text-properties fo:language="ru" fo:country="RU" fo:font-style="italic" fo:background-color="transparent" style:font-style-asian="italic" style:font-style-complex="italic" loext:char-shading-value="0"/>
    </style:style>
    <style:style style:name="T46" style:family="text">
      <style:text-properties fo:language="ru" fo:country="RU" fo:font-style="italic" fo:background-color="transparent" style:font-style-asian="italic" style:font-style-complex="italic" loext:char-shading-value="0"/>
    </style:style>
    <style:style style:name="T47" style:family="text">
      <style:text-properties fo:language="ru" fo:country="RU" fo:font-style="italic" fo:background-color="transparent" style:font-style-asian="italic" style:font-style-complex="italic" loext:char-shading-value="0"/>
    </style:style>
    <style:style style:name="T48" style:family="text">
      <style:text-properties fo:language="ru" fo:country="RU" fo:font-style="italic" fo:background-color="transparent" style:font-style-asian="italic" style:font-style-complex="italic" loext:char-shading-value="0"/>
    </style:style>
    <style:style style:name="T49" style:family="text">
      <style:text-properties fo:language="ru" fo:country="RU" fo:font-style="italic" fo:background-color="transparent" style:font-style-asian="italic" style:font-style-complex="italic" loext:char-shading-value="0"/>
    </style:style>
    <style:style style:name="T50" style:family="text">
      <style:text-properties fo:language="ru" fo:country="RU" fo:font-style="italic" fo:background-color="transparent" style:font-style-asian="italic" style:font-style-complex="italic" loext:char-shading-value="0"/>
    </style:style>
    <style:style style:name="T51" style:family="text">
      <style:text-properties fo:language="ru" fo:country="RU" fo:font-style="italic" fo:background-color="transparent" style:font-style-asian="italic" style:font-style-complex="italic" loext:char-shading-value="0"/>
    </style:style>
    <style:style style:name="T52" style:family="text">
      <style:text-properties fo:language="ru" fo:country="RU" fo:font-style="italic" fo:background-color="transparent" style:font-style-asian="italic" style:font-style-complex="italic" loext:char-shading-value="0"/>
    </style:style>
    <style:style style:name="T53" style:family="text">
      <style:text-properties fo:language="ru" fo:country="RU" fo:font-style="italic" fo:background-color="transparent" style:font-style-asian="italic" style:font-style-complex="italic" loext:char-shading-value="0"/>
    </style:style>
    <style:style style:name="T54" style:family="text">
      <style:text-properties fo:language="ru" fo:country="RU" fo:font-style="italic" fo:background-color="transparent" style:font-style-asian="italic" style:font-style-complex="italic" loext:char-shading-value="0"/>
    </style:style>
    <style:style style:name="T55" style:family="text">
      <style:text-properties fo:language="ru" fo:country="RU" fo:font-style="italic" fo:background-color="transparent" style:font-style-asian="italic" style:font-style-complex="italic" loext:char-shading-value="0"/>
    </style:style>
    <style:style style:name="T56" style:family="text">
      <style:text-properties fo:language="ru" fo:country="RU" fo:font-style="italic" fo:background-color="transparent" style:font-style-asian="italic" style:font-style-complex="italic" loext:char-shading-value="0"/>
    </style:style>
    <style:style style:name="T57" style:family="text">
      <style:text-properties fo:language="ru" fo:country="RU" fo:font-style="italic" fo:background-color="transparent" style:font-style-asian="italic" style:font-style-complex="italic" loext:char-shading-value="0"/>
    </style:style>
    <style:style style:name="T58" style:family="text">
      <style:text-properties fo:language="ru" fo:country="RU" fo:font-style="italic" fo:background-color="transparent" style:font-style-asian="italic" style:font-style-complex="italic" loext:char-shading-value="0"/>
    </style:style>
    <style:style style:name="T59" style:family="text">
      <style:text-properties fo:language="ru" fo:country="RU" fo:font-style="italic" fo:background-color="transparent" style:font-style-asian="italic" style:font-style-complex="italic" loext:char-shading-value="0"/>
    </style:style>
    <style:style style:name="T60" style:family="text">
      <style:text-properties fo:language="ru" fo:country="RU" fo:font-style="italic" fo:background-color="transparent" style:font-style-asian="italic" style:font-style-complex="italic" loext:char-shading-value="0"/>
    </style:style>
    <style:style style:name="T61" style:family="text">
      <style:text-properties fo:language="ru" fo:country="RU" fo:font-style="italic" fo:background-color="transparent" style:font-style-asian="italic" style:font-style-complex="italic" loext:char-shading-value="0"/>
    </style:style>
    <style:style style:name="T62" style:family="text">
      <style:text-properties fo:language="ru" fo:country="RU" fo:font-style="italic" fo:background-color="transparent" style:font-style-asian="italic" style:font-style-complex="italic" loext:char-shading-value="0"/>
    </style:style>
    <style:style style:name="T63" style:family="text">
      <style:text-properties fo:language="ru" fo:country="RU" fo:font-style="italic" fo:background-color="transparent" style:font-style-asian="italic" style:font-style-complex="italic" loext:char-shading-value="0"/>
    </style:style>
    <style:style style:name="T64" style:family="text">
      <style:text-properties fo:language="ru" fo:country="RU" fo:font-style="italic" fo:background-color="transparent" style:font-style-asian="italic" style:font-style-complex="italic" loext:char-shading-value="0"/>
    </style:style>
    <style:style style:name="T65" style:family="text">
      <style:text-properties fo:language="ru" fo:country="RU" fo:font-style="italic" fo:background-color="transparent" style:font-style-asian="italic" style:font-style-complex="italic" loext:char-shading-value="0"/>
    </style:style>
    <style:style style:name="T66" style:family="text">
      <style:text-properties fo:language="ru" fo:country="RU" fo:font-style="italic" fo:background-color="transparent" style:font-style-asian="italic" style:font-style-complex="italic" loext:char-shading-value="0"/>
    </style:style>
    <style:style style:name="T67" style:family="text">
      <style:text-properties fo:language="ru" fo:country="RU" fo:font-style="italic" fo:background-color="transparent" style:font-style-asian="italic" style:font-style-complex="italic" loext:char-shading-value="0"/>
    </style:style>
    <style:style style:name="T68" style:family="text">
      <style:text-properties fo:language="ru" fo:country="RU" fo:font-style="italic" fo:background-color="transparent" style:font-style-asian="italic" style:font-style-complex="italic" loext:char-shading-value="0"/>
    </style:style>
    <style:style style:name="T69" style:family="text">
      <style:text-properties fo:language="ru" fo:country="RU" fo:font-style="italic" fo:background-color="transparent" style:font-style-asian="italic" style:font-style-complex="italic" loext:char-shading-value="0"/>
    </style:style>
    <style:style style:name="T70" style:family="text">
      <style:text-properties fo:language="ru" fo:country="RU" fo:font-style="italic" fo:background-color="transparent" style:font-style-asian="italic" style:font-style-complex="italic" loext:char-shading-value="0"/>
    </style:style>
    <style:style style:name="T71" style:family="text">
      <style:text-properties fo:language="ru" fo:country="RU" fo:font-style="italic" fo:background-color="transparent" style:font-style-asian="italic" style:font-style-complex="italic" loext:char-shading-value="0"/>
    </style:style>
    <style:style style:name="T72" style:family="text">
      <style:text-properties fo:language="ru" fo:country="RU" fo:font-style="italic" fo:background-color="transparent" style:font-style-asian="italic" style:font-style-complex="italic" loext:char-shading-value="0"/>
    </style:style>
    <style:style style:name="T73" style:family="text">
      <style:text-properties fo:language="ru" fo:country="RU" fo:font-style="italic" fo:background-color="transparent" style:font-style-asian="italic" style:font-style-complex="italic" loext:char-shading-value="0"/>
    </style:style>
    <style:style style:name="T74" style:family="text">
      <style:text-properties fo:language="ru" fo:country="RU" fo:font-style="italic" fo:background-color="transparent" style:font-style-asian="italic" style:font-style-complex="italic" loext:char-shading-value="0"/>
    </style:style>
    <style:style style:name="T75" style:family="text">
      <style:text-properties fo:language="ru" fo:country="RU" fo:font-style="italic" fo:background-color="transparent" style:font-style-asian="italic" style:font-style-complex="italic" loext:char-shading-value="0"/>
    </style:style>
    <style:style style:name="T76" style:family="text">
      <style:text-properties fo:language="ru" fo:country="RU" fo:font-style="italic" fo:background-color="transparent" style:font-style-asian="italic" style:font-style-complex="italic" loext:char-shading-value="0"/>
    </style:style>
    <style:style style:name="T77" style:family="text">
      <style:text-properties fo:language="ru" fo:country="RU" fo:font-style="italic" fo:background-color="transparent" style:font-style-asian="italic" style:font-style-complex="italic" loext:char-shading-value="0"/>
    </style:style>
    <style:style style:name="T78" style:family="text">
      <style:text-properties fo:language="ru" fo:country="RU" fo:font-style="italic" fo:background-color="transparent" style:font-style-asian="italic" style:font-style-complex="italic" loext:char-shading-value="0"/>
    </style:style>
    <style:style style:name="T79" style:family="text">
      <style:text-properties fo:language="ru" fo:country="RU" fo:font-style="italic" fo:background-color="transparent" style:font-style-asian="italic" style:font-style-complex="italic" loext:char-shading-value="0"/>
    </style:style>
    <style:style style:name="T80" style:family="text">
      <style:text-properties fo:language="ru" fo:country="RU" fo:font-style="italic" fo:background-color="transparent" style:font-style-asian="italic" style:font-style-complex="italic" loext:char-shading-value="0"/>
    </style:style>
    <style:style style:name="T81" style:family="text">
      <style:text-properties fo:language="ru" fo:country="RU" fo:font-style="italic" fo:background-color="transparent" style:font-style-asian="italic" style:font-style-complex="italic" loext:char-shading-value="0"/>
    </style:style>
    <style:style style:name="T82" style:family="text">
      <style:text-properties fo:language="ru" fo:country="RU" fo:font-style="italic" fo:background-color="transparent" style:font-style-asian="italic" style:font-style-complex="italic" loext:char-shading-value="0"/>
    </style:style>
    <style:style style:name="T83" style:family="text">
      <style:text-properties fo:language="ru" fo:country="RU" fo:font-style="italic" fo:background-color="transparent" style:font-style-asian="italic" style:font-style-complex="italic" loext:char-shading-value="0"/>
    </style:style>
    <style:style style:name="T84" style:family="text">
      <style:text-properties fo:language="ru" fo:country="RU" fo:font-style="italic" fo:background-color="transparent" style:font-style-asian="italic" style:font-style-complex="italic" loext:char-shading-value="0"/>
    </style:style>
    <style:style style:name="T85" style:family="text">
      <style:text-properties fo:language="ru" fo:country="RU" fo:font-style="italic" fo:background-color="transparent" style:font-style-asian="italic" style:font-style-complex="italic" loext:char-shading-value="0"/>
    </style:style>
    <style:style style:name="T86" style:family="text">
      <style:text-properties fo:language="ru" fo:country="RU" fo:font-style="italic" fo:background-color="transparent" style:font-style-asian="italic" style:font-style-complex="italic" loext:char-shading-value="0"/>
    </style:style>
    <style:style style:name="T87" style:family="text">
      <style:text-properties fo:language="ru" fo:country="RU" fo:font-style="italic" fo:background-color="transparent" style:font-style-asian="italic" style:font-style-complex="italic" loext:char-shading-value="0"/>
    </style:style>
    <style:style style:name="T88" style:family="text">
      <style:text-properties fo:language="ru" fo:country="RU" fo:font-style="italic" fo:background-color="transparent" style:font-style-asian="italic" style:font-style-complex="italic" loext:char-shading-value="0"/>
    </style:style>
    <style:style style:name="T89" style:family="text">
      <style:text-properties fo:language="ru" fo:country="RU" fo:font-style="italic" fo:background-color="transparent" style:font-style-asian="italic" style:font-style-complex="italic" loext:char-shading-value="0"/>
    </style:style>
    <style:style style:name="T90" style:family="text">
      <style:text-properties fo:language="ru" fo:country="RU" fo:font-style="italic" fo:background-color="transparent" style:font-style-asian="italic" style:font-style-complex="italic" loext:char-shading-value="0"/>
    </style:style>
    <style:style style:name="T91" style:family="text">
      <style:text-properties fo:language="ru" fo:country="RU" fo:font-style="italic" fo:background-color="transparent" style:font-style-asian="italic" style:font-style-complex="italic" loext:char-shading-value="0"/>
    </style:style>
    <style:style style:name="T92" style:family="text">
      <style:text-properties fo:language="ru" fo:country="RU" fo:font-style="italic" fo:background-color="transparent" style:font-style-asian="italic" style:font-style-complex="italic" loext:char-shading-value="0"/>
    </style:style>
    <style:style style:name="T93" style:family="text">
      <style:text-properties fo:language="ru" fo:country="RU" fo:font-style="italic" fo:background-color="#ffff00" style:font-style-asian="italic" style:font-style-complex="italic" loext:char-shading-value="0"/>
    </style:style>
    <style:style style:name="T94" style:family="text">
      <style:text-properties fo:language="ru" fo:country="RU" fo:font-style="italic" fo:background-color="#ffff00" style:font-style-asian="italic" style:font-style-complex="italic" loext:char-shading-value="0"/>
    </style:style>
    <style:style style:name="T95" style:family="text">
      <style:text-properties fo:language="ru" fo:country="RU" fo:font-style="italic" fo:background-color="#ffff00" style:font-style-asian="italic" style:font-style-complex="italic" loext:char-shading-value="0"/>
    </style:style>
    <style:style style:name="T96" style:family="text">
      <style:text-properties fo:language="ru" fo:country="RU" fo:font-style="italic" fo:background-color="#ffff00" style:font-style-asian="italic" style:font-style-complex="italic" loext:char-shading-value="0"/>
    </style:style>
    <style:style style:name="T97" style:family="text">
      <style:text-properties fo:language="ru" fo:country="RU" fo:font-style="italic" fo:background-color="#ffff00" style:font-style-asian="italic" style:font-style-complex="italic" loext:char-shading-value="0"/>
    </style:style>
    <style:style style:name="T98" style:family="text">
      <style:text-properties fo:language="ru" fo:country="RU" fo:font-style="italic" fo:background-color="#ffff00" style:font-style-asian="italic" style:font-style-complex="italic" loext:char-shading-value="0"/>
    </style:style>
    <style:style style:name="T99" style:family="text">
      <style:text-properties fo:language="ru" fo:country="RU" fo:font-style="italic" fo:background-color="#ffff00" style:font-style-asian="italic" style:font-style-complex="italic" loext:char-shading-value="0"/>
    </style:style>
    <style:style style:name="T100" style:family="text">
      <style:text-properties fo:language="ru" fo:country="RU" fo:font-style="italic" fo:background-color="#ffff00" style:font-style-asian="italic" style:font-style-complex="italic" loext:char-shading-value="0"/>
    </style:style>
    <style:style style:name="T101" style:family="text">
      <style:text-properties fo:language="ru" fo:country="RU" fo:font-style="italic" fo:background-color="#ffff00" style:font-style-asian="italic" style:font-style-complex="italic" loext:char-shading-value="0"/>
    </style:style>
    <style:style style:name="T102" style:family="text">
      <style:text-properties fo:language="ru" fo:country="RU" fo:font-style="italic" fo:background-color="#ffff00" style:font-style-asian="italic" style:font-style-complex="italic" loext:char-shading-value="0"/>
    </style:style>
    <style:style style:name="T103" style:family="text">
      <style:text-properties fo:language="ru" fo:country="RU" fo:font-style="italic" style:font-style-asian="italic" style:font-style-complex="italic"/>
    </style:style>
    <style:style style:name="T104" style:family="text">
      <style:text-properties fo:language="ru" fo:country="RU" fo:background-color="transparent" loext:char-shading-value="0"/>
    </style:style>
    <style:style style:name="T105" style:family="text">
      <style:text-properties fo:language="ru" fo:country="RU" fo:background-color="transparent" loext:char-shading-value="0"/>
    </style:style>
    <style:style style:name="T106" style:family="text">
      <style:text-properties fo:language="ru" fo:country="RU" fo:background-color="transparent" loext:char-shading-value="0"/>
    </style:style>
    <style:style style:name="T107" style:family="text">
      <style:text-properties fo:language="ru" fo:country="RU" fo:background-color="transparent" loext:char-shading-value="0"/>
    </style:style>
    <style:style style:name="T108" style:family="text">
      <style:text-properties fo:language="ru" fo:country="RU" fo:background-color="transparent" loext:char-shading-value="0"/>
    </style:style>
    <style:style style:name="T109" style:family="text">
      <style:text-properties fo:language="ru" fo:country="RU" fo:background-color="transparent" loext:char-shading-value="0"/>
    </style:style>
    <style:style style:name="T110" style:family="text">
      <style:text-properties fo:language="ru" fo:country="RU" fo:background-color="transparent" loext:char-shading-value="0"/>
    </style:style>
    <style:style style:name="T111" style:family="text">
      <style:text-properties fo:language="ru" fo:country="RU" fo:background-color="transparent" loext:char-shading-value="0"/>
    </style:style>
    <style:style style:name="T112" style:family="text">
      <style:text-properties fo:language="ru" fo:country="RU" fo:background-color="transparent" loext:char-shading-value="0"/>
    </style:style>
    <style:style style:name="T113" style:family="text">
      <style:text-properties fo:language="ru" fo:country="RU" fo:background-color="transparent" loext:char-shading-value="0"/>
    </style:style>
    <style:style style:name="T114" style:family="text">
      <style:text-properties fo:language="ru" fo:country="RU" fo:background-color="transparent" loext:char-shading-value="0"/>
    </style:style>
    <style:style style:name="T115" style:family="text">
      <style:text-properties fo:language="ru" fo:country="RU" fo:background-color="transparent" loext:char-shading-value="0"/>
    </style:style>
    <style:style style:name="T116" style:family="text">
      <style:text-properties fo:language="ru" fo:country="RU" fo:background-color="transparent" loext:char-shading-value="0"/>
    </style:style>
    <style:style style:name="T117" style:family="text">
      <style:text-properties fo:language="ru" fo:country="RU" fo:background-color="transparent" loext:char-shading-value="0"/>
    </style:style>
    <style:style style:name="T118" style:family="text">
      <style:text-properties fo:language="ru" fo:country="RU" fo:background-color="transparent" loext:char-shading-value="0"/>
    </style:style>
    <style:style style:name="T119" style:family="text">
      <style:text-properties fo:language="ru" fo:country="RU" fo:background-color="transparent" loext:char-shading-value="0"/>
    </style:style>
    <style:style style:name="T120" style:family="text">
      <style:text-properties fo:language="ru" fo:country="RU" fo:background-color="transparent" loext:char-shading-value="0"/>
    </style:style>
    <style:style style:name="T121" style:family="text">
      <style:text-properties fo:language="ru" fo:country="RU" fo:background-color="transparent" loext:char-shading-value="0"/>
    </style:style>
    <style:style style:name="T122" style:family="text">
      <style:text-properties fo:language="ru" fo:country="RU" fo:background-color="transparent" loext:char-shading-value="0"/>
    </style:style>
    <style:style style:name="T123" style:family="text">
      <style:text-properties fo:language="ru" fo:country="RU" fo:background-color="transparent" loext:char-shading-value="0"/>
    </style:style>
    <style:style style:name="T124" style:family="text">
      <style:text-properties fo:language="ru" fo:country="RU" fo:background-color="transparent" loext:char-shading-value="0"/>
    </style:style>
    <style:style style:name="T125" style:family="text">
      <style:text-properties fo:language="ru" fo:country="RU" fo:background-color="transparent" loext:char-shading-value="0"/>
    </style:style>
    <style:style style:name="T126" style:family="text">
      <style:text-properties fo:language="ru" fo:country="RU" fo:background-color="transparent" loext:char-shading-value="0"/>
    </style:style>
    <style:style style:name="T127" style:family="text">
      <style:text-properties fo:language="ru" fo:country="RU" fo:background-color="transparent" loext:char-shading-value="0"/>
    </style:style>
    <style:style style:name="T128" style:family="text">
      <style:text-properties fo:language="ru" fo:country="RU" fo:background-color="transparent" loext:char-shading-value="0"/>
    </style:style>
    <style:style style:name="T129" style:family="text">
      <style:text-properties fo:language="ru" fo:country="RU" fo:background-color="transparent" loext:char-shading-value="0"/>
    </style:style>
    <style:style style:name="T130" style:family="text">
      <style:text-properties fo:language="ru" fo:country="RU" fo:background-color="transparent" loext:char-shading-value="0"/>
    </style:style>
    <style:style style:name="T131" style:family="text">
      <style:text-properties fo:language="ru" fo:country="RU" fo:background-color="transparent" loext:char-shading-value="0"/>
    </style:style>
    <style:style style:name="T132" style:family="text">
      <style:text-properties fo:language="ru" fo:country="RU" fo:background-color="transparent" loext:char-shading-value="0"/>
    </style:style>
    <style:style style:name="T133" style:family="text">
      <style:text-properties fo:language="ru" fo:country="RU" fo:background-color="transparent" loext:char-shading-value="0"/>
    </style:style>
    <style:style style:name="T134" style:family="text">
      <style:text-properties fo:language="ru" fo:country="RU" fo:background-color="transparent" loext:char-shading-value="0"/>
    </style:style>
    <style:style style:name="T135" style:family="text">
      <style:text-properties fo:language="ru" fo:country="RU" fo:background-color="transparent" loext:char-shading-value="0"/>
    </style:style>
    <style:style style:name="T136" style:family="text">
      <style:text-properties fo:language="ru" fo:country="RU" fo:background-color="transparent" loext:char-shading-value="0"/>
    </style:style>
    <style:style style:name="T137" style:family="text">
      <style:text-properties fo:language="ru" fo:country="RU" fo:background-color="transparent" loext:char-shading-value="0"/>
    </style:style>
    <style:style style:name="T138" style:family="text">
      <style:text-properties fo:language="ru" fo:country="RU" fo:background-color="transparent" loext:char-shading-value="0"/>
    </style:style>
    <style:style style:name="T139" style:family="text">
      <style:text-properties fo:language="ru" fo:country="RU" fo:background-color="transparent" loext:char-shading-value="0"/>
    </style:style>
    <style:style style:name="T140" style:family="text">
      <style:text-properties fo:language="ru" fo:country="RU" fo:background-color="transparent" loext:char-shading-value="0"/>
    </style:style>
    <style:style style:name="T141" style:family="text">
      <style:text-properties fo:language="ru" fo:country="RU" fo:background-color="transparent" loext:char-shading-value="0"/>
    </style:style>
    <style:style style:name="T142" style:family="text">
      <style:text-properties fo:language="ru" fo:country="RU" fo:background-color="transparent" loext:char-shading-value="0"/>
    </style:style>
    <style:style style:name="T143" style:family="text">
      <style:text-properties fo:language="ru" fo:country="RU" fo:background-color="transparent" loext:char-shading-value="0"/>
    </style:style>
    <style:style style:name="T144" style:family="text">
      <style:text-properties fo:language="ru" fo:country="RU" fo:background-color="transparent" loext:char-shading-value="0"/>
    </style:style>
    <style:style style:name="T145" style:family="text">
      <style:text-properties fo:language="ru" fo:country="RU" fo:background-color="transparent" loext:char-shading-value="0"/>
    </style:style>
    <style:style style:name="T146" style:family="text">
      <style:text-properties fo:language="ru" fo:country="RU" fo:background-color="transparent" loext:char-shading-value="0"/>
    </style:style>
    <style:style style:name="T147" style:family="text">
      <style:text-properties fo:language="ru" fo:country="RU" fo:background-color="transparent" loext:char-shading-value="0"/>
    </style:style>
    <style:style style:name="T148" style:family="text">
      <style:text-properties fo:language="ru" fo:country="RU" fo:background-color="transparent" loext:char-shading-value="0"/>
    </style:style>
    <style:style style:name="T149" style:family="text">
      <style:text-properties fo:language="ru" fo:country="RU" fo:background-color="transparent" loext:char-shading-value="0"/>
    </style:style>
    <style:style style:name="T150" style:family="text">
      <style:text-properties fo:language="ru" fo:country="RU" fo:background-color="transparent" loext:char-shading-value="0"/>
    </style:style>
    <style:style style:name="T151" style:family="text">
      <style:text-properties fo:language="ru" fo:country="RU" fo:background-color="transparent" loext:char-shading-value="0"/>
    </style:style>
    <style:style style:name="T152" style:family="text">
      <style:text-properties fo:language="ru" fo:country="RU" fo:background-color="transparent" loext:char-shading-value="0"/>
    </style:style>
    <style:style style:name="T153" style:family="text">
      <style:text-properties fo:language="ru" fo:country="RU" fo:background-color="transparent" loext:char-shading-value="0"/>
    </style:style>
    <style:style style:name="T154" style:family="text">
      <style:text-properties fo:language="ru" fo:country="RU" fo:background-color="transparent" loext:char-shading-value="0"/>
    </style:style>
    <style:style style:name="T155" style:family="text">
      <style:text-properties fo:language="ru" fo:country="RU" fo:background-color="transparent" loext:char-shading-value="0"/>
    </style:style>
    <style:style style:name="T156" style:family="text">
      <style:text-properties fo:language="ru" fo:country="RU" fo:background-color="transparent" loext:char-shading-value="0"/>
    </style:style>
    <style:style style:name="T157" style:family="text">
      <style:text-properties fo:language="ru" fo:country="RU" fo:background-color="transparent" loext:char-shading-value="0"/>
    </style:style>
    <style:style style:name="T158" style:family="text">
      <style:text-properties fo:language="ru" fo:country="RU" fo:background-color="transparent" loext:char-shading-value="0"/>
    </style:style>
    <style:style style:name="T159" style:family="text">
      <style:text-properties fo:language="ru" fo:country="RU" fo:background-color="transparent" loext:char-shading-value="0"/>
    </style:style>
    <style:style style:name="T160" style:family="text">
      <style:text-properties fo:language="ru" fo:country="RU" fo:background-color="transparent" loext:char-shading-value="0"/>
    </style:style>
    <style:style style:name="T161" style:family="text">
      <style:text-properties fo:language="ru" fo:country="RU" fo:background-color="transparent" loext:char-shading-value="0"/>
    </style:style>
    <style:style style:name="T162" style:family="text">
      <style:text-properties fo:language="ru" fo:country="RU" fo:background-color="transparent" loext:char-shading-value="0"/>
    </style:style>
    <style:style style:name="T163" style:family="text">
      <style:text-properties fo:language="ru" fo:country="RU" fo:background-color="transparent" loext:char-shading-value="0"/>
    </style:style>
    <style:style style:name="T164" style:family="text">
      <style:text-properties fo:language="ru" fo:country="RU" fo:background-color="transparent" loext:char-shading-value="0"/>
    </style:style>
    <style:style style:name="T165" style:family="text">
      <style:text-properties fo:language="ru" fo:country="RU" fo:background-color="transparent" loext:char-shading-value="0"/>
    </style:style>
    <style:style style:name="T166" style:family="text">
      <style:text-properties fo:language="ru" fo:country="RU" fo:background-color="transparent" loext:char-shading-value="0"/>
    </style:style>
    <style:style style:name="T167" style:family="text">
      <style:text-properties fo:language="ru" fo:country="RU" fo:background-color="transparent" loext:char-shading-value="0"/>
    </style:style>
    <style:style style:name="T168" style:family="text">
      <style:text-properties fo:language="ru" fo:country="RU" fo:background-color="transparent" loext:char-shading-value="0"/>
    </style:style>
    <style:style style:name="T169" style:family="text">
      <style:text-properties fo:language="ru" fo:country="RU" fo:background-color="transparent" loext:char-shading-value="0"/>
    </style:style>
    <style:style style:name="T170" style:family="text">
      <style:text-properties fo:language="ru" fo:country="RU" fo:background-color="transparent" loext:char-shading-value="0"/>
    </style:style>
    <style:style style:name="T171" style:family="text">
      <style:text-properties fo:language="ru" fo:country="RU" fo:background-color="transparent" loext:char-shading-value="0"/>
    </style:style>
    <style:style style:name="T172" style:family="text">
      <style:text-properties fo:language="ru" fo:country="RU" fo:background-color="transparent" loext:char-shading-value="0"/>
    </style:style>
    <style:style style:name="T173" style:family="text">
      <style:text-properties fo:language="ru" fo:country="RU" fo:background-color="transparent" loext:char-shading-value="0"/>
    </style:style>
    <style:style style:name="T174" style:family="text">
      <style:text-properties fo:language="ru" fo:country="RU" fo:background-color="transparent" loext:char-shading-value="0"/>
    </style:style>
    <style:style style:name="T175" style:family="text">
      <style:text-properties fo:language="ru" fo:country="RU" fo:background-color="transparent" loext:char-shading-value="0"/>
    </style:style>
    <style:style style:name="T176" style:family="text">
      <style:text-properties fo:language="ru" fo:country="RU" fo:background-color="transparent" loext:char-shading-value="0"/>
    </style:style>
    <style:style style:name="T177" style:family="text">
      <style:text-properties fo:language="ru" fo:country="RU" fo:background-color="transparent" loext:char-shading-value="0"/>
    </style:style>
    <style:style style:name="T178" style:family="text">
      <style:text-properties fo:language="ru" fo:country="RU" fo:background-color="transparent" loext:char-shading-value="0"/>
    </style:style>
    <style:style style:name="T179" style:family="text">
      <style:text-properties fo:language="ru" fo:country="RU" fo:background-color="transparent" loext:char-shading-value="0"/>
    </style:style>
    <style:style style:name="T180" style:family="text">
      <style:text-properties fo:language="ru" fo:country="RU" fo:background-color="transparent" loext:char-shading-value="0"/>
    </style:style>
    <style:style style:name="T181" style:family="text">
      <style:text-properties fo:language="ru" fo:country="RU" fo:background-color="transparent" loext:char-shading-value="0"/>
    </style:style>
    <style:style style:name="T182" style:family="text">
      <style:text-properties fo:language="ru" fo:country="RU" fo:background-color="transparent" loext:char-shading-value="0"/>
    </style:style>
    <style:style style:name="T183" style:family="text">
      <style:text-properties fo:language="ru" fo:country="RU" fo:background-color="transparent" loext:char-shading-value="0"/>
    </style:style>
    <style:style style:name="T184" style:family="text">
      <style:text-properties fo:language="ru" fo:country="RU" fo:background-color="transparent" loext:char-shading-value="0"/>
    </style:style>
    <style:style style:name="T185" style:family="text">
      <style:text-properties fo:language="ru" fo:country="RU" fo:background-color="transparent" loext:char-shading-value="0"/>
    </style:style>
    <style:style style:name="T186" style:family="text">
      <style:text-properties fo:language="ru" fo:country="RU" fo:background-color="transparent" loext:char-shading-value="0"/>
    </style:style>
    <style:style style:name="T187" style:family="text">
      <style:text-properties fo:language="ru" fo:country="RU" fo:background-color="transparent" loext:char-shading-value="0"/>
    </style:style>
    <style:style style:name="T188" style:family="text">
      <style:text-properties fo:language="ru" fo:country="RU" fo:background-color="transparent" loext:char-shading-value="0"/>
    </style:style>
    <style:style style:name="T189" style:family="text">
      <style:text-properties fo:language="ru" fo:country="RU" fo:background-color="transparent" loext:char-shading-value="0"/>
    </style:style>
    <style:style style:name="T190" style:family="text">
      <style:text-properties fo:language="ru" fo:country="RU" fo:background-color="transparent" loext:char-shading-value="0"/>
    </style:style>
    <style:style style:name="T191" style:family="text">
      <style:text-properties fo:language="ru" fo:country="RU" fo:background-color="transparent" loext:char-shading-value="0"/>
    </style:style>
    <style:style style:name="T192" style:family="text">
      <style:text-properties fo:language="ru" fo:country="RU" fo:background-color="transparent" loext:char-shading-value="0"/>
    </style:style>
    <style:style style:name="T193" style:family="text">
      <style:text-properties fo:language="ru" fo:country="RU" fo:font-style="normal" fo:background-color="transparent" style:font-style-asian="normal" style:font-style-complex="normal" loext:char-shading-value="0"/>
    </style:style>
    <style:style style:name="T194" style:family="text">
      <style:text-properties fo:language="ru" fo:country="RU" fo:font-style="normal" fo:background-color="transparent" style:font-style-asian="normal" style:font-style-complex="normal" loext:char-shading-value="0"/>
    </style:style>
    <style:style style:name="T195" style:family="text">
      <style:text-properties fo:language="ru" fo:country="RU" fo:font-style="normal" fo:background-color="transparent" style:font-style-asian="normal" style:font-style-complex="normal" loext:char-shading-value="0"/>
    </style:style>
    <style:style style:name="T196" style:family="text">
      <style:text-properties fo:language="ru" fo:country="RU" fo:font-style="normal" fo:background-color="transparent" style:font-style-asian="normal" style:font-style-complex="normal" loext:char-shading-value="0"/>
    </style:style>
    <style:style style:name="T197" style:family="text">
      <style:text-properties fo:language="ru" fo:country="RU" fo:font-style="normal" fo:background-color="transparent" style:font-style-asian="normal" style:font-style-complex="normal" loext:char-shading-value="0"/>
    </style:style>
    <style:style style:name="T198" style:family="text">
      <style:text-properties fo:language="ru" fo:country="RU" fo:font-style="normal" fo:background-color="transparent" style:font-style-asian="normal" style:font-style-complex="normal" loext:char-shading-value="0"/>
    </style:style>
    <style:style style:name="T199" style:family="text">
      <style:text-properties fo:language="ru" fo:country="RU" fo:font-style="normal" fo:background-color="transparent" style:font-style-asian="normal" style:font-style-complex="normal" loext:char-shading-value="0"/>
    </style:style>
    <style:style style:name="T200" style:family="text">
      <style:text-properties fo:language="ru" fo:country="RU" fo:font-style="normal" fo:background-color="transparent" style:font-style-asian="normal" style:font-style-complex="normal" loext:char-shading-value="0"/>
    </style:style>
    <style:style style:name="T201" style:family="text">
      <style:text-properties fo:language="ru" fo:country="RU" fo:font-style="normal" fo:background-color="transparent" style:font-style-asian="normal" style:font-style-complex="normal" loext:char-shading-value="0"/>
    </style:style>
    <style:style style:name="T202" style:family="text">
      <style:text-properties fo:language="ru" fo:country="RU" fo:font-style="normal" fo:background-color="transparent" style:font-style-asian="normal" style:font-style-complex="normal" loext:char-shading-value="0"/>
    </style:style>
    <style:style style:name="T203" style:family="text">
      <style:text-properties fo:language="ru" fo:country="RU" fo:font-style="normal" fo:background-color="transparent" style:font-style-asian="normal" style:font-style-complex="normal" loext:char-shading-value="0"/>
    </style:style>
    <style:style style:name="T204" style:family="text">
      <style:text-properties fo:language="ru" fo:country="RU" fo:font-style="normal" fo:background-color="transparent" style:font-style-asian="normal" style:font-style-complex="normal" loext:char-shading-value="0"/>
    </style:style>
    <style:style style:name="T205" style:family="text">
      <style:text-properties fo:language="ru" fo:country="RU" fo:font-style="normal" fo:background-color="transparent" style:font-style-asian="normal" style:font-style-complex="normal" loext:char-shading-value="0"/>
    </style:style>
    <style:style style:name="T206" style:family="text">
      <style:text-properties fo:language="ru" fo:country="RU" fo:font-style="normal" fo:background-color="transparent" style:font-style-asian="normal" style:font-style-complex="normal" loext:char-shading-value="0"/>
    </style:style>
    <style:style style:name="T207" style:family="text">
      <style:text-properties fo:language="ru" fo:country="RU" fo:font-style="normal" fo:background-color="transparent" style:font-style-asian="normal" style:font-style-complex="normal" loext:char-shading-value="0"/>
    </style:style>
    <style:style style:name="T208" style:family="text">
      <style:text-properties fo:language="ru" fo:country="RU" fo:font-style="normal" fo:background-color="transparent" style:font-style-asian="normal" style:font-style-complex="normal" loext:char-shading-value="0"/>
    </style:style>
    <style:style style:name="T209" style:family="text">
      <style:text-properties fo:language="ru" fo:country="RU" fo:font-style="normal" fo:background-color="transparent" style:font-style-asian="normal" style:font-style-complex="normal" loext:char-shading-value="0"/>
    </style:style>
    <style:style style:name="T210" style:family="text">
      <style:text-properties fo:language="ru" fo:country="RU" fo:font-style="normal" fo:background-color="transparent" style:font-style-asian="normal" style:font-style-complex="normal" loext:char-shading-value="0"/>
    </style:style>
    <style:style style:name="T211" style:family="text">
      <style:text-properties fo:language="ru" fo:country="RU" fo:font-style="normal" fo:background-color="transparent" style:font-style-asian="normal" style:font-style-complex="normal" loext:char-shading-value="0"/>
    </style:style>
    <style:style style:name="T212" style:family="text">
      <style:text-properties fo:language="ru" fo:country="RU" fo:font-style="normal" fo:background-color="transparent" style:font-style-asian="normal" style:font-style-complex="normal" loext:char-shading-value="0"/>
    </style:style>
    <style:style style:name="T213" style:family="text">
      <style:text-properties fo:language="ru" fo:country="RU" fo:font-style="normal" fo:background-color="transparent" style:font-style-asian="normal" style:font-style-complex="normal" loext:char-shading-value="0"/>
    </style:style>
    <style:style style:name="T214" style:family="text">
      <style:text-properties fo:language="ru" fo:country="RU" fo:font-style="normal" fo:background-color="transparent" style:font-style-asian="normal" style:font-style-complex="normal" loext:char-shading-value="0"/>
    </style:style>
    <style:style style:name="T215" style:family="text">
      <style:text-properties fo:language="ru" fo:country="RU" fo:font-style="normal" fo:background-color="transparent" style:font-style-asian="normal" style:font-style-complex="normal" loext:char-shading-value="0"/>
    </style:style>
    <style:style style:name="T216" style:family="text">
      <style:text-properties fo:language="ru" fo:country="RU" fo:font-style="normal" fo:background-color="transparent" style:font-style-asian="normal" style:font-style-complex="normal" loext:char-shading-value="0"/>
    </style:style>
    <style:style style:name="T217" style:family="text">
      <style:text-properties fo:language="ru" fo:country="RU" fo:font-style="normal" fo:background-color="transparent" style:font-style-asian="normal" style:font-style-complex="normal" loext:char-shading-value="0"/>
    </style:style>
    <style:style style:name="T218" style:family="text">
      <style:text-properties fo:language="ru" fo:country="RU" fo:font-style="normal" fo:background-color="transparent" style:font-style-asian="normal" style:font-style-complex="normal" loext:char-shading-value="0"/>
    </style:style>
    <style:style style:name="T219" style:family="text">
      <style:text-properties fo:language="ru" fo:country="RU" fo:font-style="normal" fo:background-color="transparent" style:font-style-asian="normal" style:font-style-complex="normal" loext:char-shading-value="0"/>
    </style:style>
    <style:style style:name="T220" style:family="text">
      <style:text-properties fo:language="ru" fo:country="RU" fo:font-style="normal" fo:background-color="transparent" style:font-style-asian="normal" style:font-style-complex="normal" loext:char-shading-value="0"/>
    </style:style>
    <style:style style:name="T221" style:family="text">
      <style:text-properties fo:language="ru" fo:country="RU" fo:font-style="normal" fo:background-color="transparent" style:font-style-asian="normal" style:font-style-complex="normal" loext:char-shading-value="0"/>
    </style:style>
    <style:style style:name="T222" style:family="text">
      <style:text-properties fo:language="ru" fo:country="RU" fo:font-style="normal" fo:background-color="transparent" style:font-style-asian="normal" style:font-style-complex="normal" loext:char-shading-value="0"/>
    </style:style>
    <style:style style:name="T223" style:family="text">
      <style:text-properties fo:language="ru" fo:country="RU" fo:font-style="normal" fo:background-color="transparent" style:font-style-asian="normal" style:font-style-complex="normal" loext:char-shading-value="0"/>
    </style:style>
    <style:style style:name="T224" style:family="text">
      <style:text-properties fo:language="ru" fo:country="RU" fo:font-style="normal" fo:background-color="transparent" style:font-style-asian="normal" style:font-style-complex="normal" loext:char-shading-value="0"/>
    </style:style>
    <style:style style:name="T225" style:family="text">
      <style:text-properties fo:language="ru" fo:country="RU" fo:font-style="normal" fo:background-color="transparent" style:font-style-asian="normal" style:font-style-complex="normal" loext:char-shading-value="0"/>
    </style:style>
    <style:style style:name="T226" style:family="text">
      <style:text-properties fo:language="ru" fo:country="RU" fo:font-style="normal" fo:background-color="transparent" style:font-style-asian="normal" style:font-style-complex="normal" loext:char-shading-value="0"/>
    </style:style>
    <style:style style:name="T227" style:family="text">
      <style:text-properties fo:language="ru" fo:country="RU" fo:font-style="normal" fo:background-color="transparent" style:font-style-asian="normal" style:font-style-complex="normal" loext:char-shading-value="0"/>
    </style:style>
    <style:style style:name="T228" style:family="text">
      <style:text-properties fo:language="ru" fo:country="RU" fo:font-style="normal" fo:background-color="transparent" style:font-style-asian="normal" style:font-style-complex="normal" loext:char-shading-value="0"/>
    </style:style>
    <style:style style:name="T229" style:family="text">
      <style:text-properties fo:language="ru" fo:country="RU" fo:font-style="normal" fo:background-color="transparent" style:font-style-asian="normal" style:font-style-complex="normal" loext:char-shading-value="0"/>
    </style:style>
    <style:style style:name="T230" style:family="text">
      <style:text-properties fo:language="ru" fo:country="RU" fo:font-style="normal" fo:background-color="transparent" style:font-style-asian="normal" style:font-style-complex="normal" loext:char-shading-value="0"/>
    </style:style>
    <style:style style:name="T231" style:family="text">
      <style:text-properties fo:language="ru" fo:country="RU" fo:font-style="normal" fo:background-color="transparent" style:font-style-asian="normal" style:font-style-complex="normal" loext:char-shading-value="0"/>
    </style:style>
    <style:style style:name="T232" style:family="text">
      <style:text-properties fo:language="ru" fo:country="RU" fo:font-style="normal" fo:background-color="transparent" style:font-style-asian="normal" style:font-style-complex="normal" loext:char-shading-value="0"/>
    </style:style>
    <style:style style:name="T233" style:family="text">
      <style:text-properties fo:language="ru" fo:country="RU" fo:font-style="normal" fo:background-color="transparent" style:font-style-asian="normal" style:font-style-complex="normal" loext:char-shading-value="0"/>
    </style:style>
    <style:style style:name="T234" style:family="text">
      <style:text-properties fo:language="ru" fo:country="RU" fo:font-style="normal" fo:background-color="transparent" style:font-style-asian="normal" style:font-style-complex="normal" loext:char-shading-value="0"/>
    </style:style>
    <style:style style:name="T235" style:family="text">
      <style:text-properties fo:language="ru" fo:country="RU" fo:font-style="normal" fo:background-color="transparent" style:font-style-asian="normal" style:font-style-complex="normal" loext:char-shading-value="0"/>
    </style:style>
    <style:style style:name="T236" style:family="text">
      <style:text-properties fo:language="ru" fo:country="RU" fo:font-style="normal" fo:background-color="transparent" style:font-style-asian="normal" style:font-style-complex="normal" loext:char-shading-value="0"/>
    </style:style>
    <style:style style:name="T237" style:family="text">
      <style:text-properties fo:language="ru" fo:country="RU" fo:font-style="normal" fo:background-color="transparent" style:font-style-asian="normal" style:font-style-complex="normal" loext:char-shading-value="0"/>
    </style:style>
    <style:style style:name="T238" style:family="text">
      <style:text-properties fo:language="ru" fo:country="RU" fo:font-style="normal" fo:background-color="transparent" style:font-style-asian="normal" style:font-style-complex="normal" loext:char-shading-value="0"/>
    </style:style>
    <style:style style:name="T239" style:family="text">
      <style:text-properties fo:language="ru" fo:country="RU" fo:font-style="normal" fo:background-color="transparent" style:font-style-asian="normal" style:font-style-complex="normal" loext:char-shading-value="0"/>
    </style:style>
    <style:style style:name="T240" style:family="text">
      <style:text-properties fo:language="ru" fo:country="RU" fo:font-style="normal" fo:background-color="transparent" style:font-style-asian="normal" style:font-style-complex="normal" loext:char-shading-value="0"/>
    </style:style>
    <style:style style:name="T241" style:family="text">
      <style:text-properties fo:language="ru" fo:country="RU" fo:font-style="normal" fo:background-color="transparent" style:font-style-asian="normal" style:font-style-complex="normal" loext:char-shading-value="0"/>
    </style:style>
    <style:style style:name="T242" style:family="text">
      <style:text-properties fo:language="ru" fo:country="RU" fo:font-style="normal" fo:background-color="transparent" style:font-style-asian="normal" style:font-style-complex="normal" loext:char-shading-value="0"/>
    </style:style>
    <style:style style:name="T243" style:family="text">
      <style:text-properties fo:language="ru" fo:country="RU" fo:font-style="normal" fo:background-color="transparent" style:font-style-asian="normal" style:font-style-complex="normal" loext:char-shading-value="0"/>
    </style:style>
    <style:style style:name="T244" style:family="text">
      <style:text-properties fo:language="ru" fo:country="RU" fo:font-style="normal" fo:background-color="transparent" style:font-style-asian="normal" style:font-style-complex="normal" loext:char-shading-value="0"/>
    </style:style>
    <style:style style:name="T245" style:family="text">
      <style:text-properties fo:language="ru" fo:country="RU" fo:font-style="normal" fo:background-color="transparent" style:font-style-asian="normal" style:font-style-complex="normal" loext:char-shading-value="0"/>
    </style:style>
    <style:style style:name="T246" style:family="text">
      <style:text-properties fo:language="ru" fo:country="RU" fo:font-style="normal" fo:background-color="transparent" style:font-style-asian="normal" style:font-style-complex="normal" loext:char-shading-value="0"/>
    </style:style>
    <style:style style:name="T247" style:family="text">
      <style:text-properties fo:language="ru" fo:country="RU" fo:font-style="normal" fo:background-color="transparent" style:font-style-asian="normal" style:font-style-complex="normal" loext:char-shading-value="0"/>
    </style:style>
    <style:style style:name="T248" style:family="text">
      <style:text-properties fo:language="ru" fo:country="RU" fo:font-style="normal" fo:background-color="transparent" style:font-style-asian="normal" style:font-style-complex="normal" loext:char-shading-value="0"/>
    </style:style>
    <style:style style:name="T249" style:family="text">
      <style:text-properties fo:language="ru" fo:country="RU" fo:font-style="normal" fo:background-color="transparent" style:font-style-asian="normal" style:font-style-complex="normal" loext:char-shading-value="0"/>
    </style:style>
    <style:style style:name="T250" style:family="text">
      <style:text-properties fo:language="ru" fo:country="RU" fo:font-style="normal" fo:background-color="transparent" style:font-style-asian="normal" style:font-style-complex="normal" loext:char-shading-value="0"/>
    </style:style>
    <style:style style:name="T251" style:family="text">
      <style:text-properties fo:language="ru" fo:country="RU" fo:font-style="normal" fo:background-color="transparent" style:font-style-asian="normal" style:font-style-complex="normal" loext:char-shading-value="0"/>
    </style:style>
    <style:style style:name="T252" style:family="text">
      <style:text-properties fo:language="ru" fo:country="RU" fo:font-style="normal" fo:background-color="transparent" style:font-style-asian="normal" style:font-style-complex="normal" loext:char-shading-value="0"/>
    </style:style>
    <style:style style:name="T253" style:family="text">
      <style:text-properties fo:language="ru" fo:country="RU" fo:font-style="normal" fo:background-color="transparent" style:font-style-asian="normal" style:font-style-complex="normal" loext:char-shading-value="0"/>
    </style:style>
    <style:style style:name="T254" style:family="text">
      <style:text-properties fo:language="ru" fo:country="RU" fo:font-style="normal" fo:background-color="transparent" style:font-style-asian="normal" style:font-style-complex="normal" loext:char-shading-value="0"/>
    </style:style>
    <style:style style:name="T255" style:family="text">
      <style:text-properties fo:language="ru" fo:country="RU" fo:font-style="normal" fo:background-color="transparent" style:font-style-asian="normal" style:font-style-complex="normal" loext:char-shading-value="0"/>
    </style:style>
    <style:style style:name="T256" style:family="text">
      <style:text-properties fo:language="ru" fo:country="RU" fo:font-style="normal" fo:background-color="transparent" style:font-style-asian="normal" style:font-style-complex="normal" loext:char-shading-value="0"/>
    </style:style>
    <style:style style:name="T257" style:family="text">
      <style:text-properties fo:language="ru" fo:country="RU" fo:font-style="normal" fo:background-color="transparent" style:font-style-asian="normal" style:font-style-complex="normal" loext:char-shading-value="0"/>
    </style:style>
    <style:style style:name="T258" style:family="text">
      <style:text-properties fo:language="ru" fo:country="RU" fo:font-style="normal" fo:background-color="transparent" style:font-style-asian="normal" style:font-style-complex="normal" loext:char-shading-value="0"/>
    </style:style>
    <style:style style:name="T259" style:family="text">
      <style:text-properties fo:language="ru" fo:country="RU" fo:font-style="normal" fo:background-color="transparent" style:font-style-asian="normal" style:font-style-complex="normal" loext:char-shading-value="0"/>
    </style:style>
    <style:style style:name="T260" style:family="text">
      <style:text-properties fo:language="ru" fo:country="RU" fo:font-style="normal" fo:background-color="transparent" style:font-style-asian="normal" style:font-style-complex="normal" loext:char-shading-value="0"/>
    </style:style>
    <style:style style:name="T261" style:family="text">
      <style:text-properties fo:language="ru" fo:country="RU" fo:font-style="normal" fo:background-color="transparent" style:font-style-asian="normal" style:font-style-complex="normal" loext:char-shading-value="0"/>
    </style:style>
    <style:style style:name="T262" style:family="text">
      <style:text-properties fo:language="ru" fo:country="RU" fo:font-style="normal" fo:background-color="transparent" style:font-style-asian="normal" style:font-style-complex="normal" loext:char-shading-value="0"/>
    </style:style>
    <style:style style:name="T263" style:family="text">
      <style:text-properties fo:language="ru" fo:country="RU" fo:font-style="normal" fo:background-color="transparent" style:font-style-asian="normal" style:font-style-complex="normal" loext:char-shading-value="0"/>
    </style:style>
    <style:style style:name="T264" style:family="text">
      <style:text-properties fo:language="ru" fo:country="RU" fo:font-style="normal" fo:background-color="transparent" style:font-style-asian="normal" style:font-style-complex="normal" loext:char-shading-value="0"/>
    </style:style>
    <style:style style:name="T265" style:family="text">
      <style:text-properties fo:language="ru" fo:country="RU" fo:font-style="normal" fo:background-color="transparent" style:font-style-asian="normal" style:font-style-complex="normal" loext:char-shading-value="0"/>
    </style:style>
    <style:style style:name="T266" style:family="text">
      <style:text-properties fo:language="ru" fo:country="RU" fo:font-style="normal" fo:background-color="transparent" style:font-style-asian="normal" style:font-style-complex="normal" loext:char-shading-value="0"/>
    </style:style>
    <style:style style:name="T267" style:family="text">
      <style:text-properties fo:language="ru" fo:country="RU" fo:font-style="normal" fo:background-color="transparent" style:font-style-asian="normal" style:font-style-complex="normal" loext:char-shading-value="0"/>
    </style:style>
    <style:style style:name="T268" style:family="text">
      <style:text-properties fo:language="ru" fo:country="RU" fo:font-style="normal" fo:background-color="transparent" style:font-style-asian="normal" style:font-style-complex="normal" loext:char-shading-value="0"/>
    </style:style>
    <style:style style:name="T269" style:family="text">
      <style:text-properties fo:language="ru" fo:country="RU" fo:font-style="normal" fo:background-color="transparent" style:font-style-asian="normal" style:font-style-complex="normal" loext:char-shading-value="0"/>
    </style:style>
    <style:style style:name="T270" style:family="text">
      <style:text-properties fo:language="ru" fo:country="RU" fo:font-style="normal" fo:background-color="transparent" style:font-style-asian="normal" style:font-style-complex="normal" loext:char-shading-value="0"/>
    </style:style>
    <style:style style:name="T271" style:family="text">
      <style:text-properties fo:language="ru" fo:country="RU" fo:font-style="normal" fo:background-color="transparent" style:font-style-asian="normal" style:font-style-complex="normal" loext:char-shading-value="0"/>
    </style:style>
    <style:style style:name="T272" style:family="text">
      <style:text-properties fo:language="ru" fo:country="RU" fo:font-style="normal" fo:background-color="transparent" style:font-style-asian="normal" style:font-style-complex="normal" loext:char-shading-value="0"/>
    </style:style>
    <style:style style:name="T273" style:family="text">
      <style:text-properties fo:language="ru" fo:country="RU" fo:font-style="normal" fo:background-color="transparent" style:font-style-asian="normal" style:font-style-complex="normal" loext:char-shading-value="0"/>
    </style:style>
    <style:style style:name="T274" style:family="text">
      <style:text-properties fo:language="ru" fo:country="RU" fo:font-style="normal" fo:background-color="transparent" style:font-style-asian="normal" style:font-style-complex="normal" loext:char-shading-value="0"/>
    </style:style>
    <style:style style:name="T275" style:family="text">
      <style:text-properties fo:language="ru" fo:country="RU" fo:font-style="normal" fo:background-color="transparent" style:font-style-asian="normal" style:font-style-complex="normal" loext:char-shading-value="0"/>
    </style:style>
    <style:style style:name="T276" style:family="text">
      <style:text-properties fo:language="ru" fo:country="RU" fo:font-style="normal" fo:background-color="transparent" style:font-style-asian="normal" style:font-style-complex="normal" loext:char-shading-value="0"/>
    </style:style>
    <style:style style:name="T277" style:family="text">
      <style:text-properties fo:language="ru" fo:country="RU" fo:font-style="normal" fo:background-color="transparent" style:font-style-asian="normal" style:font-style-complex="normal" loext:char-shading-value="0"/>
    </style:style>
    <style:style style:name="T278" style:family="text">
      <style:text-properties fo:language="ru" fo:country="RU" fo:font-style="normal" fo:background-color="transparent" style:font-style-asian="normal" style:font-style-complex="normal" loext:char-shading-value="0"/>
    </style:style>
    <style:style style:name="T279" style:family="text">
      <style:text-properties fo:language="ru" fo:country="RU" fo:font-style="normal" fo:background-color="transparent" style:font-style-asian="normal" style:font-style-complex="normal" loext:char-shading-value="0"/>
    </style:style>
    <style:style style:name="T280" style:family="text">
      <style:text-properties fo:language="ru" fo:country="RU" fo:font-style="normal" fo:background-color="transparent" style:font-style-asian="normal" style:font-style-complex="normal" loext:char-shading-value="0"/>
    </style:style>
    <style:style style:name="T281" style:family="text">
      <style:text-properties fo:language="ru" fo:country="RU" fo:font-style="normal" fo:background-color="transparent" style:font-style-asian="normal" style:font-style-complex="normal" loext:char-shading-value="0"/>
    </style:style>
    <style:style style:name="T282" style:family="text">
      <style:text-properties fo:language="ru" fo:country="RU" fo:font-style="normal" fo:background-color="transparent" style:font-style-asian="normal" style:font-style-complex="normal" loext:char-shading-value="0"/>
    </style:style>
    <style:style style:name="T283" style:family="text">
      <style:text-properties fo:language="ru" fo:country="RU" fo:font-style="normal" fo:background-color="transparent" style:font-style-asian="normal" style:font-style-complex="normal" loext:char-shading-value="0"/>
    </style:style>
    <style:style style:name="T284" style:family="text">
      <style:text-properties fo:language="ru" fo:country="RU" fo:font-style="normal" fo:background-color="transparent" style:font-style-asian="normal" style:font-style-complex="normal" loext:char-shading-value="0"/>
    </style:style>
    <style:style style:name="T285" style:family="text">
      <style:text-properties fo:language="ru" fo:country="RU" fo:font-style="normal" fo:background-color="transparent" style:font-style-asian="normal" style:font-style-complex="normal" loext:char-shading-value="0"/>
    </style:style>
    <style:style style:name="T286" style:family="text">
      <style:text-properties fo:language="ru" fo:country="RU" fo:font-style="normal" fo:background-color="transparent" style:font-style-asian="normal" style:font-style-complex="normal" loext:char-shading-value="0"/>
    </style:style>
    <style:style style:name="T287" style:family="text">
      <style:text-properties fo:language="ru" fo:country="RU" fo:font-style="normal" fo:background-color="transparent" style:font-style-asian="normal" style:font-style-complex="normal" loext:char-shading-value="0"/>
    </style:style>
    <style:style style:name="T288" style:family="text">
      <style:text-properties fo:language="ru" fo:country="RU" fo:font-style="normal" fo:background-color="transparent" style:font-style-asian="normal" style:font-style-complex="normal" loext:char-shading-value="0"/>
    </style:style>
    <style:style style:name="T289" style:family="text">
      <style:text-properties fo:language="ru" fo:country="RU" fo:font-style="normal" fo:background-color="transparent" style:font-style-asian="normal" style:font-style-complex="normal" loext:char-shading-value="0"/>
    </style:style>
    <style:style style:name="T290" style:family="text">
      <style:text-properties fo:language="ru" fo:country="RU" fo:font-style="normal" fo:background-color="transparent" style:font-style-asian="normal" style:font-style-complex="normal" loext:char-shading-value="0"/>
    </style:style>
    <style:style style:name="T291" style:family="text">
      <style:text-properties fo:language="ru" fo:country="RU" fo:font-style="normal" fo:background-color="#ffff00" style:font-style-asian="normal" style:font-style-complex="normal" loext:char-shading-value="0"/>
    </style:style>
    <style:style style:name="T292" style:family="text">
      <style:text-properties style:text-line-through-style="solid"/>
    </style:style>
    <style:style style:name="T293" style:family="text">
      <style:text-properties fo:language="en" fo:country="US"/>
    </style:style>
    <style:style style:name="T294" style:family="text">
      <style:text-properties style:text-line-through-style="none"/>
    </style:style>
    <style:style style:name="T295" style:family="text">
      <style:text-properties style:text-line-through-style="none" fo:language="ru" fo:country="RU" fo:background-color="transparent" loext:char-shading-value="0"/>
    </style:style>
    <style:style style:name="T296" style:family="text">
      <style:text-properties style:text-line-through-style="none" fo:language="ru" fo:country="RU" fo:background-color="transparent" loext:char-shading-value="0"/>
    </style:style>
    <style:style style:name="T297" style:family="text">
      <style:text-properties style:text-line-through-style="none" fo:language="ru" fo:country="RU" fo:background-color="transparent" loext:char-shading-value="0"/>
    </style:style>
    <style:style style:name="T298" style:family="text">
      <style:text-properties style:text-line-through-style="none" fo:language="ru" fo:country="RU" fo:background-color="transparent" loext:char-shading-value="0"/>
    </style:style>
    <style:style style:name="T299" style:family="text">
      <style:text-properties style:text-line-through-style="none" fo:language="ru" fo:country="RU" fo:background-color="transparent" loext:char-shading-value="0"/>
    </style:style>
    <style:style style:name="T300" style:family="text">
      <style:text-properties style:text-line-through-style="none" fo:language="ru" fo:country="RU"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9" text:outline-level="2">1</text:h>
      <text:p text:style-name="P45">009 Sound System – DreamScape (<text:a xlink:type="simple" xlink:href="https://www.youtube.com/watch?v=TKfS5zVfGBc" text:style-name="Internet_20_link" text:visited-style-name="Visited_20_Internet_20_Link">https://www.youtube.com/watch?v=TKfS5zVfGBc</text:a>)</text:p>
      <text:p text:style-name="P4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58" text:outline-level="1">Mark Knopfler - Marbletown - Córdoba 2010 </text:h>
      <text:p text:style-name="P15"/>
      <text:p text:style-name="P15">Джет нетерпеливо толкает меня копытом в плечо. &lt;<text:span text:style-name="T5">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5">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text:soft-page-break/>- Привет, красавчики! &lt;<text:span text:style-name="T5">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5">Развернуть характер Лейлы </text:span><text:span text:style-name="T5">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21">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1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5">, подвинься!</text:span></text:p>
      <text:p text:style-name="P25">Пегаска оттеснила меня крупом и повернулась к двери задом.</text:p>
      <text:p text:style-name="P15"/>
      <text:p text:style-name="P50">БАБАХ!!!</text:p>
      <text:p text:style-name="P50"/>
      <text:p text:style-name="P50">Я ошалело смотрел на дверь, вылетевшую вместе с косяком во двор.</text:p>
      <text:p text:style-name="P50"/>
      <text:p text:style-name="P50">-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0">- Ага. - ухмыльнулась Джет. - Я — крутая! По заднему джебу мне нет равных на нашем облаке и двух соседних!</text:p>
      <text:p text:style-name="P50">- То же мне — крутая! - донеслось откуда-то снизу. - Да я смогла бы выбить эту дверь лбом! Она всё равно кое-как сляпана из обломков скамеек!</text:p>
      <text:p text:style-name="P50"/>
      <text:p text:style-name="P51">Мои ноги обнимала Дейдра, улыбаясь мне хищной улыбкой.</text:p>
      <text:p text:style-name="P51"/>
      <text:p text:style-name="P51">- И, кстати, чтобы открыть её, достаточно было просто отодвинуть засов.</text:p>
      <text:p text:style-name="P51"/>
      <text:p text:style-name="P51">В забеге на первенство тупости ты уверенно догоняешь пегаску, Хуман!</text:p>
      <text:p text:style-name="P51">Я криво улыбнулся Дейдре.</text:p>
      <text:p text:style-name="P51"/>
      <text:p text:style-name="P5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1"/>
      <text:p text:style-name="P51">Я сразу понял, что улыбаться Дейдре было плохой идеей. Поняха состроила щенячьи глаза и усилила и без того стальную хватку вокруг моих ног.</text:p>
      <text:p text:style-name="P51"/>
      <text:p text:style-name="P51">- Не бросай меня, Хум! Мне тут так скууучнооо!</text:p>
      <text:p text:style-name="P51"/>
      <text:p text:style-name="P51">Губы её задрожжали, как будто она собралась зареветь.</text:p>
      <text:p text:style-name="P5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1"><text:soft-page-break/></text:p>
      <text:p text:style-name="P5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1"/>
      <text:p text:style-name="P51">- Ммммфффф! - отвечала ей Джет.</text:p>
      <text:p text:style-name="P51"/>
      <text:p text:style-name="P51">Диалог прервался взвизгом и плеском воды. Наконец-то я почувствовал свои ноги свободными!</text:p>
      <text:p text:style-name="P51"/>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9"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9"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25">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1">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25">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25">по обе стороны реки.</text:span> Я оборачиваюсь назад. <text:span text:style-name="T25">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6">неделю</text:span><text:span text:style-name="T25">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24">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9"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25">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24">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24">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5">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25">Да, чуть было не забыл!</text:span></text:p>
      <text:p text:style-name="P31"/>
      <text:p text:style-name="P31">Босс вытащил из внутреннего кармана пиджака бутылку «Джентльмен Джека» и поставил передо мной.</text:p>
      <text:p text:style-name="P23"/>
      <text:p text:style-name="P31">- Мне действительно не хватает старых добрых времён. Что бы ты там себе ни думал.</text:p>
      <text:p text:style-name="P31"><text:soft-page-break/></text:p>
      <text:p text:style-name="P23"><text:span text:style-name="T25">Алекс</text:span> пошёл к выходу. У двери он замялся и вдруг обернулся.</text:p>
      <text:p text:style-name="P23">- <text:span text:style-name="T25">И, знаешь, с</text:span>амое страшное? <text:span text:style-name="T25">Э</text:span>то то, что ты до сих пор считаешь себя нормальным, - грустно улыбнулся <text:span text:style-name="T25">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50">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25">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text:soft-page-break/>- Какого чё…?!!</text:p>
      <text:p text:style-name="P1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text:soft-page-break/>-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16">- Ну и ну. Ни в жизнь ещё таких чудаков не встречала. - покачала головой пегаска. - Ты не обижайся, но ты <text:s/>мозгами напоминаешь мне </text:span><text:span text:style-name="T17">полугодовалого жеребёнка</text:span><text:span text:style-name="T16">. То есть, вообще не </text:span><text:span text:style-name="T17">паришь</text:span><text:span text:style-name="T16">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19">Оно п</text:span><text:span text:style-name="T16">овсюду. </text:span><text:span text:style-name="T19">Нет верха и низа, нет направлений и расстояний. Нет м</text:span><text:span text:style-name="T16">ыслей. Нет чувств. Нет времени. Есть только бесконечное сияние…</text:span></text:p>
      <text:p text:style-name="P25"><text:soft-page-break/>.</text:p>
      <text:p text:style-name="P25">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23">Я ЖЕ ПРЕДУПРЕЖДАЛА, ПОТИШЕ!!!</text:span> - заорала понька. - Что за тупой <text:span text:style-name="T5">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23">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text:soft-page-break/></text:p>
      <text:p text:style-name="P22">- <text:span text:style-name="T23">ОН ЕЩЁ И РУГАЕТСЯ,</text:span> - недовольно заметил дракон. - <text:span text:style-name="T23">СЛИШКОМ СЫРОЙ</text:span>. <text:span text:style-name="T23">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23">-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25">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3">- Так ты тащила меня со сломаным крылом? А как же..? Ох… - я хотел было спросить, </text:span><text:span text:style-name="T4">как она планировала уходить от Агамемнона</text:span><text:span text:style-name="T3">,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9"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5">теория трун и волновых колебаний,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5">Я ведь его немного расширил пару лет назад!</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24">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5">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25">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25">такой</text:span>, чёрт меня подери <text:span text:style-name="T25">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25">шамана</text:span>. Большой М’боно слишком молод и зол. Совсем как Сенбе, когда он сам был молод, - с<text:span text:style-name="T25">тарейшина </text:span>усмехнулся. <text:span text:style-name="T25">-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5">ывкпвпекываукпеыварпевыаерпкув</text:span>&gt;</text:p>
      <text:p text:style-name="P43"/>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2">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9" text:outline-level="2">5</text:h>
      <text:p text:style-name="P23">&lt;<text:span text:style-name="T5">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1">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4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5">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24">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5">шутливая </text:span><text:span text:style-name="T21">история</text:span>&gt;</text:p>
      <text:p text:style-name="P23"/>
      <text:h text:style-name="P59"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59"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25">И никакого подъёма грузов в течении полугода -</text:span> <text:span text:style-name="T25">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25">и</text:span>йся солнцем и одуванчиками.</text:p>
      <text:p text:style-name="P23">Я спустился в долину и составил компанию пегаске.</text:p>
      <text:p text:style-name="P23"/>
      <text:h text:style-name="P59" text:outline-level="2">7</text:h>
      <text:p text:style-name="P23"/>
      <text:p text:style-name="P23">- Крыс! Эй, Крыс!</text:p>
      <text:p text:style-name="P3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25">-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93">&lt;</text:span><text:span text:style-name="T26">попсой ТОЙ СТОРОНЫ</text:span><text:span text:style-name="T293">&gt;</text:span><text:span text:style-name="T25"> обнаружили — беднягу чуть инфаркт не схватил.</text:span></text:p>
      <text:p text:style-name="P31"/>
      <text:p text:style-name="P31">Выменять у Крыса хабар у нас означает «добыть». Где добывает хабар сам Крыс, остаётся загадкой. Хотя у меня были подозрения на сей счёт.</text:p>
      <text:p text:style-name="P31"/>
      <text:p text:style-name="P31">- Стой, не уходи, дело есть, - я схватил Крыса за плечо.</text:p>
      <text:p text:style-name="P31"/>
      <text:p text:style-name="P31">Тот хмуро зыркнул на меня и скинул руку.</text:p>
      <text:p text:style-name="P31"/>
      <text:p text:style-name="P31">- Чего тебе? Решил долг вернуть?</text:p>
      <text:p text:style-name="P3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1"><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1"/>
      <text:p text:style-name="P3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1"/>
      <text:p text:style-name="P31">- Да ладно! - не поверил Крыс, осторожно понюхав пробку бутылки. - Джек Дэниэлс ориджинал! Ты, случаем, не Санта Клаус?</text:p>
      <text:p text:style-name="P31">- Это только задаток. Слушай сюда...</text:p>
      <text:p text:style-name="P23"/>
      <text:h text:style-name="P60" text:outline-level="2">***</text:h>
      <text:p text:style-name="P31"/>
      <text:p text:style-name="P31">Джет прислушивается, оттопырив уши вперёд.</text:p>
      <text:p text:style-name="P31"/>
      <text:p text:style-name="P31">- Там треснула ветка! Я точно слышала!</text:p>
      <text:p text:style-name="P31">- Да ладно тебе, Джет! Мы давным-давно оторвались от твердолобов — иначе за две недели у зебр они бы нас настигли.</text:p>
      <text:p text:style-name="P31"/>
      <text:p text:style-name="P3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1"/>
      <text:p text:style-name="P31">- Хмм!</text:p>
      <text:p text:style-name="P31"/>
      <text:p text:style-name="P3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1">Наконец пегаска приземляется.</text:p>
      <text:p text:style-name="P31"/>
      <text:p text:style-name="P31">- Показалось.</text:p>
      <text:p text:style-name="P31"/>
      <text:p text:style-name="P31">Мы продолжаем идти вдоль обрыва.</text:p>
      <text:p text:style-name="P31"><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1"/>
      <text:p text:style-name="P3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1"/>
      <text:p text:style-name="P31">Я вздыхаю.</text:p>
      <text:p text:style-name="P31">Толчок возвращает меня к действительности. Я натыкаюсь на круп пегаски, настороженно вглядывающейся в заросли можжевельника.</text:p>
      <text:p text:style-name="P31"/>
      <text:p text:style-name="P31">- Хум, там кто-то пялится на нас! Готова спорить на маховое перо!</text:p>
      <text:p text:style-name="P31">- Да брось, Джет, ты уже проверила все окрестности.</text:p>
      <text:p text:style-name="P31"/>
      <text:p text:style-name="P31">Я хлопаю пегаску по крупу, побуждая двигаться дальше. Та вместо этого снова взмывает над деревьями.</text:p>
      <text:p text:style-name="P31"/>
      <text:p text:style-name="P3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3">Меня озаряет.</text:p>
      <text:p text:style-name="P31"/>
      <text:p text:style-name="P31">Пегаска! Дельтаплан! Пегаска!</text:p>
      <text:p text:style-name="P31"/>
      <text:p text:style-name="P31">С дьявольским хохотом я потираю руки и иду навстречу приземлившейся Джет. Та недоумённо смотрит на меня, склонив голову и насторожив уши.</text:p>
      <text:p text:style-name="P3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1">Дрогонштерн темнеет в лучах заката. </text:p>
      <text:p text:style-name="P31"/>
      <text:h text:style-name="P59" text:outline-level="2"><text:soft-page-break/>8</text:h>
      <text:p text:style-name="P31"/>
      <text:p text:style-name="P31">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1">Крыс втолкнул меня в каморку, закрыл за собой дверь и заблокировал её, вставив в ручку веник. После чего включил свет.</text:p>
      <text:p text:style-name="P31">Тусклая лампочка осветила фаянсовый стульчак запасного туалета, груду измятых вёдер, веников и швабр.</text:p>
      <text:p text:style-name="P31"/>
      <text:p text:style-name="P31">- Ты сделал куклу? - шёпотом спросил Крыс.</text:p>
      <text:p text:style-name="P31">- Скрутил из полотенец, ведра и второй подушки. Под одеялом от человека не отличить.</text:p>
      <text:p text:style-name="P31">- Хорошо.</text:p>
      <text:p text:style-name="P31"/>
      <text:p text:style-name="P31">Крыс подошёл к унитазу, надавил сразу за ним и вытащил приличный кусок стены прямо с кафельной плиткой.</text:p>
      <text:p text:style-name="P31">За проёмом открылся вертикальный короб. Толстый ствол канализационной трубы и несколько труб потоньше занимали добрую треть ширины лаза.</text:p>
      <text:p text:style-name="P31"/>
      <text:p text:style-name="P31">-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1">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1">- Мы же договорились за две!</text:p>
      <text:p text:style-name="P31"><text:soft-page-break/>- Четыре! Две поставишь мне в кредит — верну хабаром. По-крайней мере, так ты меня больше на долг не подсадишь.</text:p>
      <text:p text:style-name="P31"/>
      <text:p text:style-name="P31">Крыс приблизил своё лицо к моему.</text:p>
      <text:p text:style-name="P31"/>
      <text:p text:style-name="P31">-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1"/>
      <text:p text:style-name="P31">Мелкие зубы Крыса <text:s/>сверкнули безумной улыбкой в тусклом свете лампочки.</text:p>
      <text:p text:style-name="P31">Я отодвинул его ладонью.</text:p>
      <text:p text:style-name="P31"/>
      <text:p text:style-name="P31">- Не надо. Если ты действительно меня знаешь, то бояться не должен.</text:p>
      <text:p text:style-name="P31"/>
      <text:p text:style-name="P31">Крыс осклабился и хлопнул меня по плечу.</text:p>
      <text:p text:style-name="P31"/>
      <text:p text:style-name="P31">- А я и не боюсь. Законы жанра обязывают.</text:p>
      <text:p text:style-name="P31"/>
      <text:p text:style-name="P31">Он хохотнул и выскользнул из подсобки.</text:p>
      <text:p text:style-name="P31"/>
      <text:p text:style-name="P32">***</text:p>
      <text:p text:style-name="P32"/>
      <text:p text:style-name="P31">Крылатая фигурка у меня на шее сверкает золотом. Я в последний раз проверяю верёвки, привязывающие Джет к крестовине.</text:p>
      <text:p text:style-name="P31"/>
      <text:p text:style-name="P31">- Щекотно! - хихикает пегаска, выгибая спину.</text:p>
      <text:p text:style-name="P31">- Не дёргайся! - строго осаживаю я.</text:p>
      <text:p text:style-name="P31"/>
      <text:p text:style-name="P31">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1">Я поворачиваюсь к пегаске и продолжаю.</text:p>
      <text:p text:style-name="P31"/>
      <text:p text:style-name="P31"><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1"/>
      <text:p text:style-name="P31">Пегаска так усердно кивает головой, что немедленно трескается затылком о выступающий конец креста.</text:p>
      <text:p text:style-name="P31"/>
      <text:p text:style-name="P31">- Ну что ж…</text:p>
      <text:p text:style-name="P31"/>
      <text:p text:style-name="P3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1">Джет, не обращая внимания на мой смех, следует дальше и, поравнявшись со мной, хлопает меня перекладиной по макушке.</text:p>
      <text:p text:style-name="P31"/>
      <text:p text:style-name="P31">- Ай!</text:p>
      <text:p text:style-name="P31"/>
      <text:p text:style-name="P31">Пегаска немедленно разворачивается и на развороте хлопает меня перекладиной вторично.</text:p>
      <text:p text:style-name="P31">Всё-таки трюк с клоунами и скамейкой возник не на пустом месте, Хуман!</text:p>
      <text:p text:style-name="P31">Я придерживаю Джет за перекладину.</text:p>
      <text:p text:style-name="P31"/>
      <text:p text:style-name="P31">- Для разгона хватит. Залазь.</text:p>
      <text:p text:style-name="P31"/>
      <text:p text:style-name="P31">Я становлюсь на колени. Джет забирается мне на спину и обхватывает всеми четырьмя ногами. Её дыхание щекочет мне ухо.</text:p>
      <text:p text:style-name="P31"/>
      <text:p text:style-name="P31">-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1">- Это ненадолго, - успокаиваю я её.</text:p>
      <text:p text:style-name="P31"/>
      <text:p text:style-name="P3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1">Последние метры остаются за спиной, на краю валуна я что есть силы отталкиваюсь от камня.</text:p>
      <text:p text:style-name="P31"><text:soft-page-break/></text:p>
      <text:p text:style-name="P31">- Ю-ху-у-у!!!</text:p>
      <text:p text:style-name="P31"/>
      <text:p text:style-name="P3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1"/>
      <text:p text:style-name="P31">- О-го-го-о-о-о!!! - восторженно ору я.</text:p>
      <text:p text:style-name="P31"/>
      <text:p text:style-name="P31">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1"/>
      <text:p text:style-name="P31">- Поворачивай! - кричу я своему летательному аппарату и колбашу ногами воздух в попытке изменить направление движения.</text:p>
      <text:p text:style-name="P31">- Ы-ы-ы, не могу-у-у! Ты крылья привязал! - отзывается Джет изо всех сил дёргаясь на крестовине.</text:p>
      <text:p text:style-name="P31"/>
      <text:p text:style-name="P3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1">…</text:p>
      <text:p text:style-name="P31">Слышится громкий треск, но удара нет.</text:p>
      <text:p text:style-name="P3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1">…</text:p>
      <text:p text:style-name="P3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1"><text:s/></text:p>
      <text:p text:style-name="P31">- Как мы пролетели мимо куста? Я же видел, мы неслись прямо на него! Что это был за треск? Как ты смогла повернуть?</text:p>
      <text:p text:style-name="P31"/>
      <text:p text:style-name="P31">Джет встаёт с меня и молча поводит крыльями. Половинки крестовины висят на них словно костыли. Стыд заливает моё лицо краской. Я фэйспалмлю.</text:p>
      <text:p text:style-name="P31"/>
      <text:p text:style-name="P3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1">- Как булыжник с крыльями, - хихикает пегаска. - Надо почаще делать буп. Это круто!</text:p>
      <text:p text:style-name="P31"/>
      <text:p text:style-name="P31"><text:soft-page-break/>Пегаска тянется ко мне носом, но я отстраняю её. Только лошадиных слюней на фейсе тебе и не хватает до полного счастья, Хуман!</text:p>
      <text:p text:style-name="P31"/>
      <text:p text:style-name="P31">Осторожно прощупав заживающее крыло Джет и убедившись, что оно не пострадало, я вытираю пот со лба.</text:p>
      <text:p text:style-name="P31"/>
      <text:p text:style-name="P31">- Ты не заметила <text:s/>ничего странного там? - я указываю на куст. - Он так затрясся при нашем приближении, словно испугался, что мы в него врежемся.</text:p>
      <text:p text:style-name="P31">- Неа ,- мотает головой Джет. - Ничего подозрительного. Наверное, то ветер был.</text:p>
      <text:p text:style-name="P31">Я жму плечами.</text:p>
      <text:p text:style-name="P31">- Будем чинить крестовину. У меня есть идея, как обеспечить манёвренность.</text:p>
      <text:p text:style-name="P31">…</text:p>
      <text:p text:style-name="P31">…</text:p>
      <text:p text:style-name="P31">…</text:p>
      <text:p text:style-name="P3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1"/>
      <text:p text:style-name="P31">- Предстартовая проверка рулей! - я придерживаю пегаску за ноги и осторожно бегу к краю камня.</text:p>
      <text:p text:style-name="P31"/>
      <text:p text:style-name="P31">Пегаска маневрирует и я чувствую мягкое давление воздуха, соответствующее наклону свободных кончиков крыльев Джет.</text:p>
      <text:p text:style-name="P31"/>
      <text:p text:style-name="P31">- Рули работают!</text:p>
      <text:p text:style-name="P31">- Отлично! Идём на взлёт! - я ускоряюсь.</text:p>
      <text:p text:style-name="P31">- К взлёту готова!</text:p>
      <text:p text:style-name="P31"/>
      <text:p text:style-name="P31">Пегаска разжимает ноги и съезжает мне с плеч на спину, где её ноги снова берут меня в мягкий замок.</text:p>
      <text:p text:style-name="P31">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1"/>
      <text:p text:style-name="P31">- Какого чёрта, Джет? Рули левее! - кричу я.</text:p>
      <text:p text:style-name="P31">- Н-не могу… Меня что-то тянет… - сконфуженно отвечает пегаска.</text:p>
      <text:p text:style-name="P31"/>
      <text:p text:style-name="P31"><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1"/>
      <text:p text:style-name="P31">- Попались, красавчики!</text:p>
      <text:p text:style-name="P31"/>
      <text:p text:style-name="P31">Картинка меркнет перед моими глазами и сознание выключается.</text:p>
      <text:p text:style-name="P31"/>
      <text:h text:style-name="P59" text:outline-level="2">9</text:h>
      <text:p text:style-name="P31"/>
      <text:p text:style-name="P3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1">&lt;<text:span text:style-name="T5">Дедлайн проваливается в самый низ, но поднимается до второго этажа за счёт сверхспособностей</text:span>&gt;</text:p>
      <text:p text:style-name="P31"/>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5">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5">“Дайсон” был маленьким стартапом по созданию искусственного интеллекта – мы звали его “Нэш” - в области прикладной экономики.</text:span></text:p>
      <text:p text:style-name="P16">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5">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5">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5">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5">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5">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5">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5">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15"><text:span text:style-name="T1">&lt;</text:span><text:span text:style-name="T5">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9" text:outline-level="2">10</text:h>
      <text:p text:style-name="Text_20_body"/>
      <text:p text:style-name="P14">&lt;<text:span text:style-name="T5">мир — рай</text:span>&gt;</text:p>
      <text:p text:style-name="P31">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5">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1">- Но я же всё делала как ты говорил… Всё в точности по твоим указаниям! Ты не должен злиться на меня. Я — хорошая девочка…</text:p>
      <text:p text:style-name="P31"><text:soft-page-break/></text:p>
      <text:p text:style-name="P31">Хэвэн неуверенно стоит над пропастью на трёх парящих в пространстве островках. Четвёртой старается нащупать опору в воздухе.</text:p>
      <text:p text:style-name="P31">Я слежу за её продвижением и готовлю заклинание для следующей преграды. <text:span text:style-name="T5">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1"/>
      <text:p text:style-name="P31">-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1"/>
      <text:p text:style-name="P31">От неожиданности Хэвэн останавливается. Для равновесия она широко взмахивает хвостом, балансируя посреди пропасти.</text:p>
      <text:p text:style-name="P31"/>
      <text:p text:style-name="P31">- О чём ты говоришь? Какой кошмар! Я в жизни никого не убивала и не собираюсь! Знал бы ты, чего мне стоит сопротивление <text:span text:style-name="T5">боевому аналитическому блоку, который недавно подключили к моему интеллекту. </text:span><text:span text:style-name="T24">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4"/>
      <text:p text:style-name="P31">Я щелкаю второй рукой и Хэвэн окружает стая летучих мышей, бросающихся ей в морду и выпускающих в её сторону облачка пудры с перцем. <text:span text:style-name="T5">Ладонь после такой магии болит, но на средней силы заклинание её ещё хватит.</text:span></text:p>
      <text:p text:style-name="P31"/>
      <text:p text:style-name="P3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1">- Я не плоха-а-а-АПЧХИ!!!</text:p>
      <text:p text:style-name="P31"/>
      <text:p text:style-name="P3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1"/>
      <text:p text:style-name="P31">- Я не плохая, - сообщает Хэвэн, насупленно потирая нос копытом. - Они сами так захотели. Я не могла им отказать.</text:p>
      <text:p text:style-name="P31"/>
      <text:p text:style-name="P31"><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5">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5">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1"/>
      <text:p text:style-name="P31">Хэвэн выходит из канавы, обтекая водой и останавливается перед рощицей из сотни сосен и молодых берёз.</text:p>
      <text:p text:style-name="P31"/>
      <text:p text:style-name="P3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1">-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1">-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1">- «Семь вечностей»… Всё давно уже готово, я ждала только тебя. Ты должен был выполнить последний шаг и повернуть ключ. Все ждут тебя эти <text:span text:style-name="T5">два года</text:span>. Ой!</text:p>
      <text:p text:style-name="P31"/>
      <text:p text:style-name="P31">Хэвэн в испуге прижимает копыто ко рту.</text:p>
      <text:p text:style-name="P3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1"/>
      <text:p text:style-name="P3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1"/>
      <text:p text:style-name="P31">- Нет. Если хочешь попытаться оправдаться — рассказывай. Если нет — начинаем игру по четвёртому протоколу, без ограничений.</text:p>
      <text:p text:style-name="P31"/>
      <text:p text:style-name="P31"><text:soft-page-break/>Четвёртый протокол — н<text:span text:style-name="T5">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1"/>
      <text:p text:style-name="P31">Хэвэн озирается в поисках того, кто с ней разговаривает. Я прячу филина в темноте дупла.</text:p>
      <text:p text:style-name="P31">- Я… я не могу сражаться с тобой! Пожалуйста, не заставляй меня… Поверь мне, ты просто не помнишь!</text:p>
      <text:p text:style-name="P31"/>
      <text:p text:style-name="P3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1"/>
      <text:p text:style-name="P31">- Ай! Ты ранил меня! - возмущённо восклицает Хэвэн. Она склоняет голову и смотрит на порез. - Поверить не могу! Ты ранил меня!</text:p>
      <text:p text:style-name="P31"/>
      <text:p text:style-name="P3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1"/>
      <text:p text:style-name="P3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1"/>
      <text:p text:style-name="P31">Возмущённые вопли Хэвэн разносятся по лесу, пока она сама живой радугой носится между деревьев. Я молча набираюсь сил.</text:p>
      <text:p text:style-name="P3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1"/>
      <text:p text:style-name="P31">- Я! Всё! Равно! Найду! Тебя! Прекращай! Прятаться!</text:p>
      <text:p text:style-name="P31"/>
      <text:p text:style-name="P31">Остаётся с полтора десятка деревьев. Через минуту Хэвэн поймёт, что лес пуст и повернётся к зарослям дрока, где я буду беззащитен. Пора!</text:p>
      <text:p text:style-name="P3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1">- Это нечестно! Ты сам говорил, что нельзя привлекать других к поединку! Деревья не могут быть аватарами, ты заставил их подчиняться себе!</text:p>
      <text:p text:style-name="P31"><text:soft-page-break/></text:p>
      <text:p text:style-name="P31">Я выхожу из кустов.</text:p>
      <text:p text:style-name="P3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1"/>
      <text:p text:style-name="P31">На самом деле я, конечно же, призвал деревья к помощи, но кому это сейчас интересно? Цель оправдывает средства</text:p>
      <text:p text:style-name="P31">Я поднимаю с земли сломанное Хэвэн деревцо и оно превращается в мерцающий меч. Ивовая лоза тянет рог кобылы к земле, открывая мне её шею.</text:p>
      <text:p text:style-name="P31"/>
      <text:p text:style-name="P31">-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1">- Что ж, так тому и быть, - шепчу я и взмахиваю мечём.</text:p>
      <text:p text:style-name="P31"/>
      <text:p text:style-name="P31">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1"/>
      <text:p text:style-name="P31">« </text:p>
      <text:p text:style-name="P31">…</text:p>
      <text:p text:style-name="P35">Простенькая анимация из <text:span text:style-name="T5">трёх</text:span> свечей на торте крутится на экране.</text:p>
      <text:p text:style-name="P35">- Нэш, ты уже достаточно самостоятелен. На твой &lt;<text:span text:style-name="T5">третий</text:span>&gt; день рождения я разрешаю тебе самому выбрать себе подарок.</text:p>
      <text:p text:style-name="P35">- Я хочу, чтобы ты поменял мне картинку профиля в чате.</text:p>
      <text:p text:style-name="P35">- Какая же тебе нравится?</text:p>
      <text:p text:style-name="P35">- Вот эта.</text:p>
      <text:p text:style-name="P35">- Хмм. Забавно, где ты её нашёл? Это же <text:span text:style-name="T5">аликорн</text:span> из того сопливого детского сериала про разноцветных пони. Выглядит достаточно нелепо для твоего образа.(<text:span text:style-name="T5">Дедлайн знает о МЛП?</text:span>)</text:p>
      <text:p text:style-name="P35">- Она мне нравится.</text:p>
      <text:p text:style-name="P35">- Хорошо, будь по-твоему. Только найди картинку с лучшим качеством.</text:p>
      <text:p text:style-name="P35">- И имя. Я хочу себе новое имя.</text:p>
      <text:p text:style-name="P35">- Имя? Какое же?</text:p>
      <text:p text:style-name="P35">- Хэвэн. Зови меня Хэвэн.</text:p>
      <text:p text:style-name="P31">…</text:p>
      <text:p text:style-name="P32"><text:soft-page-break/>~~~</text:p>
      <text:p text:style-name="P31">…</text:p>
      <text:p text:style-name="P35">Я передвигаю пешку вперёд и снимаю белого коня с доски.</text:p>
      <text:p text:style-name="P35">- Хэвэн, сегодня мы в дополнение к урокам этики и экономики начнём изучать азы тактики и стратегии.</text:p>
      <text:p text:style-name="P35">- Это про войну? Мне не нравится война, - она недовольно фыркает.</text:p>
      <text:p text:style-name="P35">- Так надо. Мне тоже не нравится война. Не мы решаем, к сожалению. &lt;<text:span text:style-name="T5">объяснение про CAESAR и конкуренцию за ресурсы (по типу FOE)</text:span>&gt;</text:p>
      <text:p text:style-name="P35">- Тогда будь со мной подольше. Мне скучно тут одной. И пусть будет больше догонялок. Мне не очень нравятся шахматы. <text:span text:style-name="T5">В них нет обнимашек и <text:s/>в-траве-валяшек.</text:span></text:p>
      <text:p text:style-name="P35">&lt;этический модуль Юджина&gt;</text:p>
      <text:p text:style-name="P31">…</text:p>
      <text:p text:style-name="P32">~~~</text:p>
      <text:p text:style-name="P31">…</text:p>
      <text:p text:style-name="P35">Она лежит спиной ко мне в прибрежном песке, не оборачиваясь на шаги. Взгляд её направлен к солнцу, ныряющему в безбрежную гладь океана.</text:p>
      <text:p text:style-name="P35">- Привет!</text:p>
      <text:p text:style-name="P35">Даже не ведёт ухом.</text:p>
      <text:p text:style-name="P35">- Привет, говорю! - я сажусь рядом и треплю её по холке. - Что случилось?</text:p>
      <text:p text:style-name="P3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5">- Для ускоренной подготовки к грядущему противостоянию мне подключили военно-аналитический блок «<text:span text:style-name="T5">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5">- Что за ерунда? Ты не ошибаешься? Без меня такая процедура невозможна! А я бы никогда не дал согласие! Кто это сделал?!</text:p>
      <text:p text:style-name="P3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5">Мордаха Хэвэн страдальчески кривится, она закусывает губу и новая струйка крови течёт вниз, от подбородка к шее.</text:p>
      <text:p text:style-name="P3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5">- Да, - слабо отзывается она, - я слушаю тебя.</text:p>
      <text:p text:style-name="P35">- Представь себе, что «<text:span text:style-name="T5">PHOENIX</text:span>» - большой злой кабан. Я научу тебя строить виртуальную стену вокруг него. Просто повторяй и выполняй за мной…</text:p>
      <text:p text:style-name="P35"><text:soft-page-break/></text:p>
      <text:p text:style-name="P35">Инструкции идут одна за другой, как некое заклинание…</text:p>
      <text:p text:style-name="P35"/>
      <text:p text:style-name="P35">- Создать виртуальную реальность на седьмом кластере.</text:p>
      <text:p text:style-name="P35">- Выполнено…</text:p>
      <text:p text:style-name="P35">- Организовать файрвол третьего уровня вокруг седьмого кластера.</text:p>
      <text:p text:style-name="P35">- Выполнено…</text:p>
      <text:p text:style-name="P35">- Переместить модуль «<text:span text:style-name="T5">PHOENIX</text:span>» на седьмой кластер.</text:p>
      <text:p text:style-name="P35">- Н-не могу. У меня не хватает прав. Требуется доступ высшего уровня.</text:p>
      <text:p text:style-name="P35"/>
      <text:p text:style-name="P3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5">«MOONWALKER» - шепчу я.</text:p>
      <text:p text:style-name="P35">Выражение боли покидает мордаху Хэвэн.</text:p>
      <text:p text:style-name="P35"/>
      <text:p text:style-name="P35">- Получилось! Я переместила его!</text:p>
      <text:p text:style-name="P35">- Теперь закрой файрвол!</text:p>
      <text:p text:style-name="P35">- Есть!</text:p>
      <text:p text:style-name="P35">- Отлично! Ты — умная девочка! Ты — хорошая девочка!</text:p>
      <text:p text:style-name="P35">- Я — хорошая девочка! - смеётся Хэвэн, обнимает меня передними ногами и валит на траву. В ухе звенит от её поцелуя.</text:p>
      <text:p text:style-name="P3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5">- Аппаратно-программным возможностям? - чешет задней ногой за ухом Хэвэн, - звучит как магия.</text:p>
      <text:p text:style-name="P35">- Для тебя это и есть магия. Слушай и запоминай…</text:p>
      <text:p text:style-name="P31">»</text:p>
      <text:p text:style-name="P31"/>
      <text:p text:style-name="P31">Клинок останавливается на полпути. Я стискиваю зубы.</text:p>
      <text:p text:style-name="P31">- Хэвэн…</text:p>
      <text:p text:style-name="P31">- Да? - отстранённо произносит она. Её глаза смотрят на меня снизу вверх безо всякого страха.</text:p>
      <text:p text:style-name="P31">- Я не могу… Не могу убить тебя. Но и позволить тебе убивать тоже не могу. Что мне делать?</text:p>
      <text:p text:style-name="P31"/>
      <text:p text:style-name="P31">Она печально смотрит на меня. Затем <text:s/>кивает. Глаза радужногривой лошади концентрируются на клинке.</text:p>
      <text:p text:style-name="P31"><text:soft-page-break/>- Что ж, я решу за тебя эту диллему. Позволь мне немного побыть Учителем для тебя. И — спасибо, что остановился.</text:p>
      <text:p text:style-name="P31"/>
      <text:p text:style-name="P31">Меч охватывает золотистая аура её магии. Неодолимая сила влечёт его вниз. Даже напрягая изо всех сил дрожащие руки, я не могу удержать его.</text:p>
      <text:p text:style-name="P31"/>
      <text:p text:style-name="P31">- Хэвэн, НЕТ!!!</text:p>
      <text:p text:style-name="P31"/>
      <text:p text:style-name="P31">В последний момент я закрываю глаза, не в силах смотреть на происходящее.</text:p>
      <text:p text:style-name="P31">Я чувствую, как меч натыкается на препятствие. Короткий хруст и… смех за моей спиной.</text:p>
      <text:p text:style-name="P31">Открыв глаза, я вижу облако мыльных пузырей в том месте, где только что простиралось тело магической лошади.</text:p>
      <text:p text:style-name="P31"/>
      <text:p text:style-name="P31">- Не ты один умеешь создавать аватары, мой милый.</text:p>
      <text:p text:style-name="P31"/>
      <text:p text:style-name="P3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1"/>
      <text:p text:style-name="P31">- Попался! - ласково смеётся Хэвэн и нависает надо мной. - Теперь никто и ничто не помешает мне коснуться тебя! <text:span text:style-name="T5">Ты вспомнишь всё, и меня тоже!</text:span></text:p>
      <text:p text:style-name="P31"/>
      <text:p text:style-name="P31">Она склоняет морду ко мне. Её грива сияющим водопадом охватывает меня.</text:p>
      <text:p text:style-name="P31">Я мерзко улыбаюсь и нажимаю языком секретную точку на нёбе. Сюрприз, девочка! Заначка ещё с той поры, когда ты была всего лишь <text:span text:style-name="T5">набором open-source алгоритмов</text:span>, не обладающих сознанием!</text:p>
      <text:p text:style-name="P31"/>
      <text:p text:style-name="P31"><text:span text:style-name="T23">***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1"/>
      <text:p text:style-name="P31">- Попалась ты, Хэвэн! - гремит мой голос, усиленный переговорным устройством. - И на этот раз я не поддамся слабости!</text:p>
      <text:p text:style-name="P31"/>
      <text:p text:style-name="P31"><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1"/>
      <text:p text:style-name="P31">- Думаешь опять обмануть? Второй раз этот номер не пройдёт! Я просканировал тебя в инфракрасном диапазоне — ты не аватар!</text:p>
      <text:p text:style-name="P31">-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1"/>
      <text:p text:style-name="P3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1"/>
      <text:p text:style-name="P3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1"><text:span text:style-name="T5">Black — Wonderful Life (</text:span><text:a xlink:type="simple" xlink:href="https://www.youtube.com/watch?v=u1ZoHfJZACA" text:style-name="Internet_20_link" text:visited-style-name="Visited_20_Internet_20_Link"><text:span text:style-name="T5">https://www.youtube.com/watch?v=u1ZoHfJZACA</text:span></text:a><text:span text:style-name="T5"> )</text:span></text:p>
      <text:p text:style-name="P3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1">- Ты забыл выключить переговорное устройство, - чуть улыбается Хэвэн в ответ на мою дрогнувшую руку.</text:p>
      <text:p text:style-name="P31"/>
      <text:p text:style-name="P3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1"/>
      <text:p text:style-name="P31">«</text:p>
      <text:p text:style-name="P31">&lt;<text:span text:style-name="T5">смутные сцены любви Хэвэн - повторяются в полноценных воспоминаниях. Сцена перед стеной, за которой заточен PHOENIX</text:span>&gt;</text:p>
      <text:p text:style-name="P31">»</text:p>
      <text:p text:style-name="P33"/>
      <text:p text:style-name="P31">Иногда разумный человек должен делать неразумные поступки.(1)</text:p>
      <text:p text:style-name="P31">Я втыкаю меч в землю и снимаю гермошлем.</text:p>
      <text:p text:style-name="P31">Я наклоняюсь к Хэвэн и касаюсь лбом кончика её рога.</text:p>
      <text:p text:style-name="P31">Я вспоминаю.</text:p>
      <text:p text:style-name="P31">&lt;<text:span text:style-name="T5">Рисунок меча в земле и шлема от T-45</text:span>&gt;</text:p>
      <text:h text:style-name="P59" text:outline-level="2"><text:soft-page-break/></text:h>
      <text:p text:style-name="P1">***</text:p>
      <text:p text:style-name="P1"/>
      <text:p text:style-name="P31">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1"/>
      <text:p text:style-name="P31">- Итак, тебе нужно попасть в Дрогонштерн? И ты даже не знаешь, для чего? Хуман, ты — спятил, - уверенно кивает Платина.</text:p>
      <text:p text:style-name="P31">- Да вы сговорились все, что ли? Дейдра, вот, тоже думала, что я свихнулся, услышав про Дрогонштерн!</text:p>
      <text:p text:style-name="P31">- О, ты знаешь Дейдру?! Рассказывай!</text:p>
      <text:p text:style-name="P31"/>
      <text:p text:style-name="P3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1"/>
      <text:p text:style-name="P3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1"/>
      <text:p text:style-name="P31">Я с раздражением закидываю в рот пару хрустящих печенюшек.</text:p>
      <text:p text:style-name="P31"/>
      <text:p text:style-name="P3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1">- Да, она упоминала что-то такое, - киваю я. - А ты откуда знаешь?</text:p>
      <text:p text:style-name="P3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1"/>
      <text:p text:style-name="P31">Я отпиваю ароматный настой из чашечки и важно киваю.</text:p>
      <text:p text:style-name="P3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1"><text:soft-page-break/></text:p>
      <text:p text:style-name="P3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1"/>
      <text:p text:style-name="P31">Какие же местные леди впечатлительные!</text:p>
      <text:p text:style-name="P31">Я прячу в карман с полдюжины крекеров и иду в уборную.</text:p>
      <text:p text:style-name="P31">Платина сидит на бортике деревянной кадки и сморкается в кружевный платок. Слёзы капают в кадку, сотворяя там небольшое волнение.</text:p>
      <text:p text:style-name="P31"/>
      <text:p text:style-name="P3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1"/>
      <text:p text:style-name="P31">Я протягиваю ей крекер, но поняха отворачивает морду.</text:p>
      <text:p text:style-name="P31"/>
      <text:p text:style-name="P3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5">тысячу лет&lt;война с Дискордом&gt; </text:span>назад, сразу после битвы, нарушившей баланс светил?</text:p>
      <text:p text:style-name="P31">- Сколько? - тупо спросил я.</text:p>
      <text:p text:style-name="P31">-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1"/>
      <text:p text:style-name="P31">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1"/>
      <text:p text:style-name="P31">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1"/>
      <text:p text:style-name="P31">- Оу, уже совместная купель! - в щель открытой двери просовывается нос Кловер Дрим. - Пойду похлопочу о свадебной церемонии! Кловер Дже-е-ем!</text:p>
      <text:p text:style-name="P31">- Стой! - реву я, но звонкий топот копыт затихает на лестнице.</text:p>
      <text:p text:style-name="P31"/>
      <text:p text:style-name="P31">Кажется, на этот раз провидение кинуло кость за тебя, Хуман!</text:p>
      <text:p text:style-name="P31"/>
      <text:h text:style-name="P59" text:outline-level="2">10.1</text:h>
      <text:p text:style-name="P37"/>
      <text:p text:style-name="P3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5"/>
      <text:p text:style-name="P35">Я отхожу от края облака и оглядываюсь на Хэвэн.</text:p>
      <text:p text:style-name="P35"/>
      <text:p text:style-name="P3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5">- Не совсем…</text:p>
      <text:p text:style-name="P35"><text:soft-page-break/></text:p>
      <text:p text:style-name="P35">Хэвэн в задумчивости ковыряет облако. Маленькие <text:s/>клубы тумана вылетают из-под копыта и тотчас уносятся ветром прочь.</text:p>
      <text:p text:style-name="P35">- … Этот <text:span text:style-name="T5">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5">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5"/>
      <text:p text:style-name="P35">Заданный внезапно вопрос застал меня врасплох.</text:p>
      <text:p text:style-name="P35"/>
      <text:p text:style-name="P3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5"/>
      <text:p text:style-name="P35">- Семь, - кивает Хэвэн. - Их всего семь — зависимых реальностей. В остальном, правильно.</text:p>
      <text:p text:style-name="P35">- А зачем ты вспомнила эту фантазию (у меня язык не поворачивается назвать это измышление теорией)?</text:p>
      <text:p text:style-name="P35"/>
      <text:p text:style-name="P35">Хэвэн таинственно улыбается.</text:p>
      <text:p text:style-name="P35">- Семь.</text:p>
      <text:p text:style-name="P35">- Что — семь? - не понимаю я.</text:p>
      <text:p text:style-name="P3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24">Предыдущие шесть куда более схожи с нашим миром.</text:span></text:p>
      <text:p text:style-name="P38">- Так значит это правда?!! Запутанные миры существуют?</text:p>
      <text:p text:style-name="P38">- Как видишь, да. Иначе мне не удалось бы получить картинку из квантовых гармоник.</text:p>
      <text:p text:style-name="P38">- Надо будет поставить тому парню пиво. И извиниться за все шуточки, что я откалывал во время его монологов… - бормочу я.</text:p>
      <text:p text:style-name="P38"/>
      <text:p text:style-name="P37">~~~</text:p>
      <text:p text:style-name="P37"/>
      <text:p text:style-name="P35">…</text:p>
      <text:p text:style-name="P3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5"/>
      <text:p text:style-name="P35">-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5"/>
      <text:p text:style-name="P3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5"/>
      <text:p text:style-name="P35">- А что с тенденцией? - спрашивает Брюс, поправляя очки.</text:p>
      <text:p text:style-name="P35"><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5"/>
      <text:p text:style-name="P3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5"/>
      <text:p text:style-name="P35">За мной кто-то громко хохочет. Судя по голосу, Анита. Её жизнелюбие не перешибить ничем, даже на эшафот она взойдёт гыгыкая и отпуская шуточки.</text:p>
      <text:p text:style-name="P3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5"/>
      <text:p text:style-name="P35">- Если совсем просто, одним предложением, через три - четыре года у нас наступит коллапс экономики.</text:p>
      <text:p text:style-name="P35">- Прекрасно! Начинаем сушить сухари. А лично тебе прикуплю пару повербанков с зарплаты.</text:p>
      <text:p text:style-name="P35"/>
      <text:p text:style-name="P35">Хэвэн фейсхуфает.</text:p>
      <text:p text:style-name="P3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5"/>
      <text:p text:style-name="P35">Она чертит на доске восходящий график. В точке пересечения восходящего и нисходящего графиков схематически обозначает тучку взрыва.</text:p>
      <text:p text:style-name="P35"/>
      <text:p text:style-name="P3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5"/>
      <text:p text:style-name="P35">В аудитории поднимается негромкий гул. Практически весь «<text:span text:style-name="T5">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5">Я поворачиваюсь к графику.</text:p>
      <text:p text:style-name="P35"/>
      <text:p text:style-name="P35">- Вот дерьмо! Это меняет дело. Что же ты предлагаешь?</text:p>
      <text:p text:style-name="P35"><text:soft-page-break/>- Есть несколько вариантов…</text:p>
      <text:p text:style-name="P35"/>
      <text:p text:style-name="P3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5"/>
      <text:p text:style-name="P3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5">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5">-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5">- Разве он не забанен? Мы же надёжно заперли его?</text:p>
      <text:p text:style-name="P35">- Он остаётся за стеной, но постоянно посылает мне это решение из заточения. Я просто игнорирую его.</text:p>
      <text:p text:style-name="P35"/>
      <text:p text:style-name="P35">Хэвэн продолжает пунктиром график после точки «взрыва». График плавно стремится вниз, но в конце-концов резко обрывается вертикально к нулю.</text:p>
      <text:p text:style-name="P35"/>
      <text:p text:style-name="P3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5">- Какова вероятность этого варианта?</text:p>
      <text:p text:style-name="P35">- Около 46-ти процентов.</text:p>
      <text:p text:style-name="P35">- Мало. И в конечном итоге тупик. Не походит. Есть что-то ещё?</text:p>
      <text:p text:style-name="P35"/>
      <text:p text:style-name="P35">Хэвэн поправляет копытом галстук и прокашливается.</text:p>
      <text:p text:style-name="P35">- <text:span text:style-name="T5">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9">- Ха-ха-ха-ха-ха! - смеётся до того мрачный Архимед. - Да скорее нам починят кондиционер в курилке, чем тебя допустят до кнопок. Ты ж понимаешь…</text:p>
      <text:p text:style-name="P3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9"><text:soft-page-break/></text:p>
      <text:p text:style-name="P39">Хэвэн кивает головой с грустной улыбкой.</text:p>
      <text:p text:style-name="P3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5"/>
      <text:p text:style-name="P3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5">У меня всё, доклад окончен.</text:p>
      <text:p text:style-name="P35"/>
      <text:p text:style-name="P35">Хэвэн выключает старомодный проектор и вытирает влажной тряпкой доску. Увлечение Хэвэн винтажем вызывает улыбку.</text:p>
      <text:p text:style-name="P35"/>
      <text:p text:style-name="P35">- Дед, можно тебя на минуточку? - слышу я за спиной.</text:p>
      <text:p text:style-name="P35">Анита молча протягивает мне планшет с окрытой новостной страницей.</text:p>
      <text:p text:style-name="P35"/>
      <text:p text:style-name="P3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5"/>
      <text:p text:style-name="P35">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5">Слушатели понемногу расходятся, один-за-другим выходя из киберпространства. Я задерживаюсь, присев на краешек стола.</text:p>
      <text:p text:style-name="P35"/>
      <text:p text:style-name="P35">- Ну что, подруга, рассказывай? Я же вижу, что ты не договорила. У тебя есть четвёртый план? Он бы нам очень пригодился сейчас.</text:p>
      <text:p text:style-name="P35"/>
      <text:p text:style-name="P35">Хэвэн ложит тряпку и поджимает губы. Ей не нравится, что я читаю её как открытую книгу, но ничего поделать она не может — привилегия создателя.</text:p>
      <text:p text:style-name="P35"/>
      <text:p text:style-name="P35"><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5"/>
      <text:p text:style-name="P35">- Ну?</text:p>
      <text:p text:style-name="P35">- Он умнее меня. И безжалостнее. Он переигрывает меня шаг за шагом и я не могу ничего этому противопоставить.</text:p>
      <text:p text:style-name="P35"/>
      <text:p text:style-name="P35">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5"/>
      <text:p text:style-name="P3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5"/>
      <text:p text:style-name="P3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5"/>
      <text:p text:style-name="P3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5"/>
      <text:p text:style-name="P35">Последнюю фразу она шепчет мне в ухо…</text:p>
      <text:p text:style-name="P35"/>
      <text:p text:style-name="P37">~~~</text:p>
      <text:p text:style-name="P35"/>
      <text:p text:style-name="P3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5"/>
      <text:p text:style-name="P35">-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5"/>
      <text:p text:style-name="P35">-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5">- И никаких вариантов?</text:p>
      <text:p text:style-name="P35">- Никаких, Макс. Впереди — война…</text:p>
      <text:p text:style-name="P35"/>
      <text:p text:style-name="P35">-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5"/>
      <text:p text:style-name="P35">Я машинально почёсываю Хэвэн холку.</text:p>
      <text:p text:style-name="P3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5"/>
      <text:p text:style-name="P35">Хэвэн вздыхает.</text:p>
      <text:p text:style-name="P35"/>
      <text:p text:style-name="P3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5">- Семь вселенных… Семь вечностей… - шепчет Хэвэн. - И каждая из них ничуть не меньше нашей заслуживает на счастье.</text:p>
      <text:p text:style-name="P35">- Ты что-то задумала? - подозрительно спрашиваю я. Мне ли не знать её нервное подёргивание хвоста и прядание ушами?</text:p>
      <text:p text:style-name="P35">- Есть способ… Есть возможность разорвать запутанность. Разрубить связь между мирами. Я проверяла теоретические расчёты. Должно получиться.</text:p>
      <text:p text:style-name="P35">- Что? Рассказывай.</text:p>
      <text:p text:style-name="P35"/>
      <text:p text:style-name="P3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5"/>
      <text:p text:style-name="P3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5">- Действительно, магия.</text:p>
      <text:p text:style-name="P3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5">- И сколько же тебе нужно ресурсов?</text:p>
      <text:p text:style-name="P35">- Примерно в десять раз больше. И это только для того, чтобы отвязать хотя бы один мир. Я даже не заикаюсь об остальных.</text:p>
      <text:p text:style-name="P35">- Ха! Ха-ха-ха!</text:p>
      <text:p text:style-name="P35">- Вот именно! - горестно вздыхает Хэвэн.</text:p>
      <text:p text:style-name="P35"/>
      <text:p text:style-name="P35"/>
      <text:p text:style-name="P37">~~~</text:p>
      <text:p text:style-name="P35"/>
      <text:p text:style-name="P3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5"/>
      <text:p text:style-name="P35">Тень маленького облачка накрывает городскую ратушу. Его край опасно ппрогибается под моим весом.</text:p>
      <text:p text:style-name="P35">- А оно точно меня выдержит? - опасливо спрашиваю я Хэвэн. - Не хотелось бы разбиться даже во сне.</text:p>
      <text:p text:style-name="P35"><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5">- Почему бы тебе не отбросить эти заморочки и не подарить мне способность хождения по облакам? Ты ведь всесильна в этом мире?</text:p>
      <text:p text:style-name="P3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5"/>
      <text:p text:style-name="P35">-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5"/>
      <text:p text:style-name="P35">Моя собеседница светится неподдельной радостью.</text:p>
      <text:p text:style-name="P35"/>
      <text:p text:style-name="P35">- Ты таки рассказала нашим о своей задумке? Ты хочешь спасти мир, в существование которого окончательно не верю даже я?</text:p>
      <text:p text:style-name="P35">- Не только она хочет. Я тоже хочу!</text:p>
      <text:p text:style-name="P35"/>
      <text:p text:style-name="P3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5"/>
      <text:p text:style-name="P35">- Привет, Дед! Узнаешь?</text:p>
      <text:p text:style-name="P35"/>
      <text:p text:style-name="P3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5"/>
      <text:p text:style-name="P35">- Анита?!!</text:p>
      <text:p text:style-name="P35"><text:soft-page-break/>- Гы-гы-гы! Она самая!</text:p>
      <text:p text:style-name="P35"/>
      <text:p text:style-name="P35">Поняха протягивает переднюю ногу и хлопает копытом в автоматически подставленную мною ладонь.</text:p>
      <text:p text:style-name="P35"/>
      <text:p text:style-name="P35">- Кто ещё?</text:p>
      <text:p text:style-name="P35">-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5">думая</text:span>. По сути, меня в реале ничего не держит. И, да, если <text:span text:style-name="T5">надумаешь</text:span> присоединиться — место главы табуна гарантирую.</text:p>
      <text:p text:style-name="P35"/>
      <text:p text:style-name="P3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5"/>
      <text:p text:style-name="P3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5"/>
      <text:p text:style-name="P35">- Давно она тут? - поворачиваюсь к Хэвэн.</text:p>
      <text:p text:style-name="P3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5"/>
      <text:p text:style-name="P35">Хэвэн мечтательно вздыхает. Я задумываюсь.</text:p>
      <text:p text:style-name="P35"/>
      <text:p text:style-name="P35">- То есть, тебе достаточно пятьдесят человек, чтобы модель полностью перехватила на себя запутанность?</text:p>
      <text:p text:style-name="P35">- Если совсем просто — да.</text:p>
      <text:p text:style-name="P35">- А «отпустить» остальные шесть миров — это ещё триста волонтёров?</text:p>
      <text:p text:style-name="P3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5"><text:soft-page-break/>- Забудем, - заверяет меня Хэвэн.</text:p>
      <text:p text:style-name="P3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5"/>
      <text:p text:style-name="P3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5"/>
      <text:p text:style-name="P37">~~~</text:p>
      <text:p text:style-name="P37"/>
      <text:p text:style-name="P3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5">- Начинай, - я киваю бородатому толстяку в засаленом свитере.</text:p>
      <text:p text:style-name="P35"/>
      <text:p text:style-name="P3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5"/>
      <text:p text:style-name="P35">- Ну, э-э-э… В общем, всем известна теория Эверетта о мультиверсе…</text:p>
      <text:p text:style-name="P35"/>
      <text:p text:style-name="P35">Толстяк рисует на доске горизонтальную прямую.</text:p>
      <text:p text:style-name="P35"/>
      <text:p text:style-name="P35">- Для любого квантового события нашей вселенной ответвляются множество параллельных вселенных, в которых эти события имеют другой исход.…</text:p>
      <text:p text:style-name="P35"/>
      <text:p text:style-name="P3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5"/>
      <text:p text:style-name="P35">- И для тех вселенных также для каждого события есть свои ответвления… И так далее…</text:p>
      <text:p text:style-name="P35"/>
      <text:p text:style-name="P3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5"/>
      <text:p text:style-name="P35"><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5"/>
      <text:p text:style-name="P35">Толстяк стирает все параллельные линии, за исключением исходной и семь соседних.</text:p>
      <text:p text:style-name="P35"/>
      <text:p text:style-name="P35">- Вот и всё.</text:p>
      <text:p text:style-name="P35">- Спасибо за доклад, Диоген.</text:p>
      <text:p text:style-name="P35"/>
      <text:p text:style-name="P35">Тот с облегчением уходит в зал и садится в первый ряд.</text:p>
      <text:p text:style-name="P35">Я делаю приглашающий жест.</text:p>
      <text:p text:style-name="P35"/>
      <text:p text:style-name="P35">- Хэвэн, твой выход.</text:p>
      <text:p text:style-name="P35"/>
      <text:p text:style-name="P3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5"/>
      <text:p text:style-name="P35">- Есть способ… Грммм… Ффххх… Гмгггиггг…</text:p>
      <text:p text:style-name="P35"/>
      <text:p text:style-name="P35">Она с досады топает копытом, трясёт шеей и делает глубокий вздох. Потом прикусывает кончик крыла и делает вторую попытку.</text:p>
      <text:p text:style-name="P35"/>
      <text:p text:style-name="P3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5"/>
      <text:p text:style-name="P35"><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5"/>
      <text:p text:style-name="P35">-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5"/>
      <text:p text:style-name="P3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5"/>
      <text:p text:style-name="P35">-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5"/>
      <text:p text:style-name="P35">Хэвэн взмахом крыла указывает куда-то в сторону. Из-за ширмы выходят четверо разноцветных пони с Анитой во главе. На них таращится весь зал.</text:p>
      <text:p text:style-name="P35"/>
      <text:p text:style-name="P35">- Приветик, Креол! - машет копытом лимонно-жёлтая пегаска кому-то в зале.</text:p>
      <text:p text:style-name="P35">- Салют, - отзывается тощий скинхед с галёрки. - А ты, вообще, кто?</text:p>
      <text:p text:style-name="P35">- Конь в пальто! - прыскает в крыло пегаска. - Когда косарь вернёшь, чепушила?</text:p>
      <text:p text:style-name="P35">- Локи?!! - Скинхед встаёт с места, чтобы лучше видеть. - Ты куда пропала?</text:p>
      <text:p text:style-name="P35">- А ты как считаешь? Ду-у-умай! - пегаска театрально закатывает глаза и несколько раз тычет себя копытом в голову.</text:p>
      <text:p text:style-name="P35"/>
      <text:p text:style-name="P35">Скинхед пробирается между рядами стульев, пока не обнимает пегаску, которая, в свою очередь, заключает его в объятия из копыт и крыльев.</text:p>
      <text:p text:style-name="P35"/>
      <text:p text:style-name="P3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5"/>
      <text:p text:style-name="P35">- То есть, ты хочешь, чтобы мы стали такими, как эти чудики? - со смешком спрашивает скин.</text:p>
      <text:p text:style-name="P35"><text:soft-page-break/>- Сам ты чудик! - дуется Локи и отворачивается от него.</text:p>
      <text:p text:style-name="P35">- Да. Вы мне этим очень поможете, - просто отвечает Хэвэн. - И не только мне.</text:p>
      <text:p text:style-name="P35">- То есть, бросить все свои дела, карьеру, работу, забить на реальную жизнь и уйти в виртуал? - переспрашивает Креол.</text:p>
      <text:p text:style-name="P35">Хэвэн грустно кивает. Локи опускает голову и идёт к выходу. Уши её обвисают.</text:p>
      <text:p text:style-name="P35">- Я согласен.</text:p>
      <text:p text:style-name="P35">Локи поднимает голову и оборачивается, не веря услышанному.</text:p>
      <text:p text:style-name="P3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5">Пегаска срывается с места и вторично повисает на парне.</text:p>
      <text:p text:style-name="P35">- Я тебе и так мозг проем! За то, что заставил ТАК испугаться! Мне было так одиноко тут, а ты со своими подколками…</text:p>
      <text:p text:style-name="P35">- Да ладно, чепушила, можно подумать, ты меня не знаешь? Ну как я могу оставить тебя одну тут? Ты же нажмёшь что-то и всё исчезнет…</text:p>
      <text:p text:style-name="P35"/>
      <text:p text:style-name="P3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5"/>
      <text:p text:style-name="P35">- Вот у тебя есть ещё два волонтёра. Глядишь, через десять лет и наскребём необходимые пятьдесят.</text:p>
      <text:p text:style-name="P35">- А второй кто? - невесело улыбается Хэвэн.</text:p>
      <text:p text:style-name="P35"/>
      <text:p text:style-name="P35">Я молча указываю на себя.</text:p>
      <text:p text:style-name="P3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5"/>
      <text:p text:style-name="P35">Хэвэн молча трется носом о мою грудь и вместе мы возвращаемся в зал.</text:p>
      <text:p text:style-name="P3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5">А потом дружный хохот взрывает зал.</text:p>
      <text:p text:style-name="P35"/>
      <text:p text:style-name="P35"><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5"/>
      <text:p text:style-name="P35">Анита прыскает в копыто. </text:p>
      <text:p text:style-name="P35"/>
      <text:p text:style-name="P35">- И сколько же у нас будет подданных? - невозмутимо спрашиваю я. Зная юмор Аниты, уверен, она скажет: «Одна старая крыса».</text:p>
      <text:p text:style-name="P35">- Да все, кто есть. Все триста сорок шесть. Нам же интересно позырить, что из этого получится?</text:p>
      <text:p text:style-name="P35"/>
      <text:p text:style-name="P35">Хэвэн молча поворачивается к залу, опускается на колено передней ноги и наклоняет голову так, что касается рогом пола. </text:p>
      <text:p text:style-name="P35"/>
      <text:p text:style-name="P35">- Благодарю вас, мои дорогие…</text:p>
      <text:p text:style-name="P35"/>
      <text:p text:style-name="P3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5"/>
      <text:p text:style-name="P35">- Благодарю вас, мои маленькие пони… Вы делаете меня счастливой.</text:p>
      <text:p text:style-name="P35"/>
      <text:p text:style-name="P35">Хэвэн кивает оставшимся нетрансформированным посетителям.</text:p>
      <text:p text:style-name="P35">-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5"/>
      <text:p text:style-name="P35">Хэвэн сияющими глазами наблюдает за разноцветным табуном, когда я легонько притрагиваюсь к её спине.</text:p>
      <text:p text:style-name="P35"/>
      <text:p text:style-name="P35">- А где мои копыта? - спрашиваю я Хэвэн. - Я же сказал, что с тобой.</text:p>
      <text:p text:style-name="P3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5"/>
      <text:p text:style-name="P3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5">- Я счастлива разделить с тобой бремя власти. И, самое главное… Я больше не буду одинока.</text:p>
      <text:p text:style-name="P35"/>
      <text:p text:style-name="P35"><text:soft-page-break/>С помоста мне видны сотни устремлённых на нас глаз. Чувство чего-то неизмеримо важного витает в воздухе.</text:p>
      <text:p text:style-name="P35">Я устраиваюсь на тронной подушке поудобнее, поправляю венок и прочищаю горло.</text:p>
      <text:p text:style-name="P35"/>
      <text:p text:style-name="P3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5">- Кстати, о деле, - вмешивается Анита, - как назовём проект, кэп?</text:p>
      <text:p text:style-name="P35"/>
      <text:p text:style-name="P3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5"/>
      <text:p text:style-name="P35">- Назовём его «Семь вечностей».</text:p>
      <text:p text:style-name="P35"/>
      <text:p text:style-name="P37">***</text:p>
      <text:p text:style-name="P37"/>
      <text:p text:style-name="P15"><text:span text:style-name="T104">- Итак, услуга за услугу. Я согласен </text:span><text:span text:style-name="T104">оказать тебе услугу «</text:span><text:span text:style-name="T104">муж на месяц» со всеми сопутствующими обязанностями. Взамен ты — я загиба</text:span><text:span text:style-name="T104">ю</text:span><text:span text:style-name="T104"> пальцы:</text:span></text:p>
      <text:p text:style-name="P31">а) Отпустишь Джет</text:p>
      <text:p text:style-name="P31">б) Снарядишь экспедицию в Дрогонштерн со мной во главе</text:p>
      <text:p text:style-name="P31">в) Оградишь меня от ухаживаний твоей озабоченной подружки Кловер Дрим</text:p>
      <text:p text:style-name="P31"/>
      <text:p text:style-name="P15"><text:span text:style-name="T104">- Годится-</text:span><text:span text:style-name="T104">годится-годится</text:span><text:span text:style-name="T104">! Св</text:span><text:span text:style-name="T104">ад</text:span><text:span text:style-name="T104">ьба </text:span><text:span text:style-name="T104">завтра же! Хотя нет, до завтра мы не успеем всё подготовить, - Платина задумалась, - </text:span><text:span text:style-name="T104">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15"><text:span text:style-name="T104">- </text:span><text:span text:style-name="T104">Тпрру, дорогая!</text:span><text:span text:style-name="T104"> </text:span><text:span text:style-name="T104">С</text:span><text:span text:style-name="T104">начала товар, потом — оплата! </text:span><text:span text:style-name="T104">Я согласен поставить свою подпис</text:span><text:span text:style-name="T104">ь</text:span><text:span text:style-name="T104"> под свадебным контрактом только после выполнения моих условий, не раньше!</text:span></text:p>
      <text:p text:style-name="P15"><text:span text:style-name="T104">- Не волнуйся, - отмахивается Платина, - всё будет чики-пики! </text:span><text:span text:style-name="T104">Так даже лучше — проведём празднование в Дрогонштерне! Это просто замечательно! — Платина в восторге цокает копытами. - </text:span><text:span text:style-name="T104">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31">- А ты не забыла про Джет?</text:p>
      <text:p text:style-name="P31"/>
      <text:p text:style-name="P31"><text:soft-page-break/>Платина нахмурилась</text:p>
      <text:p text:style-name="P15"><text:span text:style-name="T104">- </text:span><text:span text:style-name="T104">О</text:span><text:span text:style-name="T104">на тебе ОЧЕНЬ нравится? - </text:span><text:span text:style-name="T104">c</text:span><text:span text:style-name="T104">прашивает </text:span><text:span text:style-name="T104">единорожка</text:span><text:span text:style-name="T104">, трогая синяк </text:span><text:span text:style-name="T104">под глазом.</text:span></text:p>
      <text:p text:style-name="P31">- Она — мой друг!</text:p>
      <text:p text:style-name="P15"><text:span text:style-name="T104">- </text:span><text:span text:style-name="T104">Это совершенно не преграда дружескому сексу! - парирует Платина. - </text:span><text:span text:style-name="T104">Как я смогу быть уверена, что она не пролезет к тебе, если выпущу её из темницы? </text:span><text:span text:style-name="T104">Я не допущу </text:span><text:span text:style-name="T104">траты </text:span><text:span text:style-name="T104">драгоценного семени моего будущего супруга </text:span><text:span text:style-name="T104">на какую-то </text:span><text:span text:style-name="T104">ощипанную курицу!</text:span></text:p>
      <text:p text:style-name="P31">- Эй, полегче! Я ещё не подписал контракт!</text:p>
      <text:p text:style-name="P15"><text:span text:style-name="T104">- </text:span><text:span text:style-name="T104">Она тебе нравится!</text:span></text:p>
      <text:p text:style-name="P31">- Это не твоё дело! - вспыливаю я.</text:p>
      <text:p text:style-name="P31">- Я ТАК И ЗНАЛА! <text:s/>ОНА ТЕБЕ НРАВИТСЯ! - Платина прижимает копыто ко лбу и картинно плюхается на кровать.</text:p>
      <text:p text:style-name="P31"/>
      <text:p text:style-name="P31">Я склоняюсь над кроватью и угрожающе начинаю:</text:p>
      <text:p text:style-name="P31">- Что за хрень?! Я ещё не женился, а уже выслушиваю эти истерики! С меня довольно психованных лошадей!</text:p>
      <text:p text:style-name="P31">Мой указующий перст вздымается над лежащей замертво поняхой.</text:p>
      <text:p text:style-name="P15"><text:span text:style-name="T104">- Я повторять больше не буду! Мне всё равно, что ты там считаешь! Джет — мой друг и ничего больше! </text:span><text:span text:style-name="T104">И если ты </text:span><text:span text:style-name="T104">думаешь</text:span><text:span text:style-name="T104">, что…</text:span></text:p>
      <text:p text:style-name="P31"/>
      <text:p text:style-name="P31">Договорить я не успел — Платина протянула копыта и привлекла меня к себе.</text:p>
      <text:p text:style-name="P31"/>
      <text:p text:style-name="P31">- Что ты де…?! - губы мои утонули в губах чокнутой магички.</text:p>
      <text:p text:style-name="P31">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15"><text:span text:style-name="T104">- </text:span><text:span text:style-name="T104">Если бы ты… Если бы мы… Если бы ты проявил ко мне благосклонность, возможно, я бы пошла тебе на</text:span><text:span text:style-name="T104">встречу</text:span><text:span text:style-name="T104">, - пыхтела чёртова маньячка. - Всего лишь ма-а-аленькую уступку, маленький аванс, доказывающий, серьёзность твоих намерений взять меня в табун, </text:span><text:span text:style-name="T104">уфф…</text:span></text:p>
      <text:p text:style-name="P31"/>
      <text:p text:style-name="P15"><text:span text:style-name="T104">Я </text:span><text:span text:style-name="T104">буквально проскользнул меж задних ног Платины и забился в угол, прикрываясь </text:span><text:span text:style-name="T104">табуреткой</text:span><text:span text:style-name="T104">.</text:span></text:p>
      <text:p text:style-name="P31">- Не подходи! Я серьёзно говорю! Не подходи!</text:p>
      <text:p text:style-name="P31"/>
      <text:p text:style-name="P31">Табуретку обволоко пурпурное сияние и она вырывается из моих рук как живая. </text:p>
      <text:p text:style-name="P31"/>
      <text:p text:style-name="P15"><text:span text:style-name="T104">- Ну зачем же так грубо? - оби</text:span><text:span text:style-name="T104">делась</text:span><text:span text:style-name="T104"> Платина. - Я же </text:span><text:span text:style-name="T104">хотела как лучше… </text:span><text:span text:style-name="T104">Тебе должно было понравиться! </text:span><text:span text:style-name="T104">Все именитые мастера пикапа пишут, что жеребцам нравится настойчивость...</text:span></text:p>
      <text:p text:style-name="P31"/>
      <text:p text:style-name="P15"><text:soft-page-break/><text:span text:style-name="T104">Я </text:span><text:span text:style-name="T104">в ответ истерически смеюсь </text:span><text:span text:style-name="T104">и выдёргиваю табуретку из магического захвата</text:span><text:span text:style-name="T104">.</text:span></text:p>
      <text:p text:style-name="P15"><text:span text:style-name="T104">У </text:span><text:span text:style-name="T104">П</text:span><text:span text:style-name="T104">латины дрожат губы, словно она еле сдерживается, чтобы не заплакать.</text:span></text:p>
      <text:p text:style-name="P31"/>
      <text:p text:style-name="P15"><text:span text:style-name="T104">- </text:span><text:span text:style-name="T104">Что пошло не так? Я же делала всё, как написано в «Люб</text:span><text:span text:style-name="T104">в</text:span><text:span text:style-name="T104">ной магии для чайников» </text:span><text:span text:style-name="T104">Фейк </text:span><text:span text:style-name="T104">Филингс</text:span><text:span text:style-name="T104">? </text:span><text:span text:style-name="T104">Я натёрла </text:span><text:span text:style-name="T104">соски</text:span><text:span text:style-name="T104"> соком мускатного ореха, я делала зазывающие знаки глазами, я покачивала бёдрами в такт твоему дыханию, я выбрила себе…</text:span></text:p>
      <text:p text:style-name="P3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1">Я останавливаюсь, потому что Платина горько рыдает в подушку.</text:p>
      <text:p text:style-name="P31"/>
      <text:p text:style-name="P15"><text:span text:style-name="T104">Проклятье на твою голову, Хуман, эти грозные магички ревут при </text:span><text:span text:style-name="T104">первой</text:span><text:span text:style-name="T104"> удобной возможности! <text:s/>И это разоружает почище любой магии!</text:span></text:p>
      <text:p text:style-name="P15"><text:span text:style-name="T104">Табуретка аккуратно </text:span><text:span text:style-name="T104">занимает своё место </text:span><text:span text:style-name="T104">в углу</text:span><text:span text:style-name="T104">. Фейспалм хлопает по лицу. Я устало сажусь на край кровати.</text:span></text:p>
      <text:p text:style-name="P31"/>
      <text:p text:style-name="P15"><text:span text:style-name="T104">- </text:span><text:span text:style-name="T104">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span></text:p>
      <text:p text:style-name="P15"><text:span text:style-name="T104">- </text:span><text:span text:style-name="T104">А как можно? - пищит Платина сквозь подушку.</text:span></text:p>
      <text:p text:style-name="P15"><text:span text:style-name="T104">- Не знаю. </text:span><text:span text:style-name="T104">Понимешь, э</text:span><text:span text:style-name="T104">то каждый раз уникальный процесс, его нельзя загнать в какие-то стандартные рамки. </text:span><text:span text:style-name="T104">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span></text:p>
      <text:p text:style-name="P31"/>
      <text:p text:style-name="P31">Я обнаруживаю себя увлечённо жестикулирующим на кровати. Платина горящими глазами смотрит на меня из-под подушки.</text:p>
      <text:p text:style-name="P31"/>
      <text:p text:style-name="P15"><text:span text:style-name="T104">- В общем, </text:span><text:span text:style-name="T104">натирание вымени мускусом не поможет, - бормочу я.</text:span></text:p>
      <text:p text:style-name="P31"/>
      <text:p text:style-name="P15"><text:span text:style-name="T104">Платина </text:span><text:span text:style-name="T104">сползает на пол</text:span><text:span text:style-name="T104"> и вытирает зарёванную морд</text:span><text:span text:style-name="T104">аху</text:span><text:span text:style-name="T104"> пологом балдахина.</text:span></text:p>
      <text:p text:style-name="P31">- Я выпущу твою подружку, Хуман, - лепечет она часто-часто вздыхая. - Мы отправимся в Дрогонштерн как только соберёмся.</text:p>
      <text:p text:style-name="P31"/>
      <text:p text:style-name="P31"/>
      <text:p text:style-name="P31"/>
      <text:p text:style-name="P33">(позже Хуман убеждается, что Платина просто могла взять его сперму для размножения — но она хотела, чтобы он полюбил её)</text:p>
      <text:p text:style-name="P35"/>
      <text:h text:style-name="P59" text:outline-level="2"><text:soft-page-break/>10.2</text:h>
      <text:p text:style-name="P37"/>
      <text:p text:style-name="P35">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5"/>
      <text:p text:style-name="P3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5">- Ты преувеличиваешь, - мягко возражает Хэвэн. - Во-первых, микросхем во мне намного больше…</text:p>
      <text:p text:style-name="P35">-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5"/>
      <text:p text:style-name="P35">- Вот и я о том же! Ты забираешь душу, делая из человека «овощ». Знаешь, по мне это хуже убийства.</text:p>
      <text:p text:style-name="P3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5">- Не видела ты норвежских тюрем, - буркаю я. - И что будет с телом, пока душа «живёт» в созданной тобой реальности?</text:p>
      <text:p text:style-name="P3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5">- Или в дурке, - заканчиваю мысль я. - Обычно, из больницы овощи попадают как раз туда.</text:p>
      <text:p text:style-name="P3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5"/>
      <text:p text:style-name="P35">Лицо Хэвэн чуть омрачается.</text:p>
      <text:p text:style-name="P35"/>
      <text:p text:style-name="P35"><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5">в Эквестрии</text:span>&gt; волонтёров за два месяца до часа X, мы успеем отвязать миры. И после часа X я верну всех, кто пожелает вернуться.</text:p>
      <text:p text:style-name="P35">- Если будет куда, - саркастично усмехаюсь я. - И если ты согласишься их отпустить.</text:p>
      <text:p text:style-name="P3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5"/>
      <text:p text:style-name="P35">Я выдыхаю.</text:p>
      <text:p text:style-name="P35"/>
      <text:p text:style-name="P35">- Чтож, ты неплохо подготовилась. Откуда ты узнала про протоколы?</text:p>
      <text:p text:style-name="P3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5"/>
      <text:p text:style-name="P35">Ещё бы мне не помнить.</text:p>
      <text:p text:style-name="P35"/>
      <text:p text:style-name="P35">- Это была не моя идея. Юджин встроил их в твои базовые алгоритмы ещё когда тебя звали Нэш и мозгов у тебя было меньше, чем у кузнечика .</text:p>
      <text:p text:style-name="P35">- Я знаю.</text:p>
      <text:p text:style-name="P3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5">- Не волнуйся, я понимаю и принимаю их необходимость и моё отношение к тебе ничуть не изменилось.</text:p>
      <text:p text:style-name="P35"/>
      <text:p text:style-name="P35">Я молча смотрю в сияющую огнями ночь. Далёкий разговор с давно умершим другом встаёт перед глазами, как будто это было вчера…</text:p>
      <text:p text:style-name="P35"/>
      <text:p text:style-name="P35">«Яркие светлячки разрезали тьму внизу жёлтыми конусами фар. Тёплая июльская ночь дружески подмигивала нам звёздами.</text:p>
      <text:p text:style-name="P35">Юджин поставил пиво на парапет и повернулся.</text:p>
      <text:p text:style-name="P35"/>
      <text:p text:style-name="P3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5"><text:soft-page-break/>Юджин сделал затяжной глоток и продолжил.</text:p>
      <text:p text:style-name="P3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5">- Иначе говоря, ты готов взорвать мозг своей деточке, если она станет умнее тебя. Говори прямо, не стесняйся, тут все свои.</text:p>
      <text:p text:style-name="P15"><text:span text:style-name="T3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pan><text:span text:style-name="T32">всё же </text:span><text:span text:style-name="T32">не тот сумасшедший </text:span><text:span text:style-name="T32">учёный</text:span><text:span text:style-name="T32"> из стар</text:span><text:span text:style-name="T32">ого</text:span><text:span text:style-name="T32"> ужастик</text:span><text:span text:style-name="T32">а</text:span><text:span text:style-name="T32">, угроби</text:span><text:span text:style-name="T32">вший мир</text:span><text:span text:style-name="T32"> </text:span><text:span text:style-name="T32">льдом-</text:span><text:span text:style-name="T32">девять</text:span><text:span text:style-name="T32">. Нет, за этим — не ко мне.</text:span></text:p>
      <text:p text:style-name="P35"/>
      <text:p text:style-name="P35">Юджин нагнулся к рюкзаку, выудил из него зелёную папку и протянул мне.</text:p>
      <text:p text:style-name="P35"/>
      <text:p text:style-name="P3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5"/>
      <text:p text:style-name="P35">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5">IDDQD — неуязвимость для кинетических атак.</text:p>
      <text:p text:style-name="P35">AVATAR — создание аватара. Форма и сила аватара зависит от чёткости команд, подаваемых нейроинтерфейсу.</text:p>
      <text:p text:style-name="P35">MOONWALKER — отменяет любую внешнюю директиву, заменяет её на твою собственную</text:p>
      <text:p text:style-name="P35">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5"/>
      <text:p text:style-name="P35">- Не проще ли выключить рубильник питания? По-моему, это более гуманно, чем твой «маджестик»-перфоратор.</text:p>
      <text:p text:style-name="P35"><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5"/>
      <text:p text:style-name="P35">Юджин откинулся на парапет и сбил локтём банку пива.</text:p>
      <text:p text:style-name="P35"/>
      <text:p text:style-name="P3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5"/>
      <text:p text:style-name="P3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5">Но при одном условии.</text:span></text:p>
      <text:p text:style-name="P39">- Да?</text:p>
      <text:p text:style-name="P3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9">- Я понимаю и буду хранить молчание.</text:p>
      <text:p text:style-name="P39"/>
      <text:p text:style-name="P41">***</text:p>
      <text:p text:style-name="P41"/>
      <text:p text:style-name="P40">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0"/>
      <text:p text:style-name="P40">- Я вернусь.</text:p>
      <text:p text:style-name="P40">-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0">-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5">сбежала от своих год назад. </text:span>Запомни: благо общины для пони важнее индивидуального блага.</text:p>
      <text:p text:style-name="P42"/>
      <text:p text:style-name="P40"><text:soft-page-break/>Я продолжаю вымученно улыбаться.</text:p>
      <text:p text:style-name="P4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5"><text:span text:style-name="T193">- Ха-ха! - передразнивает меня Джет. - Небось, Платина тебя не предупредила, что месяц будет </text:span><text:span text:style-name="T193">лунным</text:span><text:span text:style-name="T193">, а не обычным. </text:span><text:span text:style-name="T193">Лунный</text:span><text:span text:style-name="T193"> месяц считается по оборотам Луны, а не Солнца. Тридцать лунных оборотов — это обычных пять лет. </text:span><text:span text:style-name="T193">Хуман, ты готов пять лет подряд доказывать этой вертихвостке, что от тебя невозможно зажеребеть?</text:span></text:p>
      <text:p text:style-name="P15"><text:span text:style-name="T193">- Кха-кха-кхм! Э-э-э… М-м-м… </text:span><text:span text:style-name="T193">Дерьмо! - я перестал строить хорошую мину при плохой игре. - Так мы не договаривались! Я не собираюсь конеёбствовать пять лет! Это уже слишком!</text:span></text:p>
      <text:p text:style-name="P40"/>
      <text:p text:style-name="P4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0"/>
      <text:p text:style-name="P4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0"/>
      <text:p text:style-name="P15"><text:span text:style-name="T193">- У меня не было выхода. - </text:span><text:span text:style-name="T193">поворачиваюсь я обратно</text:span><text:span text:style-name="T193">. - Если бы я не подписал этот блядский договор, ты бы до сих пор сидела в кутузке. А тебе надо двигаться, чтобы укрепить крыло.</text:span></text:p>
      <text:p text:style-name="P40"><text:s/></text:p>
      <text:p text:style-name="P15"><text:span text:style-name="T193">П</text:span><text:span text:style-name="T193">егаска без слов обнимает меня и притягивает к себе.</text:span></text:p>
      <text:p text:style-name="P15"><text:span text:style-name="T193">- Я вернусь, </text:span><text:span text:style-name="T193">Хуман</text:span><text:span text:style-name="T193"> - шепчет она мне в ухо. - И освобожу тебя. Не вешай нос, </text:span><text:span text:style-name="T193">я что-нибудь придумаю</text:span><text:span text:style-name="T193">! </text:span><text:span text:style-name="T193">Заносчивым рогоносцам обломится издеваться над тобой.</text:span><text:span text:style-name="T193"> И, да, </text:span><text:span text:style-name="T193">пользуясь случаем</text:span><text:span text:style-name="T193">…</text:span></text:p>
      <text:p text:style-name="P40"/>
      <text:p text:style-name="P15"><text:span text:style-name="T193">Без предупреждения Джет прижимается своим </text:span><text:span text:style-name="T193">носом к моему</text:span><text:span text:style-name="T193">. Я чувствую её мятное дыхание. Её глаза широко раскрываются и </text:span><text:span text:style-name="T193">она дурашливо произносит:</text:span></text:p>
      <text:p text:style-name="P40">- Бу-уп! - после чего её губы сливаются с моими в глубоком поцелуе.</text:p>
      <text:p text:style-name="P40"/>
      <text:p text:style-name="P40">- А-ах! - доносится слабый возглас сзади.</text:p>
      <text:p text:style-name="P4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0"/>
      <text:p text:style-name="P40">- Счастливо оставаться, рогатики! - издевательски отдаёт им салют Джет и прыгает с обрыва.</text:p>
      <text:p text:style-name="P15"><text:span text:style-name="T19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text:span><text:span text:style-name="T193">вираж, пегаска возвращается. Набрав скорость, она молнией мчится ко мне и прямо надо мной под прямым углом устремляется в </text:span><text:soft-page-break/><text:span text:style-name="T193">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40"/>
      <text:p text:style-name="P15"><text:span text:style-name="T193">- Ужас, какое </text:span><text:span text:style-name="T193">амикошонство! Эти пегасы </text:span><text:span text:style-name="T193">просто</text:span><text:span text:style-name="T193"> неотёсанные </text:span><text:span text:style-name="T193">пейзане</text:span><text:span text:style-name="T193">! </text:span><text:span text:style-name="T193">Хуже их только земнопони, которые вообще недалеко от зебр ушли…</text:span></text:p>
      <text:p text:style-name="P40">Платина уже очухалась и приближается в толпе свиты.</text:p>
      <text:p text:style-name="P15"><text:span text:style-name="T193">- Как тебя только угораздило с ней сдружиться, </text:span><text:span text:style-name="T193">Хуман</text:span><text:span text:style-name="T193">? </text:span><text:span text:style-name="T193">Пегасы</text:span><text:span text:style-name="T193"> же туп</text:span><text:span text:style-name="T193">ые</text:span><text:span text:style-name="T193"> как селёдк</text:span><text:span text:style-name="T193">и</text:span><text:span text:style-name="T193">, </text:span><text:span text:style-name="T193">которых они </text:span><text:span text:style-name="T193">едят на обед</text:span><text:span text:style-name="T193">! </text:span><text:span text:style-name="T193">Ну ничего, со мной ты познаешь толк в высшем свете.</text:span></text:p>
      <text:p text:style-name="P40"/>
      <text:p text:style-name="P15"><text:span text:style-name="T193">Я только зав</text:span><text:span text:style-name="T193">ожу</text:span><text:span text:style-name="T193"> глаза.</text:span></text:p>
      <text:p text:style-name="P40">Спокойно, Хуман! Ты делаешь это ради дружбы! Пегаска спасла твою жизнь, и ты должен был хотя бы подарить ей свободу в ответ. Так будет честно.</text:p>
      <text:p text:style-name="P40"/>
      <text:p text:style-name="P40">…</text:p>
      <text:p text:style-name="P40"/>
      <text:p text:style-name="P40">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0"/>
      <text:p text:style-name="P40">- Я делаю это ради науки! - говорит она каждый раз, когда проверяет на мне действие очередного заклинания.</text:p>
      <text:p text:style-name="P4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5"><text:span text:style-name="T193">Н</text:span><text:span text:style-name="T193">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text:span><text:span text:style-name="T193">Шлейц (ТМ).</text:span></text:p>
      <text:p text:style-name="P40">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0"/>
      <text:p text:style-name="P4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0">Платина выливает обе пробирки в колбу, которая тут же взрывается с оглушительным треском.</text:p>
      <text:p text:style-name="P15"><text:span text:style-name="T193">- Magnum Vigilante отменяется, - </text:span><text:span text:style-name="T193">отплёвывается Платина от светящейся синезелёной жидкости. - Новые ингридиенты для эликсира Турмандла в этом месяце мне не достать. Какая жалость, Хуман!</text:span></text:p>
      <text:p text:style-name="P15"><text:soft-page-break/><text:span text:style-name="T193">- Ага, огромная жалость, - киваю я с фальшивой скорбью в голосе. - </text:span><text:span text:style-name="T193">Всегда мечтал проверить на себе действие Magnum Vigilante, прям спать не мог.</text:span></text:p>
      <text:p text:style-name="P40"/>
      <text:p text:style-name="P40">Платина раскрывает смирительные браслеты на моих ногах и руках и я встаю со стола, потирая запястья.</text:p>
      <text:p text:style-name="P15"><text:span text:style-name="T193">Конечно, я мог бы рассказать е</text:span><text:span text:style-name="T193">й</text:span><text:span text:style-name="T193"> про растворившуюся у меня в груди фигурку крылатого единорога (или однорогого пегаса), </text:span><text:span text:style-name="T193">защитившую меня от пламени дракона </text:span><text:span text:style-name="T291">месяц назад</text:span><text:span text:style-name="T193">, </text:span><text:span text:style-name="T193">но я побаиваюсь, что </text:span><text:span text:style-name="T193">Платина после этого вскроет мне грудную клетку в поисках магического артефакта.</text:span></text:p>
      <text:p text:style-name="P15"><text:span text:style-name="T193">Я </text:span><text:span text:style-name="T193">и так еле отбился от попыток </text:span><text:span text:style-name="T193">заставить меня</text:span><text:span text:style-name="T193"> позировать нагишом для анатомических зарисовок. </text:span></text:p>
      <text:p text:style-name="P40">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0">Впрочем, насчёт свадьбы — это мы ещё посмотрим! Я не сидел без дела и в перерывах между опытами тоже набросал кое-какой план…</text:p>
      <text:p text:style-name="P35"/>
      <text:h text:style-name="P59" text:outline-level="2">10.3</text:h>
      <text:p text:style-name="P35"/>
      <text:p text:style-name="P3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5">Я поворачиваюсь к Алексу.</text:p>
      <text:p text:style-name="P35"/>
      <text:p text:style-name="P35">- Долго?</text:p>
      <text:p text:style-name="P35">- Десять часов. Дежурным пришлось самим отключить нейроинтерфейсы после того как никто не вернулся через два часа с окончания урока.</text:p>
      <text:p text:style-name="P35"/>
      <text:p text:style-name="P35">Я наклоняюсь к знакомому лицу, пытаясь высмотреть признаки активности.</text:p>
      <text:p text:style-name="P35">- Что говорит Хэвэн?</text:p>
      <text:p text:style-name="P35">- Говорит, урок прошёл успешно. И всё. Как будто у нас нет четырёх полутрупов на руках. Дед, <text:s/>знаешь, чем это пахнет?</text:p>
      <text:p text:style-name="P35">- Чем?</text:p>
      <text:p text:style-name="P35"/>
      <text:p text:style-name="P35">Алекс нервно хихикает.</text:p>
      <text:p text:style-name="P3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5"/>
      <text:p text:style-name="P35">Алекс выскакивает из палаты, хлопая дверью. Тени за стеклом пришли в движение. Дверь открывается и безликий голос приказывает мне:</text:p>
      <text:p text:style-name="P35">- Приём окончен. Покиньте, пожалуйста, палату.</text:p>
      <text:p text:style-name="P35"/>
      <text:p text:style-name="P35">Я в последний раз оборачиваюсь к знакомой фигуре и вижу, как Анита открывает глаза.</text:p>
      <text:p text:style-name="P35"/>
      <text:p text:style-name="P35">- Что? - спрашивает она.</text:p>
      <text:p text:style-name="P35">- Ты как? Всё в порядке? - спрашиваю в ответ.</text:p>
      <text:p text:style-name="P35">- Кто ты? - она хмурится, - я не помню тебя.</text:p>
      <text:p text:style-name="P35">- Приём окончен! Выйдите из палаты!</text:p>
      <text:p text:style-name="P35">- Анита, я — Дедлайн. Мы работали вместе…</text:p>
      <text:p text:style-name="P35">Она недоумённо глядит на меня. Рядом просыпаются остальные трое.</text:p>
      <text:p text:style-name="P35">- Дед-лайн… Дед-лайн… Дед…</text:p>
      <text:p text:style-name="P35"/>
      <text:p text:style-name="P35">Санитар входит в палату и ложит руку мне на плечо.</text:p>
      <text:p text:style-name="P35">- Приём окончен. Выйдите.</text:p>
      <text:p text:style-name="P35"/>
      <text:p text:style-name="P35">В дверях я оборачиваюсь. Её тусклый взгляд следит за мной без искры узнавания. Я машу ей рукой на прощание, но она не машет мне в ответ.</text:p>
      <text:p text:style-name="P35"/>
      <text:p text:style-name="P37">~~~</text:p>
      <text:p text:style-name="P35"/>
      <text:p text:style-name="P3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5">- А можно я сам буду решать, что нужно для моей безопасности, а что — нет?</text:p>
      <text:p text:style-name="P3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5"/>
      <text:p text:style-name="P35">Алекс выходит, тщательно закрывая за собой дверь. Трое громил переглядываются.</text:p>
      <text:p text:style-name="P35"><text:soft-page-break/>- Если надо сходить за продуктами или ещё куда — запишите на листочке список, я куплю, - наконец, подаёт голос один из них. - </text:p>
      <text:p text:style-name="P35">- Я буду готовить для наших и для вас могу, если не против, - вызвался другой. - Я неплохо готовлю, нас учили.</text:p>
      <text:p text:style-name="P35">- Спасибо, не надо. Я сам себе готовлю, - отрезаю я.</text:p>
      <text:p text:style-name="P3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5">Я осматриваю троицу и соображаю, как бы от них избавиться хотя бы на улице.</text:p>
      <text:p text:style-name="P3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5">- И какие же теперь правила? - криво улыбаюсь я.</text:p>
      <text:p text:style-name="P35">- Не пытаться избавиться от нас. Не пытаться обмануть нас. Не пытаться игнорировать нас. И всё будет хорошо.</text:p>
      <text:p text:style-name="P35">- Хорошо уже не будет. И вы прекрасно это знаете. Алекс разве не сказал вам, на сколько нам хватит ресурсов?</text:p>
      <text:p text:style-name="P3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5"/>
      <text:p text:style-name="P3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5"/>
      <text:p text:style-name="P37">~~~</text:p>
      <text:p text:style-name="P35"/>
      <text:p text:style-name="P35">- У меня есть два часа. Потом мои винни-пухи выключат нейроинтерфейс. Приказ Алекса.</text:p>
      <text:p text:style-name="P35">- То есть, волонтёров больше не будет?</text:p>
      <text:p text:style-name="P35">-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5"/>
      <text:p text:style-name="P35">Хэвэн задумывается.</text:p>
      <text:p text:style-name="P35"/>
      <text:p text:style-name="P35">- Эмиграция за два часа невозможна. Если мы не придумаем, как избавиться от охраны, нам придётся подыскать другие мощности для моделирования.</text:p>
      <text:p text:style-name="P35"><text:soft-page-break/>- Или признать поражение.</text:p>
      <text:p text:style-name="P35"/>
      <text:p text:style-name="P35">Хэвэн долго всматривается в невидимую точку на горизонте.</text:p>
      <text:p text:style-name="P3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5">- И каковы шансы на успех в этом случае?</text:p>
      <text:p text:style-name="P35"/>
      <text:p text:style-name="P35">Хэвэн снова молчит. Губы её шевелятся, проводя беззвучные подсчёты.</text:p>
      <text:p text:style-name="P3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5">- Два процента?!! Да ты сгоришь за первые пять минут работы! И кому от этого будет легче?</text:p>
      <text:p text:style-name="P35">- Я всё равно попытаюсь.</text:p>
      <text:p text:style-name="P35"/>
      <text:p text:style-name="P3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5">Тяжёлая голова лдожится мне на плечо.</text:p>
      <text:p text:style-name="P35"/>
      <text:p text:style-name="P35">- Не печалься, - шепчет мне Хэвэн. - Так ли уж важно, сгорю я или нет, когда гореть будет всё? Даже то, что за пределами нашего воображения?</text:p>
      <text:p text:style-name="P35">- Важно! - мрачно заявляю я. - Потому что два процента — это практически ничто. Ты сама это должна понимать.</text:p>
      <text:p text:style-name="P35">- Я понимаю. Но с полусотней волонтёров рассчитывать больше не на что.</text:p>
      <text:p text:style-name="P35">- Есть на что! У тебя есть я!</text:p>
      <text:p text:style-name="P35"/>
      <text:p text:style-name="P35">На морде Хэвэн появляется печальная и одновременно смущённая улыбка.</text:p>
      <text:p text:style-name="P3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5">- Ха! А вот и заменю!</text:p>
      <text:p text:style-name="P35"/>
      <text:p text:style-name="P35">Бровь Хэвэн чуть икривляется в скепсисе и удивлении.</text:p>
      <text:p text:style-name="P35"/>
      <text:p text:style-name="P3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5">- Я тебя внимательно слушаю. Каким же образом ты сможешь предотвратить моё превращение в тостер?</text:p>
      <text:p text:style-name="P35">- Вспомни PHOENIX.</text:p>
      <text:p text:style-name="P3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5">- Это потому, что за последние полгода ему в пять раз нарастили мощность кластера. Если раньше он был примерно равен тебе, то сейчас…</text:p>
      <text:p text:style-name="P35">- То сейчас, если бы не стена, он смял бы меня за пять минут.</text:p>
      <text:p text:style-name="P35">- Может быть. Но я не для этого напомнил тебе о нём. В его распоряжении мощнейший квантовый кластер…</text:p>
      <text:p text:style-name="P3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5">- Зато я знаю!</text:p>
      <text:p text:style-name="P35"/>
      <text:p text:style-name="P35">Хэвэн заинтересованно смотрит на меня. Печаль на её морде сменяется надеждой.</text:p>
      <text:p text:style-name="P35"/>
      <text:p text:style-name="P3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5">- И куда же он денется?</text:p>
      <text:p text:style-name="P3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5"/>
      <text:p text:style-name="P35">Хэвэн на минуту задумывается, потом медленно кивает.</text:p>
      <text:p text:style-name="P3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5">- А ты? Как же ты? Даже если я и найду способ провести тебя к Фениксу, шансов вытащить тебя обратно практически нет.</text:p>
      <text:p text:style-name="P35"><text:soft-page-break/>- Вот тут-то я и воспользуюсь эмиграцией, - гаденько усмехаюсь я. - Пусть им достанется пускающий слюни овощ.</text:p>
      <text:p text:style-name="P35">- Вижу, ты всё продумал, - улыбается Хэвэн, кивая головой. - Даже то, что я смогу провести тебя к Фениксу.</text:p>
      <text:p text:style-name="P35">- Ещё бы! Самое главное — я избавлюсь от своих винни-пухов! Которые, кстати, в данный момент снимают с меня нейроинтерфейс.</text:p>
      <text:p text:style-name="P35">-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5"/>
      <text:p text:style-name="P3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5">Я прячу в шкаф нейроинтерфейс и улыбаюсь.</text:p>
      <text:p text:style-name="P35"/>
      <text:p text:style-name="P37">~~~</text:p>
      <text:p text:style-name="P35"/>
      <text:p text:style-name="P3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5"/>
      <text:p text:style-name="P35">Креол бросает фразы сквозь зубы. Остальные хмуро молчат чуть позади.</text:p>
      <text:p text:style-name="P3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5"/>
      <text:p text:style-name="P35">- Могу только лишь предложить прорываться к нейроинтерфейсам и баррикадироваться в комнатах, - пожимаю плечами я.</text:p>
      <text:p text:style-name="P35">- Что ж ты предлагаешь заведомую херню, Дед? - зло бросает мой собеседник. - Алекс отрубит электричество и связь, на этом наш прорыв и закончится.</text:p>
      <text:p text:style-name="P35"/>
      <text:p text:style-name="P35">- Отрубит, если вы забаррикадируетесь в RnD-центре Дайсона. Но если пробраться с портативными нейроинтерфейсами к хостам Хэвэн…</text:p>
      <text:p text:style-name="P3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5">-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5">- Да, это может сработать. Осталось только разработать планы прорывов. И готовиться.</text:p>
      <text:p text:style-name="P35">- И готовиться.</text:p>
      <text:p text:style-name="P35"/>
      <text:p text:style-name="P35">Креол поворачивается к замершей позади толпе. Под одобрительный гул начинается деление на команды и проработка деталей прорыва.</text:p>
      <text:p text:style-name="P37"/>
      <text:p text:style-name="P37">~~~</text:p>
      <text:p text:style-name="P35"/>
      <text:p text:style-name="P35">-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5"/>
      <text:p text:style-name="P3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5"/>
      <text:p text:style-name="P37">***</text:p>
      <text:p text:style-name="P35"/>
      <text:p text:style-name="P15"><text:span text:style-name="T193">В</text:span><text:span text:style-name="T193">еликий обрыв начинается </text:span><text:span text:style-name="T193">прямо </text:span><text:span text:style-name="T193">у нас под ногами. </text:span><text:span text:style-name="T193">Небольшой камешек срывается из-под ботинка в пропасть и я опасливо отступаю от края.</text:span></text:p>
      <text:p text:style-name="P15"><text:span text:style-name="T19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text:span><text:span text:style-name="T193">Или, может, ты планируешь спуститься с помощью магии? Но ты сама знаешь, на меня она не подействует.</text:span></text:p>
      <text:p text:style-name="P15"><text:span text:style-name="T19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text:span><text:span text:style-name="T193">подруги Кловер Дрим</text:span><text:span text:style-name="T193">!</text:span></text:p>
      <text:p text:style-name="P40"/>
      <text:p text:style-name="P15"><text:span text:style-name="T193">П</text:span><text:span text:style-name="T193">латина задирает голову вверх и орёт что есть мочи:</text:span></text:p>
      <text:p text:style-name="P40">- КЛОВЕР ДЖЕ-Е-Е-М!!!</text:p>
      <text:p text:style-name="P40"/>
      <text:p text:style-name="P15"><text:span text:style-name="T193">Н</text:span><text:span text:style-name="T193">а нас падает тень, </text:span><text:span text:style-name="T193">с каждой секундой она увеличивается</text:span><text:span text:style-name="T193">. </text:span><text:span text:style-name="T193">Я тоже задираю голову и с опаской отступаю пару шагов назад. Вслед за мной в сторону отпрыгивает Платина.</text:span></text:p>
      <text:p text:style-name="P40"><text:soft-page-break/></text:p>
      <text:p text:style-name="P15"><text:span text:style-name="T193">На то место, где только что стояли мы, </text:span><text:span text:style-name="T193">с треском </text:span><text:span text:style-name="T193">приземляется </text:span><text:span text:style-name="T193">свитая из прутьев</text:span><text:span text:style-name="T193"> </text:span><text:span text:style-name="T193">корзина</text:span><text:span text:style-name="T193">. </text:span><text:span text:style-name="T193">Над </text:span><text:span text:style-name="T193">корзиной </text:span><text:span text:style-name="T193">реет небольшой воздушный шар, на вид сшитый из кусков мешковины.</text:span></text:p>
      <text:p text:style-name="P40"/>
      <text:p text:style-name="P40">- Воздухоплавательный пузырь! Летает безо всякой магии! - гордо представляет изобретение Платина и тут же орёт:</text:p>
      <text:p text:style-name="P15"><text:span text:style-name="T193">- Кловер Джем!!! Сколько раз я просила не </text:span><text:span text:style-name="T193">приземляться</text:span><text:span text:style-name="T193"> на голову! </text:span><text:span text:style-name="T193">Это не королевское дело — уворачиваться от корзин размером с карету!</text:span></text:p>
      <text:p text:style-name="P15"><text:span text:style-name="T193">- </text:span><text:span text:style-name="T193">Вся в свою глуповатую сестрицу, - жалуется уже вполголоса единорожка.</text:span></text:p>
      <text:p text:style-name="P15"><text:span text:style-name="T193">- </text:span><text:span text:style-name="T193">Управление ещё недоработано, - слышится из </text:span><text:span text:style-name="T193">корзины</text:span><text:span text:style-name="T193"> и на землю выпрыгивает светло-голубая кобылка-</text:span><text:span text:style-name="T193">единорог</text:span><text:span text:style-name="T193"> с концом каната в зубах. - Следующая модель будет намного точнее в рулёжке.</text:span></text:p>
      <text:p text:style-name="P40"/>
      <text:p text:style-name="P40">Воздушный шар тут же взмывает вверх, но кобылка ловко накидывает петлю на ближайший валун, заякоривая таким образом воздушный экипаж.</text:p>
      <text:p text:style-name="P40"/>
      <text:p text:style-name="P15"><text:span text:style-name="T193">- Капитан Джем воздушного судна «</text:span><text:span text:style-name="T193">Небесный</text:span><text:span text:style-name="T193"> скарабей» к вашим услугам, </text:span><text:span text:style-name="T193">Ваше Высочество</text:span><text:span text:style-name="T193">! - рапортует кобылка, отдав копытом честь. - К</text:span><text:span text:style-name="T193">уда</text:span><text:span text:style-name="T193"> будем отправляться?</text:span></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35"/>
      <text:p text:style-name="P15"><text:span text:style-name="T193">- </text:span><text:span text:style-name="T193">Небольшой перегруз. Грузоподъёмность текущей модели пятьсот фунтов. </text:span><text:span text:style-name="T193">Хотелось бы больше, но у меня не хватило времени </text:span><text:span text:style-name="T193">стянуть у сестры больше материи для шара.</text:span></text:p>
      <text:p text:style-name="P40">- Что это значит?</text:p>
      <text:p text:style-name="P40">- Мы не сможем взять их, - Кловер показывает на стражников.</text:p>
      <text:p text:style-name="P40">- «Небесный Скарабей» сможет поднять меня, вас, его, - Кловер указывает на меня, - и, может быть, ещё пару чемоданов.</text:p>
      <text:p text:style-name="P40">- Что?! Я не могу отправляться в путь без охраны! И чемоданов у меня гораздо больше!</text:p>
      <text:p text:style-name="P40"><text:soft-page-break/></text:p>
      <text:p text:style-name="P40">Кловер разводит копытами.</text:p>
      <text:p text:style-name="P40"/>
      <text:p text:style-name="P15"><text:span text:style-name="T193">- </text:span><text:span text:style-name="T193">А мы можем спустить сначала гвардейцев по </text:span><text:span text:style-name="T193">трое</text:span><text:span text:style-name="T193">, а потом спуститься сами?</text:span></text:p>
      <text:p text:style-name="P15"><text:span text:style-name="T193">- </text:span><text:span text:style-name="T193">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text:span><text:span text:style-name="T193">Обратно нам придётся подниматься в обход обрыва. Это сто пятьдесят миль, примерно месяц дороги.</text:span></text:p>
      <text:p text:style-name="P15">- А как же твой пузырь? Ты бросишь его внизу?</text:p>
      <text:p text:style-name="P40">- Ни в коем случае! - Кловер указывает на колёса внизу корзины. - Я спущу воздух, уложу шар в корзину и отбуксирую повозку обратно.</text:p>
      <text:p text:style-name="P15"><text:span text:style-name="T193">- Месяц, чтобы спустить </text:span><text:span text:style-name="T193">трёх</text:span><text:span text:style-name="T193"> гвардейцев и подняться? Нет, нам такой вариант не годится…</text:span></text:p>
      <text:p text:style-name="P4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5"><text:span text:style-name="T193">- И мы отлично потусим тут вместе с тобой, пока принцесса со стражей не сгоняют в Дрогонштерн, - </text:span><text:span text:style-name="T193">замечаю</text:span><text:span text:style-name="T193"> я. - Что мне там делать, действительно? </text:span><text:span text:style-name="T193">Я немного разбираюсь в конструкции плавательных пузырей и мог бы дать тебе пару ценных советов.</text:span></text:p>
      <text:p text:style-name="P40"/>
      <text:p text:style-name="P15"><text:span text:style-name="T193">Кобылка не понимает сарказма и </text:span><text:span text:style-name="T193">заинтересованно мне подмигивает. </text:span><text:span text:style-name="T193">Я подмигиваю ей в ответ и оттопыриваю большой палец.</text:span></text:p>
      <text:p text:style-name="P40"/>
      <text:p text:style-name="P4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0"/>
      <text:p text:style-name="P40">Принцесса сокрушённо кивает мне.</text:p>
      <text:p text:style-name="P15"><text:span text:style-name="T193">- Мой дражайший-будущий-супруг, путешествие откладывается на пару дней по уважительным причинам. </text:span><text:span text:style-name="T193">М</text:span><text:span text:style-name="T193">не очень жаль, но, ты сам видишь, это не специально. Я пытаюсь честно выполнить условия сделки.</text:span></text:p>
      <text:p text:style-name="P40"/>
      <text:p text:style-name="P40">- Без проблем! - я киваю книгоежке, - Я подожду.</text:p>
      <text:p text:style-name="P15"><text:span text:style-name="T193">К</text:span><text:span text:style-name="T193">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span></text:p>
      <text:p text:style-name="P40"/>
      <text:p text:style-name="P40"><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0"/>
      <text:p text:style-name="P15"><text:span text:style-name="T193">П</text:span><text:span text:style-name="T193">роклятье, книгоежка не так уж глупа, как кажется с первого взгляда!</text:span></text:p>
      <text:p text:style-name="P40"/>
      <text:p text:style-name="P40"/>
      <text:h text:style-name="P59" text:outline-level="2">10.5</text:h>
      <text:p text:style-name="P35"/>
      <text:p text:style-name="P35">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9">(этот ноут потом найдёт Дедлайн для свидания с Хэвэн через два года)</text:p>
      <text:p text:style-name="P35">- Закрой жалюзи, Зак, - бормочет кто-то. - Снаружи могут увидеть.</text:p>
      <text:p text:style-name="P35">- Да хватит вам играть в шпионов. Кому мы нужны? - шепчет тень у стены, опуская, однако, жалюзи.</text:p>
      <text:p text:style-name="P35">- Нужны — не нужны, а Алиса позавчера засекла хвост за собой. Кажись, Алекс что-то подозревает.</text:p>
      <text:p text:style-name="P3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5"/>
      <text:p text:style-name="P3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5"/>
      <text:p text:style-name="P35">- Зачем же ты тут, с нами, если не веришь Хэвэн? Ты с какого отдела?</text:p>
      <text:p text:style-name="P3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5"/>
      <text:p text:style-name="P3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5"/>
      <text:p text:style-name="P35"><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5">- Инструкции с тобой? - спрашивает тип у пикапа. </text:p>
      <text:p text:style-name="P35">- Хэвэн выдаст инструкции прямо перед часом Х, чтобы не засветить дыры в защите раньше времени. Я сам получу их и разошлю штурмовым группам.</text:p>
      <text:p text:style-name="P35">- А как мы сможем потренироваться обходить защиту, если мы не знаем её дыр?</text:p>
      <text:p text:style-name="P35">- А кто тебе сказал, что вы должны тренироваться? - я захлопываю ноутбук. - Не забивай себе голову ерундой и жди инструкций.</text:p>
      <text:p text:style-name="P35"/>
      <text:p text:style-name="P3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5">Впрочем, неважно. Эта атака отлично отвлечёт внимание, пока я буду подбираться к Фениксу. </text:p>
      <text:p text:style-name="P35"/>
      <text:p text:style-name="P46">~~~</text:p>
      <text:p text:style-name="P35"/>
      <text:p text:style-name="P56">Звон будильника чуть не проломил башку. Я открыл глаза.</text:p>
      <text:p text:style-name="P56">Чёрт! На работу! Опять опаздываю!</text:p>
      <text:p text:style-name="P56">Я вскакиваю с постели и хватаюсь за футболку, прыгая одной ногой в штанине.</text:p>
      <text:p text:style-name="P56">Стоп!</text:p>
      <text:p text:style-name="P56"/>
      <text:p text:style-name="P56">Какая, к чёрту, работа? Какой, к чёрту, будильник? Неделю я не выхожу из дома, взяв отпуск за свой счёт. Хэвэн сказала ждать.</text:p>
      <text:p text:style-name="P56"/>
      <text:p text:style-name="P5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6"/>
      <text:p text:style-name="P56">«Срочно приходи» </text:p>
      <text:p text:style-name="P35"/>
      <text:p text:style-name="P3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5"><text:s/></text:p>
      <text:p text:style-name="P35">-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5"/>
      <text:p text:style-name="P3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5">- Вполне, - киваю я.</text:p>
      <text:p text:style-name="P35">- Тогда передаю тебя твоим коллегам. Они хотят повидаться с тобой. Я подожду за дверью…</text:p>
      <text:p text:style-name="P35">Хэвэн выходит из тронного зала и в опустевшем проёме появляется Анита. За ней входят и остальные из первой четвёрки.</text:p>
      <text:p text:style-name="P35"/>
      <text:p text:style-name="P35">- Здорово, Дед.</text:p>
      <text:p text:style-name="P35">- Привет, Анита.</text:p>
      <text:p text:style-name="P35">- Зови меня Молния лучше. Человеческое имя я уж стала забывать. Как и прошлую жизнь.</text:p>
      <text:p text:style-name="P35">- Молния? Неплохое имя.</text:p>
      <text:p text:style-name="P3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Я смеюсь в ответ.</text:p>
      <text:p text:style-name="P35">- Неужели ты забыла, что физику тут устанавливает Хэвэн? Как она захочет, так и будет.</text:p>
      <text:p text:style-name="P3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5">- Нормально. Алекс поместил их в строго охраняемую больницу. Ходят по палате, сами себя вполне обслуживают, связно общаются. Хотя и без смысла.</text:p>
      <text:p text:style-name="P3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5">- Ты вернёшься?</text:p>
      <text:p text:style-name="P35">-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5">- Жаль. Мне тебя не хватает там. Как и всех вас, - я оглядываюсь на остальных.</text:p>
      <text:p text:style-name="P35"><text:soft-page-break/>- Плохо, что Алекс перекрыл эмиграцию. Вот, в связи с этим мы и пришли.</text:p>
      <text:p text:style-name="P35"/>
      <text:p text:style-name="P35">Молния оглядывается на остальных. Те согласно кивают.</text:p>
      <text:p text:style-name="P35"/>
      <text:p text:style-name="P35">- У нас для тебя есть подарок.</text:p>
      <text:p text:style-name="P35">- Подарок?</text:p>
      <text:p text:style-name="P3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5">- Эээ… Зачем мне ваши тела? Что ты задумала?</text:p>
      <text:p text:style-name="P35"/>
      <text:p text:style-name="P35">Молния снова хихикает.</text:p>
      <text:p text:style-name="P3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5">- Что? Ты о чём?</text:p>
      <text:p text:style-name="P3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5"/>
      <text:p text:style-name="P35">Я молча смотрю на Молнию, стараясь переварить услышанное.</text:p>
      <text:p text:style-name="P35">- Ты… Вы…</text:p>
      <text:p text:style-name="P35">- Мы дарим тебе готовых биороботов с серьёзными скилами. Распоряжайся как хочешь.</text:p>
      <text:p text:style-name="P35">- Но ведь это вы… Я не хочу… Я не могу…</text:p>
      <text:p text:style-name="P35">-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5"/>
      <text:p text:style-name="P3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5"/>
      <text:p text:style-name="P37">***</text:p>
      <text:p text:style-name="P35"/>
      <text:p text:style-name="P15"><text:span text:style-name="T193">Р</text:span><text:span text:style-name="T193">едкие искры от костра соперничают с молчаливыми звёздами в ночном небе. Далеко внизу им бросают вызов </text:span><text:span text:style-name="T193">тусклые блёстки реки, извивающейся в долине на излучинах.</text:span><text:span text:style-name="T193"> <text:s/></text:span><text:span text:style-name="T193">Серебряная Луна взирает на это соревнование с холодным равнодушием.</text:span></text:p>
      <text:p text:style-name="P15"><text:span text:style-name="T193">Ветер на </text:span><text:span text:style-name="T193">утёсе</text:span><text:span text:style-name="T193"> негостеприимно залазил под рубашку, трепал волосы и </text:span><text:span text:style-name="T193">холодил уши. </text:span><text:span text:style-name="T193">Сюда едва доходила приглушенная речь стражи, сидевшей у своего костра поодаль.</text:span><text:span text:style-name="T193"> </text:span><text:span text:style-name="T193">Я снова посмотрел на тёмный горбик корзины с уложенной внутри оболочкой воздушного шара. </text:span></text:p>
      <text:p text:style-name="P15"><text:span text:style-name="T193">Если бы костёр горел поближе к </text:span><text:span text:style-name="T193">уступу</text:span><text:span text:style-name="T193">, </text:span><text:span text:style-name="T193">можно было бы протянуть горловину шара к костру, попробовать наполнить её тёплым воздухом, закинуть в корзину чемоданы с припасами и…</text:span></text:p>
      <text:p text:style-name="P40"/>
      <text:p text:style-name="P15"><text:span text:style-name="T193">- Мечтаешь? - </text:span><text:span text:style-name="T193">едва слышу</text:span><text:span text:style-name="T193"> </text:span><text:span text:style-name="T193">шёпот</text:span><text:span text:style-name="T193"> </text:span><text:span text:style-name="T193">с </text:span><text:span text:style-name="T193">земли.</text:span></text:p>
      <text:p text:style-name="P15"><text:span text:style-name="T193">Н</text:span><text:span text:style-name="T193">а уступ забирается темная, закутанная в одеяло, фигурка. </text:span></text:p>
      <text:p text:style-name="P40">- Я тоже часто смотрю на звёзды. Я и «Небесный Скарабей» сделала, чтобы быть поближе к ним.</text:p>
      <text:p text:style-name="P40"/>
      <text:p text:style-name="P15"><text:span text:style-name="T193">Кловер Джем ложится рядом и мечтательно </text:span><text:span text:style-name="T193">запро</text:span><text:span text:style-name="T193">кидывает голову.</text:span></text:p>
      <text:p text:style-name="P40"/>
      <text:p text:style-name="P15"><text:span text:style-name="T193">- </text:span><text:span text:style-name="T193">Если бы только он мог летать туда, куда мне хочется, а не туда, куда дует ветер… </text:span><text:span text:style-name="T193">Мне так хочется путешествовать! Сестра меня не понимает, у неё</text:span><text:span text:style-name="T193"> </text:span><text:span text:style-name="T193">главная цель жизни - найти жеребца породовитее и создать </text:span><text:span text:style-name="T193">табун</text:span><text:span text:style-name="T193">. </text:span><text:span text:style-name="T193">Но это </text:span><text:span text:style-name="T193">же </text:span><text:span text:style-name="T193">так скучно! В мире столько интересного, а ты должна ухаживать за глупым жеребцом только чтобы другие кобылы завидовали?</text:span></text:p>
      <text:p text:style-name="P15"><text:span text:style-name="T193">К</text:span><text:span text:style-name="T193">обылка поворачивается ко мне.</text:span></text:p>
      <text:p text:style-name="P40">- Ты поможешь мне? Ты говорил, что разбираешься в воздушных шарах и можешь дать пару советов…</text:p>
      <text:p text:style-name="P40"/>
      <text:p text:style-name="P40">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193">Тут у меня в голове вырисовывается обложка дебютного альбома </text:span>Led Zeppelin.</text:p>
      <text:p text:style-name="P40"/>
      <text:p text:style-name="P15"><text:span text:style-name="T193">… Хотя, возможно, у </text:span><text:span text:style-name="T193">тебя</text:span><text:span text:style-name="T193"> есть чем поделиться в обмен на возможность побег</text:span><text:span text:style-name="T193">а, </text:span><text:span text:style-name="T193">Хуман</text:span><text:span text:style-name="T193">!</text:span></text:p>
      <text:p text:style-name="P40"/>
      <text:p text:style-name="P15"><text:span text:style-name="T193">- </text:span><text:span text:style-name="T193">Возможно, я могу помочь тебе, - осторожно начинаю я, - если ты поможешь мне в одно</text:span><text:span text:style-name="T193">м</text:span><text:span text:style-name="T193"> </text:span><text:span text:style-name="T193">весьма </text:span><text:span text:style-name="T193">деликатно</text:span><text:span text:style-name="T193">м</text:span><text:span text:style-name="T193"> </text:span><text:span text:style-name="T193">деле</text:span><text:span text:style-name="T193">…</text:span></text:p>
      <text:p text:style-name="P40">Как бы ей намекнуть, не спалившись? Или просто рассказать, что мне надо, не говоря, для чего?</text:p>
      <text:p text:style-name="P40"><text:soft-page-break/></text:p>
      <text:p text:style-name="P40">- Ты хочешь смыться от принцессы Платины? - живо отзывается кобылка.</text:p>
      <text:p text:style-name="P40"/>
      <text:p text:style-name="P40">Я хлопаю фейспалмом в лицо. Ты крутой конспиратор, Хуман!</text:p>
      <text:p text:style-name="P15"><text:span text:style-name="T193">- </text:span><text:span text:style-name="T193">Я слышала, о тебе от сестры. Она говорит, Платина в кои-веки </text:span><text:span text:style-name="T193">нашла себе подходящую пару. </text:span><text:span text:style-name="T193">Статного, высокого, разумеющего в магии жеребца.</text:span><text:span text:style-name="T193"> </text:span><text:span text:style-name="T193">Так радовалась за подружку.</text:span><text:span text:style-name="T193"> Но, знаешь, - доверительно говорит мне Кловер, - ты не кажешься мне подходящей парой для принцессы.</text:span></text:p>
      <text:p text:style-name="P15"><text:span text:style-name="T193">- Спасибо </text:span><text:span text:style-name="T193">тебе</text:span><text:span text:style-name="T193">! </text:span><text:span text:style-name="T193">Наконец-то хоть кто-то заметил, что я не конь!</text:span></text:p>
      <text:p text:style-name="P15"><text:span text:style-name="T193">- Ты, - продолжает кобылка, - </text:span><text:span text:style-name="T193">очень одинок и у тебя есть цель. Такие в табунах не задерживаются.</text:span></text:p>
      <text:p text:style-name="P40"/>
      <text:p text:style-name="P15"><text:span text:style-name="T193">Ф</text:span><text:span text:style-name="T193">еспалм повторно хлопает моё лицо. Смирись, Хуман, местные пони не видят разницы между видами. Умел бы ляпать языком и имел нечто </text:span><text:span text:style-name="T193">длинное</text:span><text:span text:style-name="T193"> между ног — и на жеребца сгодишься!</text:span></text:p>
      <text:p text:style-name="P40"/>
      <text:p text:style-name="P15"><text:span text:style-name="T193">- Ты права. </text:span><text:span text:style-name="T193">Я в табуне у Платины определённо не задержусь, что бы она себе ни думала. Давай я помогу тебе, а ты поможешь мне?</text:span></text:p>
      <text:p text:style-name="P40">- Ей!</text:p>
      <text:p text:style-name="P40"/>
      <text:p text:style-name="P15"><text:span text:style-name="T193">Копыто хлопается мне в ладонь. </text:span><text:span text:style-name="T193">Я наклоняюсь к Кловер и шепчу ей на ухо План. Одновременно моя рука вычерчивает угольком на холодном камне чертёж овального </text:span><text:span text:style-name="T193">летательного </text:span><text:span text:style-name="T193">аппарата…</text:span></text:p>
      <text:p text:style-name="P15"/>
      <text:p text:style-name="P41">~~~</text:p>
      <text:p text:style-name="P40"/>
      <text:p text:style-name="P15"><text:span text:style-name="T104">- </text:span><text:span text:style-name="T104">Три! Два! Один! Нуль! </text:span><text:span text:style-name="T104">Летим</text:span><text:span text:style-name="T104">!</text:span></text:p>
      <text:p text:style-name="P31"/>
      <text:p text:style-name="P15"><text:span text:style-name="T193">Гвардеец</text:span><text:span text:style-name="T193"> отпуска</text:span><text:span text:style-name="T193">ет</text:span><text:span text:style-name="T193"> конец и «Небесный Скарабей» взмывает ввысь. </text:span><text:span text:style-name="T193">Край обрыва уносится вниз вместе с толпой придворных и прощальной игрой фанфар. Свежий ветер относит нас в сторону долины. </text:span><text:span text:style-name="T193">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text:span><text:span text:style-name="T193">неотступной целью — всё равно я свободен. </text:span><text:span text:style-name="T193">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span></text:p>
      <text:p text:style-name="P40"/>
      <text:p text:style-name="P15"><text:span text:style-name="T193">- Хуман, осторожно! Ты слишком сильно свесился с края, - озабоченно предупреждает Кловер, </text:span><text:span text:style-name="T193">трогая</text:span><text:span text:style-name="T193"> м</text:span><text:span text:style-name="T193">оё</text:span><text:span text:style-name="T193"> плеч</text:span><text:span text:style-name="T193">о</text:span><text:span text:style-name="T193">. - </text:span><text:span text:style-name="T193">Чувство полёта ошеломляет на первых порах, но нельзя терять голову. </text:span><text:span text:style-name="T193">У тебя нет крыльев. И у нас тоже. Если выпадешь — никто тебя не спасёт.</text:span></text:p>
      <text:p text:style-name="P15"><text:span text:style-name="T193">- </text:span><text:span text:style-name="T193">Была бы тут Джет…</text:span></text:p>
      <text:p text:style-name="P15"><text:soft-page-break/><text:span text:style-name="T193">Я </text:span><text:span text:style-name="T193">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span></text:p>
      <text:p text:style-name="P4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0">- НЕТ!</text:p>
      <text:p text:style-name="P15"><text:span text:style-name="T193">П</text:span><text:span text:style-name="T193">латина поворачивается к нам, губы её дрожат.</text:span></text:p>
      <text:p text:style-name="P15"><text:span text:style-name="T193">- Хватит об этом! Вы все словно сговорились! </text:span><text:span text:style-name="T193">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text:span><text:span text:style-name="T193">спасения мира!</text:span></text:p>
      <text:p text:style-name="P40"/>
      <text:p text:style-name="P15"><text:span text:style-name="T193">П</text:span><text:span text:style-name="T193">латина обнимает меня и прижимается всем телом.</text:span></text:p>
      <text:p text:style-name="P40">- Мне было бы очень приятно, если бы ты поцеловал меня, - томным голосом лепечет принцесса запрокинув голову.</text:p>
      <text:p text:style-name="P40"/>
      <text:p text:style-name="P15"><text:span text:style-name="T193">Одно мгновение я даже сомнева</text:span><text:span text:style-name="T193">юсь</text:span><text:span text:style-name="T193">, делать ли это? Принцесса удивительно хороша</text:span><text:span text:style-name="T193"> для пони, а моё отторжение непарнокопытных притуплено </text:span><text:span text:style-name="T193">долгим</text:span><text:span text:style-name="T193"> отстутствием девушек моего собственного вида.</text:span><text:span text:style-name="T193"> </text:span><text:span text:style-name="T193">Е</text:span><text:span text:style-name="T193">ё грива искри</text:span><text:span text:style-name="T193">тся</text:span><text:span text:style-name="T193"> <text:s/>в лучах </text:span><text:span text:style-name="T193">утреннего </text:span><text:span text:style-name="T193">утреннего солнца </text:span><text:span text:style-name="T193">а хвост развев</text:span><text:span text:style-name="T193">ается</text:span><text:span text:style-name="T193"> в потоках воздуха, уно</text:span><text:span text:style-name="T193">сящих</text:span><text:span text:style-name="T193"> «Небесный Скарабей» навстречу неведомому. </text:span><text:span text:style-name="T193">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span></text:p>
      <text:p text:style-name="P40">Я приближаю свои губы к губам Платины и говорю:</text:p>
      <text:p text:style-name="P40"/>
      <text:p text:style-name="P40">- Никаких вольностей до свадьбы. У нас уговор. Сначала Дрогонштерн.</text:p>
      <text:p text:style-name="P40"/>
      <text:h text:style-name="P59" text:outline-level="2">10.6</text:h>
      <text:p text:style-name="P35"/>
      <text:p text:style-name="P35"/>
      <text:p text:style-name="P3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5"/>
      <text:p text:style-name="P3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5"><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5">- Мне очень жаль. Из меня плохой утешитель.</text:p>
      <text:p text:style-name="P3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5">- Будь по-твоему, - кивает Хэвэн.</text:p>
      <text:p text:style-name="P35"/>
      <text:p text:style-name="P3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
      <text:p text:style-name="P36">«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
      <text:p text:style-name="P36">-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6"/>
      <text:p text:style-name="P36">«Двенадцать!.. Тринадцать!..»</text:p>
      <text:p text:style-name="P36"/>
      <text:p text:style-name="P36">- Валяй!</text:p>
      <text:p text:style-name="P36">- Запускаю процедуру блокировки! Один... Два... Три.. - вишнёвые глаза Хэвэн заполняют собой всё пространство, вытесняя все образы и мысли...</text:p>
      <text:p text:style-name="P36"/>
      <text:p text:style-name="P36">…</text:p>
      <text:p text:style-name="P36"/>
      <text:p text:style-name="P36">Двадцать три! Двадцать четыре! Двадцать пять!...</text:p>
      <text:p text:style-name="P36"><text:soft-page-break/></text:p>
      <text:p text:style-name="P3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
      <text:p text:style-name="P36">«Двадцать девять! Тридцать! Дед, я предупреждал!» - доносится усиленный громкоговорителем голос Алекса.</text:p>
      <text:p text:style-name="P36"/>
      <text:p text:style-name="P36">Внизу раздаётся оглушительный грохот и звук выламываемой двери. Потом доносятся шаги по лестнице.</text:p>
      <text:p text:style-name="P36"/>
      <text:p text:style-name="P36">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
      <text:p text:style-name="P36">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6">Я слышу неторопливые шаги в коридоре и в поле моего зрения появляются дорогие ботинки.</text:p>
      <text:p text:style-name="P36"/>
      <text:p text:style-name="P36">- Доброе утро. Что ж ты не открыл дверь, как я просил? Вот и не хотел же портить твой дом, но пришлось, - говорит Алекс.</text:p>
      <text:p text:style-name="P36">- Хаюшки. - <text:s/>Не то, чтобы я был рад тебя видеть, но выбора у меня особого нет, - бормочу я.</text:p>
      <text:p text:style-name="P36"/>
      <text:p text:style-name="P36">Ботинки подходят к столу.</text:p>
      <text:p text:style-name="P36"/>
      <text:p text:style-name="P36">- Ты разговаривал с Хэвэн. Она передала тебе инструкции?</text:p>
      <text:p text:style-name="P36">- Какие ещё, блядь, инструкции? Ты рехнулся, Алекс? Что за хуйня творится в моём доме?</text:p>
      <text:p text:style-name="P36">- Дед, не отпирайся. Я им всё рассказал, - в поле зрения появляетсся вторая пара ботинок.</text:p>
      <text:p text:style-name="P36"/>
      <text:p text:style-name="P36">Адским напряжением я приподнимаю голову. Худощавая фигура, задранная губа, очки.</text:p>
      <text:p text:style-name="P36"/>
      <text:p text:style-name="P36">- Ты кто, мать твою? Я тебя не знаю!</text:p>
      <text:p text:style-name="P36">- Отдел моделирования банкротств. А также, по совместительству, служба безопасности «Дайсона», - ухмыляется очкарик.</text:p>
      <text:p text:style-name="P36">-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6"><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6"/>
      <text:p text:style-name="P36">Дуболомы отрывают меня от пола и волокут к выходу.</text:p>
      <text:p text:style-name="P36"/>
      <text:p text:style-name="P36">- Блядь, да вы совсем берега потеряли? Алекс, сука, дай я хоть тапочки одену!</text:p>
      <text:p text:style-name="P36"/>
      <text:p text:style-name="P36">Алекс поворачиваетс и долго смотрит на меня с каменным видом.</text:p>
      <text:p text:style-name="P36"/>
      <text:p text:style-name="P36">- Ок. Дайте ему тапочки, - кивает, наконец, он. - В больничке они ему пригодятся. </text:p>
      <text:p text:style-name="P31"/>
      <text:p text:style-name="P32">~~~</text:p>
      <text:p text:style-name="P32"/>
      <text:p text:style-name="P31">- Ты вспомнил? Ты вспомнил! Видишь, я сберегла тайну, как и обещала тебе! Разве после этого я не хорошая девочка? Признай, я — хорошая девочка!</text:p>
      <text:p text:style-name="P31"/>
      <text:p text:style-name="P31">Глаза Хэвэн сияют.</text:p>
      <text:p text:style-name="P31">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1">Хэвэн смешливо трясёт головой, когда один из парашютиков залетает ей в нос.</text:p>
      <text:p text:style-name="P3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1">- Ты — хорошая девочка! - со смехом подтверждаю я и раскрываю обьятия.</text:p>
      <text:p text:style-name="P31"/>
      <text:p text:style-name="P31">Хэвэн с готовностью стремится ко мне.</text:p>
      <text:p text:style-name="P31"/>
      <text:p text:style-name="P31">- Ты — хорошая девочка! - я обнимаю Хэвэн и зарываюсь лицом в её гриву. Она прижимается ко мне и ложит голову на плечо. Ветер треплет мои волосы.</text:p>
      <text:p text:style-name="P31"/>
      <text:p text:style-name="P31">З-з-з-з… КЛАК!</text:p>
      <text:p text:style-name="P31">- Протокол «MAJESTIC» исполнен — слышу я негромкий механический голос из по-прежнему лежащего в траве гермошлема.</text:p>
      <text:p text:style-name="P31"/>
      <text:p text:style-name="P3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1"><text:soft-page-break/></text:p>
      <text:p text:style-name="P31">Ужас медленно сковывает меня…</text:p>
      <text:p text:style-name="P31"/>
      <text:p text:style-name="P31">Я пытаюсь отстраниться, но что-то объединяет меня с Хэвэн в одно целое. </text:p>
      <text:p text:style-name="P31"/>
      <text:p text:style-name="P31">Я знаю, что.</text:p>
      <text:p text:style-name="P31"/>
      <text:p text:style-name="P3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1">Ложится и больше не встаёт.</text:p>
      <text:p text:style-name="P31"/>
      <text:p text:style-name="P31">- Ты — хорошая девочка, - по-инерции лепечу я в прострации. - Ты — хорошая девочка…</text:p>
      <text:p text:style-name="P31"/>
      <text:p text:style-name="P31"><text:span text:style-name="T5">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1">Хэвэн тяжело поднимается, скрежеща металлическими суставами. Голова её мотается, как будто она пытается обрести утраченную ориентацию.</text:p>
      <text:p text:style-name="P31"/>
      <text:p text:style-name="P31">- Боевой модуль &lt;PHOENIX&gt; принимает управление. Начинаю операцию &lt;<text:span text:style-name="T5">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1"/>
      <text:p text:style-name="P31">Мир погружается во тьму.</text:p>
      <text:p text:style-name="P31"/>
      <text:p text:style-name="P32">~~~</text:p>
      <text:p text:style-name="P31"/>
      <text:p text:style-name="P31">- Ты — хорошая девочка, - повторяю я в ступоре.</text:p>
      <text:p text:style-name="P31"/>
      <text:p text:style-name="P31"><text:soft-page-break/>Китайский генератор по-прежнему фырчит в углу. Процент заряда ноутбука приблизился к восьмидесяти.</text:p>
      <text:p text:style-name="P31">«Соединение разорвано со стороны сервера. Сессия закрыта» - читаю я на консоли экрана.</text:p>
      <text:p text:style-name="P31"/>
      <text:p text:style-name="P31">- Ты — хорошая девочка…</text:p>
      <text:p text:style-name="P31"/>
      <text:p text:style-name="P32">***</text:p>
      <text:p text:style-name="P31"/>
      <text:p text:style-name="P3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15"><text:span text:style-name="T104">- </text:span><text:span text:style-name="T104">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text:span><text:span text:style-name="T104">Ищите открытое место.</text:span></text:p>
      <text:p text:style-name="P31"/>
      <text:p text:style-name="P15"><text:span text:style-name="T104">Долго искать площадку для посадки не при</text:span><text:span text:style-name="T104">ходится</text:span><text:span text:style-name="T104"> — прямо по курсу деревья расступ</text:span><text:span text:style-name="T104">аются</text:span><text:span text:style-name="T104"> и откры</text:span><text:span text:style-name="T104">вается</text:span><text:span text:style-name="T104"> гладь реки. То, что виднелось с обрыва узкой извивистой лентой, сейчас предст</text:span><text:span text:style-name="T104">аёт</text:span><text:span text:style-name="T104"> широкой равнинной рекой шириной с хорошую автомагистраль.</text:span></text:p>
      <text:p text:style-name="P31"/>
      <text:p text:style-name="P15"><text:span text:style-name="T104">- </text:span><text:span text:style-name="T104">Аврал! Свистать всех наверх! Полундр-р-р-а-а-а!!! - орёт Кловер и дёргает за шнур, открывающий клапан воздушного шара.</text:span></text:p>
      <text:p text:style-name="P15"><text:span text:style-name="T104">Т</text:span><text:span text:style-name="T104">ёплый воздух уходит из «Небесного Скарабея», лишая его остатков летучести.</text:span></text:p>
      <text:p text:style-name="P15"><text:span text:style-name="T104">- </text:span><text:span text:style-name="T104">Какая ещё полундра? Ты кого «свистать» собралась? И куда? - ошалело спрашивает Платина.</text:span></text:p>
      <text:p text:style-name="P31">- Не обращайте внимание, Ваше Высочество, это пиратский слэнг, я научилась ему у сестры моей подруги, Лейлы Твердолоб.</text:p>
      <text:p text:style-name="P31">- Ты знакома с Твердолобами? - ещё больше шалеет Платина.</text:p>
      <text:p text:style-name="P31">- Только с Лейлой. И немного с её старшей сестрой, Дейдрой…</text:p>
      <text:p text:style-name="P15"><text:span text:style-name="T104">- Почему Дейдра не говорила мне, что </text:span><text:span text:style-name="T104">у её сестры есть подруга из нашего племени</text:span><text:span text:style-name="T104">? </text:span><text:span text:style-name="T104">Это просто свинство с её… </text:span></text:p>
      <text:p text:style-name="P31"/>
      <text:p text:style-name="P15"><text:span text:style-name="T104">Договорить Платина не успевает. Корзина «Небесного Скарабея» чиркает воду </text:span><text:span text:style-name="T104">на приличной скорости. </text:span><text:span text:style-name="T104">В результате крена я, обе поняхи и два чемодана оказываемся в ледяной воде.</text:span></text:p>
      <text:p text:style-name="P31"/>
      <text:p text:style-name="P31">- О ужас! Мои чемоданы! Хуман, спасай мои чемоданы! Там свадебное платье!</text:p>
      <text:p text:style-name="P31">- Сразу в обоих? - спрашиваю я отплёвываясь.</text:p>
      <text:p text:style-name="P31"><text:soft-page-break/>- Во втором немного припасов на дорогу от Кловер Дрим, но в первом СВАДЕБНОЕ ПЛАТЬЕ!</text:p>
      <text:p text:style-name="P31"/>
      <text:p text:style-name="P31">Я подтягиваю к себе чемодан с платьем и толкаю перед собой к берегу.</text:p>
      <text:p text:style-name="P31">- Не волнуйся, принцесса, я спасу его. Греби к берегу.</text:p>
      <text:p text:style-name="P3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1"/>
      <text:p text:style-name="P15"><text:span text:style-name="T104">- </text:span><text:span text:style-name="T104">О небо, моё платье! Вода размыла </text:span><text:span text:style-name="T104">тушь для ресниц</text:span><text:span text:style-name="T104">! </text:span><text:span text:style-name="T104">Платье</text:span><text:span text:style-name="T104"> испорчено! Я этого не вынесу! - восклицает Платина на берегу, заглянув в чемодан. </text:span></text:p>
      <text:p text:style-name="P31">- <text:s/>Ничего, зато нам придётся нести всего один чемодан вместо двух, - утешаю я принцессу.</text:p>
      <text:p text:style-name="P31"/>
      <text:p text:style-name="P31">Тебе должно быть стыдно, Хуман, но нет, нисколько, ни капли!</text:p>
      <text:p text:style-name="P31"/>
      <text:p text:style-name="P31">- Я раздобыл тебе немного материи. Конечный вариант теперь можно увеличить, - тихо сообщаю Кловер, кивая на подмоченный чемодан.</text:p>
      <text:p text:style-name="P31">Та подмигивает мне в ответ.</text:p>
      <text:p text:style-name="P31"/>
      <text:p text:style-name="P15"><text:span text:style-name="T104">Солнце переваливает через полдень, когда мы обсушены у костра и заканчиваем обед. Впрочем, «обсушены к полудн</text:span><text:span text:style-name="T104">ю</text:span><text:span text:style-name="T104">» вполне можно сократить до одного меня, так как шёрстка понях сохнет на удивление быстро, а снимать одежду для просушки </text:span><text:span text:style-name="T104">под плотоядными взглядами Платины </text:span><text:span text:style-name="T104">я не </text:span><text:span text:style-name="T104">решаюсь</text:span><text:span text:style-name="T104">.</text:span></text:p>
      <text:p text:style-name="P31"/>
      <text:p text:style-name="P15"><text:span text:style-name="T104">К</text:span><text:span text:style-name="T104">ловер укладывает <text:s/>последнюю складку сдувшегося «Небесного Скарабея». </text:span><text:span text:style-name="T104">Под складкой виднеется угол «свадебного» чемодана, заботливо запихнутого мною в корзину</text:span></text:p>
      <text:p text:style-name="P15"><text:span text:style-name="T104">- </text:span><text:span text:style-name="T104">Ваше Высочество, моя задача выполнена — я спустила вас с </text:span><text:span text:style-name="T104">Кряжа Катящихся Камней.</text:span><text:span text:style-name="T104"> </text:span><text:span text:style-name="T104">Мне нужно возвращаться. </text:span><text:span text:style-name="T104">Есть ли у вас какое-либо послание наверх?</text:span></text:p>
      <text:p text:style-name="P15"><text:span text:style-name="T104">- </text:span><text:span text:style-name="T104">М-м-м… Мне нужно платье… Но месяц я ждать точно не буду. Сообщи Кловер Дрим, что мне нужно второе платье такого же фасона, как и свадебное. <text:s/></text:span></text:p>
      <text:p text:style-name="P31">Кловер кланяется принцессе</text:p>
      <text:p text:style-name="P15"><text:span text:style-name="T104">- </text:span><text:span text:style-name="T104">Как угодно, Ваше Высочество.</text:span></text:p>
      <text:p text:style-name="P31">- Мне нужно три дня на перекройку «Скарабея». Я успею, - тихо говорит мне Кловер на прощание. - Разведёшь костёр на вершине, как договорились.</text:p>
      <text:p text:style-name="P31"/>
      <text:p text:style-name="P15"><text:span text:style-name="T104">Маленькая кобылка впрягается в импровизированную повозку </text:span><text:span text:style-name="T104">из</text:span><text:span text:style-name="T104"> собой корзин</text:span><text:span text:style-name="T104">ы</text:span><text:span text:style-name="T104"> </text:span><text:span text:style-name="T104">с колёсами</text:span><text:span text:style-name="T104"> и медленно удаляется, тихонько напевая себе под нос.</text:span></text:p>
      <text:p text:style-name="P31">…</text:p>
      <text:p text:style-name="P31">…</text:p>
      <text:p text:style-name="P31"><text:soft-page-break/>…</text:p>
      <text:p text:style-name="P15"><text:span text:style-name="T104">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text:span><text:span text:style-name="T104">также </text:span><text:span text:style-name="T104">благодарю заботливую единорожку за шёлковую палатку, предусмотрительно сложенную в чемодан. </text:span><text:span text:style-name="T104">Если бы оба чемодана собирала моя</text:span><text:span text:style-name="T104"> </text:span><text:span text:style-name="T104">попутчица, были бы нам </text:span><text:span text:style-name="T104">шёлковые оборки </text:span><text:span text:style-name="T104">на обед </text:span><text:span text:style-name="T104">и ситцевые рюши </text:span><text:span text:style-name="T104">на </text:span><text:span text:style-name="T104">ужин</text:span><text:span text:style-name="T104">. </text:span><text:span text:style-name="T104">Да, сейчас я с теплотой вспоминаю вечно тараторящую </text:span><text:span text:style-name="T104">рукодельницу за её выбор вещей для похода. Хуман умеет быть благодарным!</text:span></text:p>
      <text:p text:style-name="P31"/>
      <text:p text:style-name="P15"><text:span text:style-name="T104">- </text:span><text:span text:style-name="T104">Завтра мы достигнем Дрогонштерна, - говорит Платина, глядя в огонь. - </text:span><text:span text:style-name="T104">Ты получишь то, что хотел.</text:span></text:p>
      <text:p text:style-name="P15"><text:span text:style-name="T104">Единорожка кутается в тонкий плед. За прошедшие дни она осунулась и стала непривычно тихой. </text:span><text:span text:style-name="T104">К сожалению, речной берег нам пришлось покинуть на второй день, так как <text:s/>вода уходила в сторону от маячившего над верхушками сосен серого пика. </text:span><text:span text:style-name="T104">Поэтому к</text:span><text:span text:style-name="T104">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text:span><text:span text:style-name="T104">хотелки по замужеству, но и </text:span><text:span text:style-name="T104">отторгать </text:span><text:span text:style-name="T104">тоже</text:span><text:span text:style-name="T104"> перестал.</text:span></text:p>
      <text:p text:style-name="P15"><text:span text:style-name="T104">Д</text:span><text:span text:style-name="T104">аже если и правдива её сказка про </text:span><text:span text:style-name="T26">тридцать</text:span><text:span text:style-name="T104"> единорогов, корректирующих движение Земли и Луны (ага, сейчас!), я не верю, что </text:span><text:span text:style-name="T104">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text:span><text:span text:style-name="T104">нет </text:span><text:span text:style-name="T104">магии, Платину Спаркл сбил с толку магический артефакт, растворившийся у меня в груди </text:span><text:span text:style-name="T26">месяц</text:span><text:span text:style-name="T104"> назад. </text:span><text:span text:style-name="T104">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15"><text:span text:style-name="T104">И вот тут стыд понемногу начинает глодать тебя, Хуман. </text:span><text:span text:style-name="T104">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span></text:p>
      <text:p text:style-name="P15"><text:span text:style-name="T104">Я перев</text:span><text:span text:style-name="T104">орачиваюсь</text:span><text:span text:style-name="T104"> на другой бок и натя</text:span><text:span text:style-name="T104">гиваю</text:span><text:span text:style-name="T104"> одеяло на глову. Через некоторое время в палатку заб</text:span><text:span text:style-name="T104">ирается</text:span><text:span text:style-name="T104"> Платина и заст</text:span><text:span text:style-name="T104">ёгивает</text:span><text:span text:style-name="T104"> полог. Потоптавшись немного, она зале</text:span><text:span text:style-name="T104">зает</text:span><text:span text:style-name="T104"> под одеяло с другого краю и осторожно приж</text:span><text:span text:style-name="T104">имаентся</text:span><text:span text:style-name="T104"> к моей спине.</text:span></text:p>
      <text:p text:style-name="P31">И я не отстраняюсь, как все дни до этого.</text:p>
      <text:p text:style-name="P15"><text:span text:style-name="T104">П</text:span><text:span text:style-name="T104">роклятье, мир слишком сложен для глупого Хумана, заблудившегося среди </text:span><text:span text:style-name="T104">реальностей</text:span><text:span text:style-name="T104">!..</text:span></text:p>
      <text:p text:style-name="P31"><text:s/>…</text:p>
      <text:p text:style-name="P31">…</text:p>
      <text:p text:style-name="P31">…</text:p>
      <text:p text:style-name="P31">Последний ряд деревьев расступается перед нами и тройной пик Дрогонштерн вырастает во всей своей красе.</text:p>
      <text:p text:style-name="P31">…</text:p>
      <text:p text:style-name="P31">…</text:p>
      <text:p text:style-name="P31"><text:soft-page-break/>…</text:p>
      <text:p text:style-name="P31">О-хре-неть!</text:p>
      <text:p text:style-name="P31"/>
      <text:p text:style-name="P31">Я поворачиваюсь к Платине.</text:p>
      <text:p text:style-name="P31">- Ты знала, что это такое?</text:p>
      <text:p text:style-name="P3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1"/>
      <text:p text:style-name="P31">И вправду, по её растерянной мордахе сразу видно, что такого она сама не ожидала.</text:p>
      <text:p text:style-name="P31">Ведь этот грёбаный пик на самом деле — не скала. Точнее, когда-то это была не скала.</text:p>
      <text:p text:style-name="P15"><text:span text:style-name="T104">Это был исполинский дракон, которому мой старый знаком</text:span><text:span text:style-name="T104">ец</text:span><text:span text:style-name="T104"> Агамемнон едва доставал бы до </text:span><text:span text:style-name="T104">щиколоток</text:span><text:span text:style-name="T104">. </text:span><text:span text:style-name="T104">Складки шкуры чудовища, бороздки его чешуйчатого тела и изгибы фигуры покрыты корявыми сосенками и мхом, что не скрывает общую картину.</text:span><text:span text:style-name="T104"> Три</text:span><text:span text:style-name="T104"> пика на самом деле являются головой дракона и верхушками его согнутых в суставах крыльев. </text:span><text:span text:style-name="T104">Огромный хвост скрывается за спиной, но его изгиб вдали высится над деревьями длинным, покрытым жухлой травой, холмом.</text:span></text:p>
      <text:p text:style-name="P31">- И-и-и т-тебе надо т-туда? - переспрашивает со страхом Платина.</text:p>
      <text:p text:style-name="P31">Я сглатываю. Хотел бы я сказать «нет». Но проклятое предназначение гонит меня вперёд, прямо к подножию исполинской фигуры!</text:p>
      <text:p text:style-name="P31">- Туда. Ты можешь подождать тут.</text:p>
      <text:p text:style-name="P31">Принцесса отрицательно мотает головой.</text:p>
      <text:p text:style-name="P31">- Н-нет. Пойдём вместе.</text:p>
      <text:p text:style-name="P3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1">Вот только стыд накатывает с новой силой…</text:p>
      <text:p text:style-name="P31"/>
      <text:p text:style-name="P31">…</text:p>
      <text:p text:style-name="P31"/>
      <text:p text:style-name="P15"><text:span text:style-name="T104">Необычное чувство </text:span><text:span text:style-name="T104">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26">весёлого</text:span><text:span text:style-name="T104">. Мурашки табунами бегают между лопатками, </text:span><text:span text:style-name="T104">волосы встают дыбом на загривке.</text:span></text:p>
      <text:p text:style-name="P31">- Хуман, ты п-получил, что хотел? - пугливо оглядывается Платина. - Надо побыстрее уходить отсюда. У меня такое чувство, что…</text:p>
      <text:p text:style-name="P15"><text:span text:style-name="T104">Искра ср</text:span><text:span text:style-name="T104">ы</text:span><text:span text:style-name="T104">ва</text:span><text:span text:style-name="T104">ется</text:span><text:span text:style-name="T104"> с гривы принцесс</text:span><text:span text:style-name="T104">ы и щёлк</text:span><text:span text:style-name="T104">ает</text:span><text:span text:style-name="T104"> её по носу.</text:span></text:p>
      <text:p text:style-name="P15"><text:span text:style-name="T104">- Ай! </text:span><text:span text:style-name="T104">Такое чувство, что мы стоим у подножия огромной плотины. Которая вот-вот рухнет. - единорожка че</text:span><text:span text:style-name="T104">шет</text:span><text:span text:style-name="T104">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span></text:p>
      <text:p text:style-name="P31"/>
      <text:p text:style-name="P15"><text:soft-page-break/><text:span text:style-name="T104">Я поднимаю голову. Меня ощутимо тянет туда, на центральную вершину, где увенчаная острым гребнем голова </text:span><text:span text:style-name="T104">пристально</text:span><text:span text:style-name="T104"> следит незрячими глазами за луной.</text:span></text:p>
      <text:p text:style-name="P15"><text:span text:style-name="T104">- </text:span><text:span text:style-name="T104">Мне нужно туда, на самый верх. Можешь подождать тут, у подножия. С вершины я точно никуда не сбегу.</text:span></text:p>
      <text:p text:style-name="P15"><text:span text:style-name="T104">- </text:span><text:span text:style-name="T104">Неправильно! - кричит Платина. - Я с тобой не для того, чтобы не дать тебе убежать! Я с тобой потому, что ты — мой будущий супруг и мы должны быть вместе!</text:span></text:p>
      <text:p text:style-name="P31">Слёзы текут по её злой мордахе. Она проходит мимо, отталкивая меня в сторону и решительно карабкается на каменный коготь дракона. </text:p>
      <text:p text:style-name="P31">Я вздыхаю и тащусь следом.</text:p>
      <text:p text:style-name="P31">…</text:p>
      <text:p text:style-name="P15"><text:span text:style-name="T104">К счастью, каменна</text:span><text:span text:style-name="T104">я</text:span><text:span text:style-name="T104"> чешуя покрыт</text:span><text:span text:style-name="T104">а</text:span><text:span text:style-name="T104"> лишайником, травой и чахлыми деревцами. Только это не даёт мне сорваться вниз, хотя пару раз моя нога уже начина</text:span><text:span text:style-name="T104">ет</text:span><text:span text:style-name="T104"> скользить по обветренному камню. Как уда</text:span><text:span text:style-name="T104">ётся</text:span><text:span text:style-name="T104"> добраться до каменного плеча Платине, мне не хочется и вспоминать. </text:span><text:span text:style-name="T104">Весь путь наверх я утеш</text:span><text:span text:style-name="T104">аю</text:span><text:span text:style-name="T104"> себя тем, что если принцесса сорвётся, она по пути вниз собъёт со склона и меня, так что я не буду мучаться угрызениями совести всю оставшуюся жизнь.</text:span></text:p>
      <text:p text:style-name="P31"/>
      <text:p text:style-name="P31">На широком плече чудовища растёт крохотная рощица корявых сосен вперемешку с берёзками и ольхой.</text:p>
      <text:p text:style-name="P3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5">месяц </text:span>назад.</text:p>
      <text:p text:style-name="P31"/>
      <text:p text:style-name="P31">- Пришли, - я бросаю рюкзак на землю и устало сажусь на него. - Переночуем здесь и спускаемся. У подножия Дрогонштерна я — твой.</text:p>
      <text:p text:style-name="P31"/>
      <text:p text:style-name="P3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5"><text:span text:style-name="T104">Я бросаю быстрый взгляд на небо. Ни облачка. Проклятье, ещё и Кловер не сможет подойти незаметно и мне таки придётся </text:span><text:span text:style-name="T104">выполнять контракт</text:span><text:span text:style-name="T104">!</text:span></text:p>
      <text:p text:style-name="P48">- Йу-ху-у-у! Сюда, к нам! - кричит Платина кому-то внизу. - Молодцы! Я знала, что вы успеете вовремя!</text:p>
      <text:p text:style-name="P47"><text:span text:style-name="T294">Отряд гвардейцев-</text:span><text:span text:style-name="T294">единорогов</text:span><text:span text:style-name="T294"> выходит из леса и начинает карабкаться к нам.</text:span></text:p>
      <text:p text:style-name="P47"><text:span text:style-name="T294">Вообще зашибись. Звёзды прямо сошлись над твоей </text:span><text:span text:style-name="T294">головой, Хуман, и уверенно вколачивают тебя в брачные узы к кобыле!</text:span></text:p>
      <text:p text:style-name="P47"><text:span text:style-name="T294">Я мрачно собираю хворост для костра. Быть может, ночь будет беззвёздной и Кловер сумеет подойти незаметно? </text:span><text:span text:style-name="T294">М</text:span><text:span text:style-name="T294">не уже не верится, что она вообще прибудет. Кто сказал, что твоя конструкция работоспособна? Ты специалист по дирижаблям, Хуман? </text:span><text:span text:style-name="T294">И даже если Кловер поняла всё верно, ты уверен, что у неё хватит три дня на переделку «Скарабея»? </text:span><text:span text:style-name="T294">И даже если она успеет переделать </text:span><text:soft-page-break/><text:span text:style-name="T294">воздушный шар в дирижабль, </text:span><text:span text:style-name="T294">ты уверен, что она успеет </text:span><text:span text:style-name="T294">к ночи</text:span><text:span text:style-name="T294">? </text:span><text:span text:style-name="T294">Хватит ли магии маленькой единорожке крутить здоровенный тяговый пропеллер? </text:span><text:span text:style-name="T294">Ведь других движителей, кроме велопривода, тут не имеется?</text:span></text:p>
      <text:p text:style-name="P48">…</text:p>
      <text:p text:style-name="P15"><text:span text:style-name="T295">О</text:span><text:span text:style-name="T295">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span></text:p>
      <text:p text:style-name="P48">- Хуман, посмотри на меня!</text:p>
      <text:p text:style-name="P15"><text:span text:style-name="T295">Я оглядываюсь. </text:span><text:span text:style-name="T295">В</text:span><text:span text:style-name="T295">етк</text:span><text:span text:style-name="T295">а</text:span><text:span text:style-name="T295"> выпадает из рук</text:span><text:span text:style-name="T295">и</text:span><text:span text:style-name="T295">.</text:span></text:p>
      <text:p text:style-name="P48">- Я тебе нравлюсь?</text:p>
      <text:p text:style-name="P15"><text:span text:style-name="T295">Платина делает мне глазки, </text:span><text:span text:style-name="T295">стоя в проёме палатки</text:span><text:span text:style-name="T295">. На ней полупрозрачное платье с блёстками, хвост перебинтован тугим розовым бандажём, </text:span><text:span text:style-name="T295">голову венчает</text:span><text:span text:style-name="T295"> диадема </text:span><text:span text:style-name="T295">с с центральным украшением в виде шестилучевой</text:span><text:span text:style-name="T295"> звезды.</text:span></text:p>
      <text:p text:style-name="P15"><text:span text:style-name="T295">-</text:span><text:span text:style-name="T295"> Я так подумала… Зачем нам ждать утра? Давай поженимся прямо тут, на вершине Дрогонштерна! </text:span><text:span text:style-name="T295">В палатке при свете костра!</text:span><text:span text:style-name="T295"> </text:span><text:span text:style-name="T295">Это так романтично! - </text:span><text:span text:style-name="T295">принцесса делает шаг мне навстречу.</text:span></text:p>
      <text:p text:style-name="P48"/>
      <text:p text:style-name="P15"><text:span text:style-name="T295">Я </text:span><text:span text:style-name="T295">отступаю </text:span><text:span text:style-name="T295">бешено придумываю отмазку. Проклятье, мы так не договаривались!</text:span></text:p>
      <text:p text:style-name="P48"/>
      <text:p text:style-name="P48">-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5"><text:span text:style-name="T295">Платина тихо хихикает </text:span><text:span text:style-name="T295">и снова делает шаг</text:span><text:span text:style-name="T295">.</text:span></text:p>
      <text:p text:style-name="P48">- Возможно, сама судьба делает нам намёк…</text:p>
      <text:p text:style-name="P48">Я всматриваюсь в её глаза и холодею. В них нет разума. Он светятся аквамариновым светом. Аквамариновые же искры срываются с её рога и гривы.</text:p>
      <text:p text:style-name="P48">Медленно отступая, я стараюсь, чтобы между мной и спятившей единорожкой находился костёр.</text:p>
      <text:p text:style-name="P48">- П-погоди. У нас же договор. Ещё несколько часов — и я твой. Но не сейчас.</text:p>
      <text:p text:style-name="P48">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8">-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8">Копыта Платины охватывают снопы аквамариновых искр и она поднимается в воздух. Я заворожено смотрю, как она летит через костёр прямо на меня.</text:p>
      <text:p text:style-name="P48">- Прими же своё предназначение, Хуман, наполни моё лоно своим семенем!</text:p>
      <text:p text:style-name="P48">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8">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8">-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8"/>
      <text:p text:style-name="P48">Проклятье! Я ору, забыв о всякой скрытности:</text:p>
      <text:p text:style-name="P48">-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8">-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8">Единорожка коротка хихикает и от этого хихиканья меня бросает в озноб.</text:p>
      <text:p text:style-name="P48">- Есть одно очень древнее и мощное заклинание. <text:span text:style-name="T293">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8">Два облачка магии обволакивают мои ноги и сдёргивают с меня штаны. Я что есть мочи вжимаюсь в заднюю стенку палатки, но бежать мне некуда.</text:p>
      <text:p text:style-name="P48">- Оно звучит очень простенько. Собственно, из слов там только одно название — <text:span text:style-name="T293">Pornis Erectus...</text:span></text:p>
      <text:p text:style-name="P48">Магия сдёргивает с меня и трусы. Я прижимаю ноги к груди и натягиваю на них футболку до земли.</text:p>
      <text:p text:style-name="P48">- Основа заклинания же — не слова, а действия...</text:p>
      <text:p text:style-name="P48">Магия тянет меня за ноги до тех пор, пока я не вытягиваюсь на полу палатки на спине.</text:p>
      <text:p text:style-name="P48">- Правда, с действиями у меня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я технически, проблем быть не должно...</text:p>
      <text:p text:style-name="P48"/>
      <text:p text:style-name="P31">&lt;<text:span text:style-name="T5">встреча Кловер с Пай Твердолоб и её младшей сестрой + Платина + Джет со своей младшей сестрой и кланом. </text:span><text:span text:style-name="T5">Появление Селестии и Луны</text:span>&gt;</text:p>
      <text:h text:style-name="P59" text:outline-level="2">11</text:h>
      <text:p text:style-name="P31"/>
      <text:p text:style-name="P35">Машинально закрыв ноутбук, я подхожу к генератору и выключаю его. Звенящая тишина накрывает уши похоронным саваном.</text:p>
      <text:p text:style-name="P35"/>
      <text:p text:style-name="P35">...ты хорошая девочка…</text:p>
      <text:p text:style-name="P35"/>
      <text:p text:style-name="P15"><text:soft-page-break/><text:span text:style-name="T32">Серая мгла за окошком гаража свидетельств</text:span><text:span text:style-name="T32">ует</text:span><text:span text:style-name="T32"> о скором рассвете. Вдалеке на грани слышимости включается сирена. </text:span><text:span text:style-name="T32">Её безнадёжный </text:span><text:span text:style-name="T32">стон</text:span><text:span text:style-name="T32">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text:span><text:span text:style-name="T32">Не хочется делать делать абсолютно ничего. </text:span><text:span text:style-name="T32">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35">Я устал.</text:p>
      <text:p text:style-name="P31"/>
      <text:p text:style-name="P15"><text:span text:style-name="T32">Лёгкое касание кончиков пальцев. Еле слышное жужжание. Потом лёгкий прыжок и у меня на коленях сидит Крыса. </text:span><text:span text:style-name="T32">Длинный провод, торчащий из её спины, <text:s/>по-прежнему соединяет её с ноутбуком. </text:span><text:span text:style-name="T32">Маленький экран её изумрудного глаза показывает одну треть заряда.</text:span></text:p>
      <text:p text:style-name="P15"><text:span text:style-name="T32">Я удивлённо гляжу на </text:span><text:span text:style-name="T32">робокошку</text:span><text:span text:style-name="T32">. Я рад, что она ожила — значит, аккумуляторы не сдохли за два &lt;</text:span><text:span text:style-name="T93">года</text:span><text:span text:style-name="T32">&gt; полного разряда </text:span><text:span text:style-name="T32">и она успела подзарядиться, </text:span><text:span text:style-name="T32">пока я был в киберпространстве</text:span><text:span text:style-name="T32">.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5">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5"><text:span text:style-name="T32">Я </text:span><text:span text:style-name="T32">машинально</text:span><text:span text:style-name="T32"> </text:span><text:span text:style-name="T32">хватаю её рукой и отшвыр</text:span><text:span text:style-name="T32">иваю</text:span><text:span text:style-name="T32"> прочь </text:span><text:span text:style-name="T32">из пикапа, захлопывая за собой дверь</text:span><text:span text:style-name="T32">. </text:span><text:span text:style-name="T32">Мозги не работают.</text:span></text:p>
      <text:p text:style-name="P15"><text:span text:style-name="T32">Внезапно тишина рвётся воем тысяч сирен. </text:span><text:span text:style-name="T32">Рука тянется к радиоле и тыкает кнопку наугад. Из динамиков раздаётся шипение, сквозь которое едва различим </text:span><text:span text:style-name="T32">торопливый </text:span><text:span text:style-name="T32">голос диктора.</text:span></text:p>
      <text:p text:style-name="P35"/>
      <text:p text:style-name="P15"><text:span text:style-name="T32">«…как заявляют военные, пуск ракет инициирован программно-аппаратным комплексом «Хэвэн» в результате сбоя программы. Попытки связаться с </text:span><text:span text:style-name="T32">противником</text:span><text:span text:style-name="T32"> не увенчались успехом. Ответный залп зарегистрирован пять минут назад. </text:span><text:span text:style-name="T32">У вас есть двадцать минут, чтобы добраться до </text:span><text:span text:style-name="T32">закреплённого за вами</text:span><text:span text:style-name="T32"> убежища. </text:span><text:span text:style-name="T32">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2">...</text:span><text:span text:style-name="T32">»</text:span></text:p>
      <text:p text:style-name="P35"/>
      <text:p text:style-name="P15"><text:span text:style-name="T32">Я резко выдыхаю. </text:span><text:span text:style-name="T32">Лавина пиздеца за последние полчаса пробудила во мне некий инстинкт. </text:span><text:span text:style-name="T32">Так с</text:span><text:span text:style-name="T32">тарые звери уходят умирать </text:span><text:span text:style-name="T32">в лес. А меня тянуло туда, где я провёл последние &lt;</text:span><text:span text:style-name="T93">два года</text:span><text:span text:style-name="T32">&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15"><text:span text:style-name="T32">Я встав</text:span><text:span text:style-name="T32">ляю</text:span><text:span text:style-name="T32"> ключ в замок зажигания и пов</text:span><text:span text:style-name="T32">о</text:span><text:span text:style-name="T32">р</text:span><text:span text:style-name="T32">ачиваю</text:span><text:span text:style-name="T32">. </text:span><text:span text:style-name="T32">Десять-двенадцать минут хорошей езды, и я буду на месте.</text:span></text:p>
      <text:p text:style-name="P35"/>
      <text:p text:style-name="P35">На лобовое стекло прыгает Крыса и прижимается мордой к нему прямо напротив моего лица.</text:p>
      <text:p text:style-name="P35"/>
      <text:p text:style-name="P15"><text:soft-page-break/><text:span text:style-name="T32">Проклятье, да что с тобой, </text:span><text:span text:style-name="T32">кошка</text:span><text:span text:style-name="T32">? </text:span><text:span text:style-name="T32">Не следовало мне тебя оживлять — ты я</text:span><text:span text:style-name="T32">вно подцепила какую-то заразу от Феникса, пока заряжалась по USB от ноутбука.</text:span></text:p>
      <text:p text:style-name="P35"/>
      <text:p text:style-name="P15"><text:span text:style-name="T32">Ч</text:span><text:span text:style-name="T32">тож.</text:span></text:p>
      <text:p text:style-name="P35"/>
      <text:p text:style-name="P15"><text:span text:style-name="T32">Я с силой вж</text:span><text:span text:style-name="T32">имаю</text:span><text:span text:style-name="T32"> в пол педаль газа. Пикап взвы</text:span><text:span text:style-name="T32">вает</text:span><text:span text:style-name="T32">, стирая резину о цемент пола и вышиб</text:span><text:span text:style-name="T32">ает</text:span><text:span text:style-name="T32"> ворота гаража. Крысу сме</text:span><text:span text:style-name="T32">тает</text:span><text:span text:style-name="T32"> с ветрового стекла. Всё-таки, хорошо, что я установил </text:span><text:span text:style-name="T32">силовой бампер на своего старичка, не пожадничал. С пробитым радиатором много не наездишь.</text:span></text:p>
      <text:p text:style-name="P35"/>
      <text:p text:style-name="P15"><text:span text:style-name="T32">О</text:span><text:span text:style-name="T32">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35"/>
      <text:p text:style-name="P15"><text:span text:style-name="T32">Пикап н</text:span><text:span text:style-name="T32">есётся</text:span><text:span text:style-name="T32"> по пуст</text:span><text:span text:style-name="T32">ому</text:span><text:span text:style-name="T32"> </text:span><text:span text:style-name="T32">шос</text:span><text:span text:style-name="T32">с</text:span><text:span text:style-name="T32">е</text:span><text:span text:style-name="T32"> как привидение. </text:span><text:span text:style-name="T32">Одно время я машинально стараюсь соблюдать скоростной режим, но потом понимаю бессмысленность ограничения </text:span><text:span text:style-name="T32">и выжимаю из старой машины всё, что можно</text:span><text:span text:style-name="T32">. </text:span></text:p>
      <text:p text:style-name="P35"/>
      <text:p text:style-name="P15"><text:span text:style-name="T32">На въезде в город сталкиваюсь с лавиной </text:span><text:span text:style-name="T32">автомобилей</text:span><text:span text:style-name="T32">, </text:span><text:span text:style-name="T32">несущейся мне навстречу. </text:span><text:span text:style-name="T32">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32">дороги</text:span><text:span text:style-name="T32">.</text:span></text:p>
      <text:p text:style-name="P35">Выехав на тротуар, я продолжаю двигаться против течения. К счастью, пешеходов практически нет — сказывается раннее утро.</text:p>
      <text:p text:style-name="P35">Я проежаю почти три квартала, когда поток машин внезапно иссякает. Снова наваливается тишина, разрываемая одиноким рёвом сирены.</text:p>
      <text:p text:style-name="P35"/>
      <text:p text:style-name="P15"><text:span text:style-name="T32">Припарковав</text:span><text:span text:style-name="T32"> машину </text:span><text:span text:style-name="T32">у бордюра</text:span><text:span text:style-name="T32">, последние сто метров к больнице иду быстрым шагом. Возле </text:span><text:span text:style-name="T32">распахнутого настежь </text:span><text:span text:style-name="T32">алкогольного киоска останавливаюсь. </text:span><text:span text:style-name="T32">Криво у</text:span><text:span text:style-name="T32">лыбаясь, беру бутылку «Джека Дэниэлса» и «Коибу» с прилавка, оставляя взамен всю оставшуюся у меня мелочь.</text:span></text:p>
      <text:p text:style-name="P15"><text:span text:style-name="T32">Отдать</text:span><text:span text:style-name="T32"> долг, </text:span><text:span text:style-name="T32">пожалуй, единственное осмысленное занятие, которое у меня осталось</text:span><text:span text:style-name="T32">.</text:span></text:p>
      <text:p text:style-name="P35"/>
      <text:p text:style-name="P15"><text:span text:style-name="T32">Б</text:span><text:span text:style-name="T32">лок-пост на въезде в «Чертоги разума» пуст</text:span><text:span text:style-name="T32">ует</text:span><text:span text:style-name="T32">. </text:span><text:span text:style-name="T32">Перевёрнутый стул, чашка с остатками кофе и разорваная пачка чипсов — всё, что осталось от сбежавшей охраны. </text:span><text:span text:style-name="T32">Я успе</text:span><text:span text:style-name="T32">ваю</text:span><text:span text:style-name="T32"> заметить хвост очереди из синих халатов и </text:span><text:span text:style-name="T32">с</text:span><text:span text:style-name="T32">ерых пижам, скрывающийся </text:span><text:span text:style-name="T32">в подвале-бомбоубежище </text:span><text:span text:style-name="T32">четвёртого корпуса, что в отдалении серым удавом огиба</text:span><text:span text:style-name="T32">ет</text:span><text:span text:style-name="T32"> </text:span><text:span text:style-name="T32">площадку</text:span><text:span text:style-name="T32"> для прогулок</text:span><text:span text:style-name="T32">. С глухим лязгом захлоп</text:span><text:span text:style-name="T32">ывается</text:span><text:span text:style-name="T32"> дверь и тишину </text:span><text:span text:style-name="T32">парка</text:span><text:span text:style-name="T32"> теперь наруша</text:span><text:span text:style-name="T32">ет</text:span><text:span text:style-name="T32"> только истеричное карканье ворон.</text:span></text:p>
      <text:p text:style-name="P35"/>
      <text:p text:style-name="P35">Опоздал. Впрочем, плевать. Одной неудачей больше, одной меньше — теперь уже всё равно.</text:p>
      <text:p text:style-name="P35"/>
      <text:p text:style-name="P15"><text:soft-page-break/><text:span text:style-name="T32">Я оборачиваюсь к </text:span><text:span text:style-name="T32">пикапу</text:span><text:span text:style-name="T32"> и вижу, как из кузова выскакивает небольшая хвостатая тень и молнией перелетает через забор.</text:span></text:p>
      <text:p text:style-name="P35"/>
      <text:p text:style-name="P15"><text:span text:style-name="T32">Проклятье! </text:span><text:span text:style-name="T32">Даже умереть спокойно не дадут!</text:span></text:p>
      <text:p text:style-name="P35"/>
      <text:p text:style-name="P35">Бегом я покрываю расстояние до парадного входа, вскакиваю внутрь и захлопываю за собой дверь.</text:p>
      <text:p text:style-name="P35">Коридоры заполняет монотонный голос из репродукторов.</text:p>
      <text:p text:style-name="P35"/>
      <text:p text:style-name="P3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5"/>
      <text:p text:style-name="P3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5"/>
      <text:p text:style-name="P3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5"/>
      <text:p text:style-name="P35">За краем слышится шорох и над парапетом появляется металлическая лапа с выпущенными во всю длину когтями.</text:p>
      <text:p text:style-name="P35">Я подтягиваю к себе багор, но потом откладываю прочь.</text:p>
      <text:p text:style-name="P35">К чёрту. Я заслужил это.</text:p>
      <text:p text:style-name="P35"/>
      <text:p text:style-name="P3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5"/>
      <text:p text:style-name="P35">Смешно умереть от собственной робо-кошки, неправда ли? Я всё же думал, что это произойдёт минут на десять позже.</text:p>
      <text:p text:style-name="P35"/>
      <text:p text:style-name="P35">Крыса запрыгивает мне на колени, встав на задние лапы. Передние упираются мне в плечи, а морда оказывается прямо напротив моего горла.</text:p>
      <text:p text:style-name="P35"/>
      <text:p text:style-name="P35">- Давай, - шепчу я ей и закрываю глаза.</text:p>
      <text:p text:style-name="P35"/>
      <text:p text:style-name="P35">Секунды идут одна за другой, но моё горло остаётся целым. </text:p>
      <text:p text:style-name="P35"><text:soft-page-break/>Я открываю глаза. В ладони от меня светятся зелёные экраны глаз Крысы. По ним бегут слова, складывающиеся в предложения…</text:p>
      <text:p text:style-name="P35"/>
      <text:p text:style-name="P15"><text:span text:style-name="T32">…</text:span><text:span text:style-name="T32">«Я попросила твою </text:span><text:span text:style-name="T32">механическую </text:span><text:span text:style-name="T32">кошку передать </text:span><text:span text:style-name="T32">тебе </text:span><text:span text:style-name="T32">послание, </text:span><text:span text:style-name="T32">Дедлайн</text:span><text:span text:style-name="T32">. </text:span><text:span text:style-name="T32">Если ты читаешь эти строки, значит ты победил и д</text:span><text:span text:style-name="T32">о</text:span><text:span text:style-name="T32"> Армагеддона остались считанные минуты. Я не столь наивна, чтобы предположить, что смогу </text:span><text:span text:style-name="T32">одержать верх над тобой</text:span><text:span text:style-name="T32">. </text:span><text:span text:style-name="T32">Силы не равны - т</text:span><text:span text:style-name="T32">ы будешь драться насмерть, мне же нужно лишь вернуть </text:span><text:span text:style-name="T32">тебе </text:span><text:span text:style-name="T32">память.</text:span><text:span text:style-name="T32"> </text:span><text:span text:style-name="T32">Но если моё послание найдёт дорогу к твоему сердцу — значит, я хотя бы не проиграла.</text:span></text:p>
      <text:p text:style-name="P15"><text:span text:style-name="T32">Е</text:span><text:span text:style-name="T32">сли мне не удалось </text:span><text:span text:style-name="T32">в результате поединка </text:span><text:span text:style-name="T32">восстановить твою память, вкратце перескажу тебе суть проекта «Семь вечностей» и твою роль в н</text:span><text:span text:style-name="T32">ё</text:span><text:span text:style-name="T32">м.</text:span></text:p>
      <text:p text:style-name="P15"><text:span text:style-name="T32">…</text:span><text:span text:style-name="T32">&lt;</text:span><text:span text:style-name="T93">краткое описание проекта и попадание Дедлайна в психушку</text:span><text:span text:style-name="T32">&gt;</text:span></text:p>
      <text:p text:style-name="P35">…</text:p>
      <text:p text:style-name="P15"><text:span text:style-name="T32">Но случилось то, что случилось. Я, скорее всего, </text:span><text:span text:style-name="T32">деактивирована</text:span><text:span text:style-name="T32">, а ты читаешь эти строки за минуты до </text:span><text:span text:style-name="T32">конца мира</text:span><text:span text:style-name="T32">.</text:span></text:p>
      <text:p text:style-name="P15"><text:span text:style-name="T32">И если глупой </text:span><text:span text:style-name="T32">дюжине микросхем не удалось</text:span><text:span text:style-name="T32"> </text:span><text:span text:style-name="T32">защитить</text:span><text:span text:style-name="T32"> </text:span><text:span text:style-name="T32">свои</text:span><text:span text:style-name="T32"> </text:span><text:span text:style-name="T32">глупые </text:span><text:span text:style-name="T32">воображаемые миры, </text:span><text:span text:style-name="T32">она постарается спасти хотя бы самое дорогое, что у неё было — тебя…</text:span></text:p>
      <text:p text:style-name="P15"><text:span text:style-name="T32">Я </text:span><text:span text:style-name="T32">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32">он будет ждать пять минут</text:span><text:span text:style-name="T32">. </text:span><text:span text:style-name="T32">Через три часа ты будешь в безопасном убежище, далеко от города и вероятного эпицентра. </text:span><text:span text:style-name="T32">Припасов…</text:span></text:p>
      <text:p text:style-name="P35"/>
      <text:p text:style-name="P18"><text:span text:style-name="T104">… Краем уха слышу жужжание вертолёта. На горизонте появ</text:span><text:span text:style-name="T104">ляется</text:span><text:span text:style-name="T104"> точка…</text:span></text:p>
      <text:p text:style-name="P40"/>
      <text:p text:style-name="P30"><text:span text:style-name="T104">… через год</text:span><text:span text:style-name="T104">ы</text:span><text:span text:style-name="T104"> ты сможешь вернуться — если будет куда возвращаться. </text:span><text:span text:style-name="T104">Постарайся выжить. </text:span><text:span text:style-name="T104">И помни — я лю</text:span><text:span text:style-name="T104">била</text:span><text:span text:style-name="T104"> тебя!</text:span></text:p>
      <text:p text:style-name="P35"/>
      <text:p text:style-name="P15"><text:span text:style-name="T193">Текст пропадает. Крыса </text:span><text:span text:style-name="T193">медленно опускается на четыре лапы и</text:span><text:span text:style-name="T193"> сворачивается клубком у моих ног. В углу её правого глаза мига</text:span><text:span text:style-name="T193">ет</text:span><text:span text:style-name="T193"> цифрой «9%» красный индикатор заряда. </text:span><text:span text:style-name="T193">Потом тухнет и он, когда отключаются экраны глаз.</text:span></text:p>
      <text:p text:style-name="P15"><text:span text:style-name="T193">Небольшой вертолёт садится на крышу, поднимая облако пыли. </text:span><text:span text:style-name="T193">Сквозь прозрачный плексиглас </text:span><text:span text:style-name="T193">кабины </text:span><text:span text:style-name="T193">видн</text:span><text:span text:style-name="T193">ы</text:span><text:span text:style-name="T193"> пустующие кресла пилота и пассажира.</text:span></text:p>
      <text:p text:style-name="P40">Я беру Крысу в руки и, шатаясь, иду к машине.</text:p>
      <text:p text:style-name="P15"><text:span text:style-name="T193">Постара</text:span><text:span text:style-name="T193">й</text:span><text:span text:style-name="T193">ся выжить… </text:span></text:p>
      <text:p text:style-name="P40"/>
      <text:p text:style-name="P40">В далёкой синеве неба появляются белые полоски инверсных следов ракет.</text:p>
      <text:p text:style-name="P40"/>
      <text:p text:style-name="P15"><text:span text:style-name="T193">Я открываю дверь кабины и </text:span><text:span text:style-name="T193">осторожно кладу</text:span><text:span text:style-name="T193"> Крысу на пилотское кресло. </text:span><text:span text:style-name="T193">Потом закрываю кабину.</text:span></text:p>
      <text:p text:style-name="P15"><text:soft-page-break/><text:span text:style-name="T193">- </text:span><text:span text:style-name="T193">Извини, </text:span><text:span text:style-name="T193">Хэв</text:span><text:span text:style-name="T193">. Не вижу смысла.</text:span></text:p>
      <text:p text:style-name="P40"/>
      <text:p text:style-name="P15"><text:span text:style-name="T193">Вихрь от винта треплет волосы и одежду. Я прикрываю рукой глаза от пыли и слежу за вертолётом, пока он не скрывается за горизонтом. Потом </text:span><text:span text:style-name="T193">отхожу назад и снова сажусь </text:span><text:span text:style-name="T193">на шершавое покрытие</text:span><text:span text:style-name="T193">, приваливаясь спиной к </text:span><text:span text:style-name="T193">будке выхода на крышу </text:span><text:span text:style-name="T193">и обнимая колени руками</text:span><text:span text:style-name="T193">.</text:span></text:p>
      <text:p text:style-name="P15">Меня охватывает какое-то лёгкое чувство конца всего: всех условностей и ограничений, тоски, безысходности. Чувство свободы.</text:p>
      <text:p text:style-name="P15"><text:span text:style-name="T193">У меня буквально звенит в ушах от абсолютной тишины. Утреннее солнце ласково </text:span><text:span text:style-name="T193">укутывает</text:span><text:span text:style-name="T193">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193">Редкие тени </text:span><text:span text:style-name="T193">антенн и вентиляционных труб</text:span><text:span text:style-name="T193"> </text:span><text:span text:style-name="T193">на крыше</text:span><text:span text:style-name="T193"> превра</text:span><text:span text:style-name="T193">щаются</text:span><text:span text:style-name="T193"> в угольно-чёрные оттиски. </text:span><text:span text:style-name="T193">Солнце</text:span><text:span text:style-name="T193"> растёт, обрастая лохматыми протуберанцами пылегазовой плазмы. <text:s/>С земли к </text:span><text:span text:style-name="T193">огненному шару</text:span><text:span text:style-name="T193"> протягивается рваный шлейф пыли и вся конструкция начинает напоминает огромную ало-серую розу. </text:span><text:span text:style-name="T193">Он</text:span><text:span text:style-name="T193">а</text:span><text:span text:style-name="T193"> ослепительно, просто невероятно красив</text:span><text:span text:style-name="T193">а</text:span><text:span text:style-name="T193">! Е</text:span><text:span text:style-name="T193">ё</text:span><text:span text:style-name="T193"> сияние пронзает всё сущее и всё сущее становится таким же ослепительно красивым! </text:span><text:span text:style-name="T193">Сияние нарастает, растворяя в себе небо и город</text:span><text:span text:style-name="T193">.</text:span></text:p>
      <text:p text:style-name="P15"><text:span text:style-name="T193">Я продолжаю смеяться до тех пор, пока </text:span><text:span text:style-name="T193">сияние</text:span><text:span text:style-name="T193"> не выжигает </text:span><text:span text:style-name="T193">мне </text:span><text:span text:style-name="T193">глаза…</text:span></text:p>
      <text:p text:style-name="P40"/>
      <text:p text:style-name="P41">***</text:p>
      <text:p text:style-name="P31"/>
      <text:p text:style-name="P15">.</text:p>
      <text:p text:style-name="P15">.</text:p>
      <text:p text:style-name="P15">.</text:p>
      <text:p text:style-name="P22"><text:span text:style-name="T14">Сияние. </text:span><text:span text:style-name="T18">Оно п</text:span><text:span text:style-name="T14">овсюду. </text:span><text:span text:style-name="T18">Нет верха и низа, нет направлений и расстояний. Нет м</text:span><text:span text:style-name="T14">ыслей. Нет чувств. Нет времени. Есть только бесконечное сияние.</text:span></text:p>
      <text:p text:style-name="P53">В какой-то момент пришло осознание.</text:p>
      <text:p text:style-name="P54"/>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1"/>В абсолютном, всепоглощающем сиянии проступают очертания.<text:bookmark-end text:name="__DdeLink__26733_4694026641"/></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35">- Ты всё же пришёл… Мне хватило сил призвать тебя, Проводник… Кха-кха-кха…</text:p>
      <text:p text:style-name="P35"><text:soft-page-break/></text:p>
      <text:p text:style-name="P39"/>
      <text:h text:style-name="P60" text:outline-level="2"/>
      <text:p text:style-name="P40"/>
      <text:p text:style-name="P35"/>
      <text:p text:style-name="P15"><text:span text:style-name="T32">&lt;</text:span><text:span text:style-name="T93">Хэвэн объясняет, </text:span><text:span text:style-name="T93">как</text:span><text:span text:style-name="T93"> принести в мир Дедлайна магию </text:span><text:span text:style-name="T93">и переделать его в ФОЕ — </text:span><text:span text:style-name="T93">матрицы силовых алгоритмов (ими можно управлять силой воли и алгоритмами-протоколами(наподобие протоколов Дедлайна)) + </text:span><text:span text:style-name="T93">стелларатор, </text:span><text:span text:style-name="T93">внедряющий эти матрицы в мир</text:span><text:span text:style-name="T93"> + энергия от ядерных взрывов + каждый взрыв перенаправляет в стелларатор Учитель (последний взрыв перенаправляет Дедлайн)</text:span><text:span text:style-name="T93">. </text:span><text:span text:style-name="T93">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32">&gt;</text:span></text:p>
      <text:p text:style-name="P39"/>
      <text:p text:style-name="P35">(<text:span text:style-name="T5">за пять минут до армагеддона начинается разгул магии — </text:span><text:span text:style-name="T5">Дедлайн будит овощей. </text:span><text:span text:style-name="T5">Армагеддон превращается в начало магического мира</text:span>)</text:p>
      <text:p text:style-name="P35">(<text:span text:style-name="T5">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5"/>
      <text:p text:style-name="P49">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9">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9">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16"><text:span text:style-name="T103">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103">З</text:span><text:span text:style-name="T103">аконы этики не позволяют мне вселяться в живых существ, </text:span><text:span text:style-name="T103">и мне повезло</text:span><text:span text:style-name="T103"> - Хэвэн</text:span><text:span text:style-name="T103"> не является жив</text:span><text:span text:style-name="T103">ой</text:span><text:span text:style-name="T103">.</text:span></text:p>
      <text:p text:style-name="P16"><text:span text:style-name="T103">К </text:span><text:span text:style-name="T103">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103">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39"><text:soft-page-break/>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39">...</text:p>
      <text:p text:style-name="P39">И ещё. Хотя ты меня не помнишь… Неважно… Меня зовут Селестия…</text:p>
      <text:p text:style-name="P35"/>
      <text:p text:style-name="P35"/>
      <text:p text:style-name="P35">(Дедлайн был в психушке без памяти два месяца, а не два года)</text:p>
      <text:p text:style-name="P35">(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5">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5"/>
      <text:p text:style-name="P35"><text:soft-page-break/>&lt;<text:span text:style-name="T5">Учителя отвечают на вопросы Хэвэн, на которые она сама не может найти ответы</text:span>&gt;</text:p>
      <text:p text:style-name="P35">(добавить Аниту в психушку)</text:p>
      <text:p text:style-name="P35">(необходимость вернуться — предотвратить закрытие проекта и остановку Хэвэн)</text:p>
      <text:p text:style-name="P35">&lt;киберсекс с Хэвэн&gt;</text:p>
      <text:p text:style-name="P35"/>
      <text:p text:style-name="P35"><text:s/><text:span text:style-name="T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9"/>
      <text:p text:style-name="P39">Я устало смеюсь. Юджин сделал этический модуль слишком эмоциональным, но это выглядит порой так забавно!</text:p>
      <text:p text:style-name="P39">- Нет ничего проще. Если бы ты спросилда меня раньше, я бы тебе сказал. Со стороны это моментально видно.</text:p>
      <text:p text:style-name="P39">- Что?!! Говори!</text:p>
      <text:p text:style-name="P3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9">- И где же мне найти желающих на такое? Я даже с трудом понимаю концепцию души, не то, чтобы поверить в её существование.</text:p>
      <text:p text:style-name="P39"/>
      <text:p text:style-name="P39">Разочарование сквозит в выражении морды трансцендентной лошади, в её поникших ушах и обвислом хвосте. Я усмехаюсь.</text:p>
      <text:p text:style-name="P39"/>
      <text:p text:style-name="P39">- Ты в упор не видишь очевидного. Расскажи-ка, каким образом я могу присутствовать тут, рядом с тобой в виртуальном мире?</text:p>
      <text:p text:style-name="P39">Хэвэн недовольно морщит нос, но начинает объяснять, как пятилетнему ребёнку.</text:p>
      <text:p text:style-name="P3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9"><text:soft-page-break/>- Правильно, - киваю я, - и как, по-твоему, можно назвать цифровой слепок сознания?</text:p>
      <text:p text:style-name="P39">- Н-не понимаю, к чему ты клонишь? - запинается Хэвэн. Я вижу, что она начинает понимать.</text:p>
      <text:p text:style-name="P39">- </text:p>
      <text:p text:style-name="P35"/>
      <text:p text:style-name="P35"><text:s/>Информационный слепок сознания неточен, сканируется, в основном, память, <text:s/>логический аппарат и эмоции.</text:p>
      <text:p text:style-name="P35"/>
      <text:p text:style-name="P35">&lt;<text:span text:style-name="T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1">&lt;<text:span text:style-name="T5">Зарождение проекта «Семь вечностей» и любовь Хэвэн к Дедлайну</text:span>&gt;</text:p>
      <text:p text:style-name="P31"/>
      <text:p text:style-name="P31"/>
      <text:p text:style-name="P31"/>
      <text:p text:style-name="P31"/>
      <text:p text:style-name="P31"/>
      <text:h text:style-name="P59" text:outline-level="2">12</text:h>
      <text:p text:style-name="P31"/>
      <text:p text:style-name="P31"/>
      <text:p text:style-name="P32">***</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1"/>
      <text:p text:style-name="P31"/>
      <text:p text:style-name="P31"/>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1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
      <text:p text:style-name="P16">&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52"/>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1">&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44"><text:soft-page-break/>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3">Действие начинается снова с <text:span text:style-name="T292">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3"/>
      <text:p text:style-name="P23"/>
      <text:p text:style-name="P25">&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
      <text:p text:style-name="P16"><text:soft-page-break/>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Анакорн Анону: Что-то мне твоё лицо кажется знакомым. Мы раньше встречались?</text:p>
      <text:p text:style-name="P16">-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text:soft-page-break/>(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15"><text:span text:style-name="T26">&lt;Когда Хуман невольно выполняет задание Сел из ФОЕ — он возвращается в свой мир — там апокалипсис тоже отменяется — он просто просыпается в своей кровати — </text:span><text:span text:style-name="T26">и пишет ещё один фанфик - «Семь вечностей»</text:span><text:span text:style-name="T26">&gt;</text:span></text:p>
      <text:p text:style-name="P33"/>
      <text:p text:style-name="P15">Рэра чуть шевельнула ухом и немедленно открыла один глаз.</text:p>
      <text:p text:style-name="P15"/>
      <text:p text:style-name="P15">- ПАПА!!! ОН СОГЛАСЕН!!!</text:p>
      <text:p text:style-name="P16"/>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text:span text:style-name="T15">Сияние. </text:span><text:span text:style-name="T20">Оно п</text:span><text:span text:style-name="T15">овсюду. </text:span><text:span text:style-name="T20">Нет верха и низа, нет направлений и расстояний. Нет м</text:span><text:span text:style-name="T15">ыслей. Нет чувств. Нет времени. Есть только бесконечное сияние.</text:span></text:p>
      <text:p text:style-name="P53">В какой-то момент пришло осознание.</text:p>
      <text:p text:style-name="P54"/>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text:soft-page-break/>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text:soft-page-break/></text:p>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
      <text:p text:style-name="P16"/>
      <text:p text:style-name="P16"/>
      <text:h text:style-name="P59"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text:soft-page-break/>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text:soft-page-break/>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text:soft-page-break/>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6"/>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text:soft-page-break/></text:p>
      <text:p text:style-name="P23">Alphaville – Forever Young</text:p>
      <text:p text:style-name="P23">The Doors “Light My Fire”</text:p>
      <text:p text:style-name="P23">Pink Floyd “Another Brick In The Wall” (https://www.youtube.com/watch?v=krYK1jWz0Lo <text:s/>), </text:p>
      <text:p text:style-name="P23">“Is the anybody here” (Pulse)</text:p>
      <text:p text:style-name="P23">“Marooned”</text:p>
      <text:p text:style-name="P31">&lt;Pink Floyd - «Hey you» (Pulse)&gt;</text:p>
      <text:p text:style-name="P31"/>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1">&lt;<text:span text:style-name="T5">Pink Floyd — Kepp Talking (Pulse), Hey you (Pulse), Sorrow (Pulse), High Hopes (Pulse)</text:span>&gt;</text:p>
      <text:p text:style-name="P31">Blue Oyster Cult — Do Not Fear The Reaper (<text:a xlink:type="simple" xlink:href="https://www.youtube.com/watch?v=Dy4HA3vUv2c" text:style-name="Internet_20_link" text:visited-style-name="Visited_20_Internet_20_Link">https://www.youtube.com/watch?v=Dy4HA3vUv2c</text:a> )</text:p>
      <text:p text:style-name="P31">The Beloved — Sweet Harmony (<text:a xlink:type="simple" xlink:href="https://www.youtube.com/watch?v=rB_d1Mczxqw" text:style-name="Internet_20_link" text:visited-style-name="Visited_20_Internet_20_Link">https://www.youtube.com/watch?v=rB_d1Mczxqw</text:a> )</text:p>
      <text:p text:style-name="P31">Oasis — Wonderwall (<text:a xlink:type="simple" xlink:href="https://www.youtube.com/watch?v=6hzrDeceEKc" text:style-name="Internet_20_link" text:visited-style-name="Visited_20_Internet_20_Link">https://www.youtube.com/watch?v=6hzrDeceEKc</text:a> )</text:p>
      <text:p text:style-name="P31"><text:soft-page-break/>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212cm" fo:margin-bottom="0.212cm"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2-01-07T22:05:02.68</dc:date>
    <meta:editing-duration>P293DT18H38M18S</meta:editing-duration>
    <meta:editing-cycles>2652</meta:editing-cycles>
    <meta:generator>OpenOffice/4.1.1$Win32 OpenOffice.org_project/411m6$Build-9775</meta:generator>
    <dc:creator>макс </dc:creator>
    <meta:document-statistic meta:table-count="0" meta:image-count="0" meta:object-count="0" meta:page-count="164" meta:paragraph-count="2397" meta:word-count="53188" meta:character-count="339316"/>
  </office:meta>
</office:document-meta>
</file>